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Заголовок_5f_пакета" style:display-name="Заголовок_пакета" style:family="table">
      <style:table-properties style:width="25.7cm" style:rel-width="100%" table:align="left"/>
    </style:style>
    <style:style style:name="Заголовок_5f_пакета.A" style:display-name="Заголовок_пакета.A" style:family="table-column">
      <style:table-column-properties style:column-width="2.676cm" style:rel-column-width="1517*"/>
    </style:style>
    <style:style style:name="Заголовок_5f_пакета.B" style:display-name="Заголовок_пакета.B" style:family="table-column">
      <style:table-column-properties style:column-width="2.115cm" style:rel-column-width="1199*"/>
    </style:style>
    <style:style style:name="Заголовок_5f_пакета.C" style:display-name="Заголовок_пакета.C" style:family="table-column">
      <style:table-column-properties style:column-width="3.203cm" style:rel-column-width="1816*"/>
    </style:style>
    <style:style style:name="Заголовок_5f_пакета.D" style:display-name="Заголовок_пакета.D" style:family="table-column">
      <style:table-column-properties style:column-width="2.311cm" style:rel-column-width="1310*"/>
    </style:style>
    <style:style style:name="Заголовок_5f_пакета.E" style:display-name="Заголовок_пакета.E" style:family="table-column">
      <style:table-column-properties style:column-width="3.371cm" style:rel-column-width="1911*"/>
    </style:style>
    <style:style style:name="Заголовок_5f_пакета.F" style:display-name="Заголовок_пакета.F" style:family="table-column">
      <style:table-column-properties style:column-width="4.018cm" style:rel-column-width="2278*"/>
    </style:style>
    <style:style style:name="Заголовок_5f_пакета.G" style:display-name="Заголовок_пакета.G" style:family="table-column">
      <style:table-column-properties style:column-width="2.965cm" style:rel-column-width="1681*"/>
    </style:style>
    <style:style style:name="Заголовок_5f_пакета.H" style:display-name="Заголовок_пакета.H" style:family="table-column">
      <style:table-column-properties style:column-width="5.041cm" style:rel-column-width="2858*"/>
    </style:style>
    <style:style style:name="Заголовок_5f_пакета.A1" style:display-name="Заголовок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Заголовок_5f_пакета.H1" style:display-name="Заголовок_пакета.H1" style:family="table-cell">
      <style:table-cell-properties fo:padding="0.097cm" fo:border="0.5pt solid #000000"/>
    </style:style>
    <style:style style:name="Заголовок_5f_пакета.A2" style:display-name="Заголовок_пакета.A2" style:family="table-cell">
      <style:table-cell-properties fo:padding="0.097cm" fo:border-left="0.5pt solid #000000" fo:border-right="none" fo:border-top="none" fo:border-bottom="0.5pt solid #000000"/>
    </style:style>
    <style:style style:name="Заголовок_5f_пакета.H2" style:display-name="Заголовок_пакета.H2" style:family="table-cell">
      <style:table-cell-properties fo:padding="0.097cm" fo:border-left="0.5pt solid #000000" fo:border-right="0.5pt solid #000000" fo:border-top="none" fo:border-bottom="0.5pt solid #000000"/>
    </style:style>
    <style:style style:name="Заголовок_5f_пакета.4" style:display-name="Заголовок_пакета.4" style:family="table-row">
      <style:table-row-properties style:min-row-height="0.843cm"/>
    </style:style>
    <style:style style:name="Таблица2" style:family="table">
      <style:table-properties style:width="25.7cm" table:align="margins"/>
    </style:style>
    <style:style style:name="Таблица2.A" style:family="table-column">
      <style:table-column-properties style:column-width="12.85cm" style:rel-column-width="32767*"/>
    </style:style>
    <style:style style:name="Таблица2.B" style:family="table-column">
      <style:table-column-properties style:column-width="12.85cm" style:rel-column-width="32768*"/>
    </style:style>
    <style:style style:name="Таблица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.B1" style:family="table-cell">
      <style:table-cell-properties fo:padding="0.097cm" fo:border="0.5pt solid #000000"/>
    </style:style>
    <style:style style:name="Таблица2.A2" style:family="table-cell">
      <style:table-cell-properties fo:padding="0.097cm" fo:border-left="0.5pt solid #000000" fo:border-right="none" fo:border-top="none" fo:border-bottom="0.5pt solid #000000"/>
    </style:style>
    <style:style style:name="Таблица2.B2" style:family="table-cell">
      <style:table-cell-properties fo:padding="0.097cm" fo:border-left="0.5pt solid #000000" fo:border-right="0.5pt solid #000000" fo:border-top="none" fo:border-bottom="0.5pt solid #000000"/>
    </style:style>
    <style:style style:name="Тип_5f_пакета" style:display-name="Тип_пакета" style:family="table">
      <style:table-properties style:width="25.7cm" table:align="margins"/>
    </style:style>
    <style:style style:name="Тип_5f_пакета.A" style:display-name="Тип_пакета.A" style:family="table-column">
      <style:table-column-properties style:column-width="12.85cm" style:rel-column-width="32767*"/>
    </style:style>
    <style:style style:name="Тип_5f_пакета.B" style:display-name="Тип_пакета.B" style:family="table-column">
      <style:table-column-properties style:column-width="12.85cm" style:rel-column-width="32768*"/>
    </style:style>
    <style:style style:name="Тип_5f_пакета.A1" style:display-name="Тип_пакета.A1" style:family="table-cell">
      <style:table-cell-properties fo:padding="0.097cm" fo:border-left="0.5pt solid #000000" fo:border-right="none" fo:border-top="0.5pt solid #000000" fo:border-bottom="0.5pt solid #000000"/>
    </style:style>
    <style:style style:name="Тип_5f_пакета.B1" style:display-name="Тип_пакета.B1" style:family="table-cell">
      <style:table-cell-properties fo:padding="0.097cm" fo:border="0.5pt solid #000000"/>
    </style:style>
    <style:style style:name="Тип_5f_пакета.A2" style:display-name="Тип_пакета.A2" style:family="table-cell">
      <style:table-cell-properties fo:padding="0.097cm" fo:border-left="0.5pt solid #000000" fo:border-right="none" fo:border-top="none" fo:border-bottom="0.5pt solid #000000"/>
    </style:style>
    <style:style style:name="Тип_5f_пакета.B2" style:display-name="Тип_пакета.B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" style:display-name="Вид_пакета" style:family="table">
      <style:table-properties style:width="25.7cm" table:align="margins"/>
    </style:style>
    <style:style style:name="Вид_5f_пакета.A" style:display-name="Вид_пакета.A" style:family="table-column">
      <style:table-column-properties style:column-width="8.565cm" style:rel-column-width="21844*"/>
    </style:style>
    <style:style style:name="Вид_5f_пакета.B" style:display-name="Вид_пакета.B" style:family="table-column">
      <style:table-column-properties style:column-width="8.567cm" style:rel-column-width="21846*"/>
    </style:style>
    <style:style style:name="Вид_5f_пакета.C" style:display-name="Вид_пакета.C" style:family="table-column">
      <style:table-column-properties style:column-width="4.283cm" style:rel-column-width="10922*"/>
    </style:style>
    <style:style style:name="Вид_5f_пакета.D" style:display-name="Вид_пакета.D" style:family="table-column">
      <style:table-column-properties style:column-width="4.283cm" style:rel-column-width="10923*"/>
    </style:style>
    <style:style style:name="Вид_5f_пакета.1" style:display-name="Вид_пакета.1" style:family="table-row">
      <style:table-row-properties style:min-row-height="0.469cm"/>
    </style:style>
    <style:style style:name="Вид_5f_пакета.A1" style:display-name="Вид_пакет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Вид_5f_пакета.C1" style:display-name="Вид_пакета.C1" style:family="table-cell">
      <style:table-cell-properties fo:padding="0.097cm" fo:border="0.5pt solid #000000"/>
    </style:style>
    <style:style style:name="Вид_5f_пакета.2" style:display-name="Вид_пакета.2" style:family="table-row">
      <style:table-row-properties style:min-row-height="0.471cm"/>
    </style:style>
    <style:style style:name="Вид_5f_пакета.C2" style:display-name="Вид_пакета.C2" style:family="table-cell">
      <style:table-cell-properties fo:padding="0.097cm" fo:border-left="0.5pt solid #000000" fo:border-right="none" fo:border-top="none" fo:border-bottom="0.5pt solid #000000"/>
    </style:style>
    <style:style style:name="Вид_5f_пакета.D2" style:display-name="Вид_пакета.D2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3" style:display-name="Вид_пакета.A3" style:family="table-cell">
      <style:table-cell-properties fo:padding="0.097cm" fo:border-left="0.5pt solid #000000" fo:border-right="none" fo:border-top="none" fo:border-bottom="0.5pt solid #000000"/>
    </style:style>
    <style:style style:name="Вид_5f_пакета.B3" style:display-name="Вид_пакета.B3" style:family="table-cell">
      <style:table-cell-properties fo:padding="0.097cm" fo:border-left="0.5pt solid #000000" fo:border-right="none" fo:border-top="none" fo:border-bottom="0.5pt solid #000000"/>
    </style:style>
    <style:style style:name="Вид_5f_пакета.C3" style:display-name="Вид_пакета.C3" style:family="table-cell">
      <style:table-cell-properties fo:padding="0.097cm" fo:border-left="0.5pt solid #000000" fo:border-right="none" fo:border-top="none" fo:border-bottom="0.5pt solid #000000"/>
    </style:style>
    <style:style style:name="Вид_5f_пакета.D3" style:display-name="Вид_пакета.D3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4" style:display-name="Вид_пакета.A4" style:family="table-cell">
      <style:table-cell-properties fo:padding="0.097cm" fo:border-left="0.5pt solid #000000" fo:border-right="none" fo:border-top="none" fo:border-bottom="0.5pt solid #000000"/>
    </style:style>
    <style:style style:name="Вид_5f_пакета.B4" style:display-name="Вид_пакета.B4" style:family="table-cell">
      <style:table-cell-properties fo:padding="0.097cm" fo:border-left="0.5pt solid #000000" fo:border-right="none" fo:border-top="none" fo:border-bottom="0.5pt solid #000000"/>
    </style:style>
    <style:style style:name="Вид_5f_пакета.C4" style:display-name="Вид_пакета.C4" style:family="table-cell">
      <style:table-cell-properties fo:padding="0.097cm" fo:border-left="0.5pt solid #000000" fo:border-right="none" fo:border-top="none" fo:border-bottom="0.5pt solid #000000"/>
    </style:style>
    <style:style style:name="Вид_5f_пакета.D4" style:display-name="Вид_пакета.D4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5" style:display-name="Вид_пакета.A5" style:family="table-cell">
      <style:table-cell-properties fo:padding="0.097cm" fo:border-left="0.5pt solid #000000" fo:border-right="none" fo:border-top="none" fo:border-bottom="0.5pt solid #000000"/>
    </style:style>
    <style:style style:name="Вид_5f_пакета.B5" style:display-name="Вид_пакета.B5" style:family="table-cell">
      <style:table-cell-properties fo:padding="0.097cm" fo:border-left="0.5pt solid #000000" fo:border-right="none" fo:border-top="none" fo:border-bottom="0.5pt solid #000000"/>
    </style:style>
    <style:style style:name="Вид_5f_пакета.C5" style:display-name="Вид_пакета.C5" style:family="table-cell">
      <style:table-cell-properties fo:padding="0.097cm" fo:border-left="0.5pt solid #000000" fo:border-right="none" fo:border-top="none" fo:border-bottom="0.5pt solid #000000"/>
    </style:style>
    <style:style style:name="Вид_5f_пакета.D5" style:display-name="Вид_пакета.D5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6" style:display-name="Вид_пакета.A6" style:family="table-cell">
      <style:table-cell-properties fo:padding="0.097cm" fo:border-left="0.5pt solid #000000" fo:border-right="none" fo:border-top="none" fo:border-bottom="0.5pt solid #000000"/>
    </style:style>
    <style:style style:name="Вид_5f_пакета.B6" style:display-name="Вид_пакета.B6" style:family="table-cell">
      <style:table-cell-properties fo:padding="0.097cm" fo:border-left="0.5pt solid #000000" fo:border-right="none" fo:border-top="none" fo:border-bottom="0.5pt solid #000000"/>
    </style:style>
    <style:style style:name="Вид_5f_пакета.C6" style:display-name="Вид_пакета.C6" style:family="table-cell">
      <style:table-cell-properties fo:padding="0.097cm" fo:border-left="0.5pt solid #000000" fo:border-right="none" fo:border-top="none" fo:border-bottom="0.5pt solid #000000"/>
    </style:style>
    <style:style style:name="Вид_5f_пакета.D6" style:display-name="Вид_пакета.D6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7" style:display-name="Вид_пакета.A7" style:family="table-cell">
      <style:table-cell-properties fo:padding="0.097cm" fo:border-left="0.5pt solid #000000" fo:border-right="none" fo:border-top="none" fo:border-bottom="0.5pt solid #000000"/>
    </style:style>
    <style:style style:name="Вид_5f_пакета.B7" style:display-name="Вид_пакета.B7" style:family="table-cell">
      <style:table-cell-properties fo:padding="0.097cm" fo:border-left="0.5pt solid #000000" fo:border-right="none" fo:border-top="none" fo:border-bottom="0.5pt solid #000000"/>
    </style:style>
    <style:style style:name="Вид_5f_пакета.C7" style:display-name="Вид_пакета.C7" style:family="table-cell">
      <style:table-cell-properties fo:padding="0.097cm" fo:border-left="0.5pt solid #000000" fo:border-right="none" fo:border-top="none" fo:border-bottom="0.5pt solid #000000"/>
    </style:style>
    <style:style style:name="Вид_5f_пакета.D7" style:display-name="Вид_пакета.D7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8" style:display-name="Вид_пакета.A8" style:family="table-cell">
      <style:table-cell-properties fo:padding="0.097cm" fo:border-left="0.5pt solid #000000" fo:border-right="none" fo:border-top="none" fo:border-bottom="0.5pt solid #000000"/>
    </style:style>
    <style:style style:name="Вид_5f_пакета.B8" style:display-name="Вид_пакета.B8" style:family="table-cell">
      <style:table-cell-properties fo:padding="0.097cm" fo:border-left="0.5pt solid #000000" fo:border-right="none" fo:border-top="none" fo:border-bottom="0.5pt solid #000000"/>
    </style:style>
    <style:style style:name="Вид_5f_пакета.C8" style:display-name="Вид_пакета.C8" style:family="table-cell">
      <style:table-cell-properties fo:padding="0.097cm" fo:border-left="0.5pt solid #000000" fo:border-right="none" fo:border-top="none" fo:border-bottom="0.5pt solid #000000"/>
    </style:style>
    <style:style style:name="Вид_5f_пакета.D8" style:display-name="Вид_пакета.D8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9" style:display-name="Вид_пакета.A9" style:family="table-cell">
      <style:table-cell-properties fo:padding="0.097cm" fo:border-left="0.5pt solid #000000" fo:border-right="none" fo:border-top="none" fo:border-bottom="0.5pt solid #000000"/>
    </style:style>
    <style:style style:name="Вид_5f_пакета.B9" style:display-name="Вид_пакета.B9" style:family="table-cell">
      <style:table-cell-properties fo:padding="0.097cm" fo:border-left="0.5pt solid #000000" fo:border-right="none" fo:border-top="none" fo:border-bottom="0.5pt solid #000000"/>
    </style:style>
    <style:style style:name="Вид_5f_пакета.C9" style:display-name="Вид_пакета.C9" style:family="table-cell">
      <style:table-cell-properties fo:padding="0.097cm" fo:border-left="0.5pt solid #000000" fo:border-right="none" fo:border-top="none" fo:border-bottom="0.5pt solid #000000"/>
    </style:style>
    <style:style style:name="Вид_5f_пакета.D9" style:display-name="Вид_пакета.D9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0" style:display-name="Вид_пакета.A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0" style:display-name="Вид_пакета.B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0" style:display-name="Вид_пакета.C10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0" style:display-name="Вид_пакета.D10" style:family="table-cell">
      <style:table-cell-properties fo:padding="0.097cm" fo:border-left="0.5pt solid #000000" fo:border-right="0.5pt solid #000000" fo:border-top="none" fo:border-bottom="0.5pt solid #000000"/>
    </style:style>
    <style:style style:name="Вид_5f_пакета.A11" style:display-name="Вид_пакета.A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B11" style:display-name="Вид_пакета.B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C11" style:display-name="Вид_пакета.C11" style:family="table-cell">
      <style:table-cell-properties fo:padding="0.097cm" fo:border-left="0.5pt solid #000000" fo:border-right="none" fo:border-top="none" fo:border-bottom="0.5pt solid #000000"/>
    </style:style>
    <style:style style:name="Вид_5f_пакета.D11" style:display-name="Вид_пакета.D11" style:family="table-cell">
      <style:table-cell-properties fo:padding="0.097cm" fo:border-left="0.5pt solid #000000" fo:border-right="0.5pt solid #000000" fo:border-top="none" fo:border-bottom="0.5pt solid #000000"/>
    </style:style>
    <style:style style:name="Флаги" style:family="table">
      <style:table-properties style:width="25.7cm" table:align="margins"/>
    </style:style>
    <style:style style:name="Флаги.A" style:family="table-column">
      <style:table-column-properties style:column-width="12.85cm" style:rel-column-width="32767*"/>
    </style:style>
    <style:style style:name="Флаги.B" style:family="table-column">
      <style:table-column-properties style:column-width="12.85cm" style:rel-column-width="32768*"/>
    </style:style>
    <style:style style:name="Флаги.A1" style:family="table-cell">
      <style:table-cell-properties fo:padding="0.097cm" fo:border-left="0.5pt solid #000000" fo:border-right="none" fo:border-top="0.5pt solid #000000" fo:border-bottom="0.5pt solid #000000"/>
    </style:style>
    <style:style style:name="Флаги.B1" style:family="table-cell">
      <style:table-cell-properties fo:padding="0.097cm" fo:border="0.5pt solid #000000"/>
    </style:style>
    <style:style style:name="Флаги.A2" style:family="table-cell">
      <style:table-cell-properties fo:padding="0.097cm" fo:border-left="0.5pt solid #000000" fo:border-right="none" fo:border-top="none" fo:border-bottom="0.5pt solid #000000"/>
    </style:style>
    <style:style style:name="Флаги.B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" style:display-name="Идентификация_устройства" style:family="table">
      <style:table-properties style:width="25.7cm" style:rel-width="100%" table:align="center"/>
    </style:style>
    <style:style style:name="Идентификация_5f_устройства.A" style:display-name="Идентификация_устройства.A" style:family="table-column">
      <style:table-column-properties style:column-width="2.977cm" style:rel-column-width="1688*"/>
    </style:style>
    <style:style style:name="Идентификация_5f_устройства.B" style:display-name="Идентификация_устройства.B" style:family="table-column">
      <style:table-column-properties style:column-width="3.554cm" style:rel-column-width="2015*"/>
    </style:style>
    <style:style style:name="Идентификация_5f_устройства.C" style:display-name="Идентификация_устройства.C" style:family="table-column">
      <style:table-column-properties style:column-width="4.207cm" style:rel-column-width="2385*"/>
    </style:style>
    <style:style style:name="Идентификация_5f_устройства.D" style:display-name="Идентификация_устройства.D" style:family="table-column">
      <style:table-column-properties style:column-width="2.905cm" style:rel-column-width="1647*"/>
    </style:style>
    <style:style style:name="Идентификация_5f_устройства.E" style:display-name="Идентификация_устройства.E" style:family="table-column">
      <style:table-column-properties style:column-width="1.113cm" style:rel-column-width="631*"/>
    </style:style>
    <style:style style:name="Идентификация_5f_устройства.F" style:display-name="Идентификация_устройства.F" style:family="table-column">
      <style:table-column-properties style:column-width="4.02cm" style:rel-column-width="2279*"/>
    </style:style>
    <style:style style:name="Идентификация_5f_устройства.G" style:display-name="Идентификация_устройства.G" style:family="table-column">
      <style:table-column-properties style:column-width="1.737cm" style:rel-column-width="985*"/>
    </style:style>
    <style:style style:name="Идентификация_5f_устройства.H" style:display-name="Идентификация_устройства.H" style:family="table-column">
      <style:table-column-properties style:column-width="5.186cm" style:rel-column-width="2940*"/>
    </style:style>
    <style:style style:name="Идентификация_5f_устройства.A1" style:display-name="Идентификация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Идентификация_5f_устройства.H1" style:display-name="Идентификация_устройства.H1" style:family="table-cell">
      <style:table-cell-properties style:vertical-align="middle" fo:padding="0.097cm" fo:border="0.5pt solid #000000"/>
    </style:style>
    <style:style style:name="Идентификация_5f_устройства.2" style:display-name="Идентификация_устройства.2" style:family="table-row">
      <style:table-row-properties style:min-row-height="0.676cm"/>
    </style:style>
    <style:style style:name="Идентификация_5f_устройства.A2" style:display-name="Идентификация_устройства.A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B2" style:display-name="Идентификация_устройства.B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C2" style:display-name="Идентификация_устройства.C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D2" style:display-name="Идентификация_устройства.D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F2" style:display-name="Идентификация_устройства.F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G2" style:display-name="Идентификация_устройства.G2" style:family="table-cell">
      <style:table-cell-properties fo:padding="0.097cm" fo:border-left="0.5pt solid #000000" fo:border-right="none" fo:border-top="none" fo:border-bottom="0.5pt solid #000000"/>
    </style:style>
    <style:style style:name="Идентификация_5f_устройства.H2" style:display-name="Идентификация_устройства.H2" style:family="table-cell">
      <style:table-cell-properties fo:padding="0.097cm" fo:border-left="0.5pt solid #000000" fo:border-right="0.5pt solid #000000" fo:border-top="none" fo:border-bottom="0.5pt solid #000000"/>
    </style:style>
    <style:style style:name="Идентификация_5f_устройства.A3" style:display-name="Идентификация_устройства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Идентификация_5f_устройства.E3" style:display-name="Идентификация_устройства.E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7" style:family="table">
      <style:table-properties style:width="25.7cm" table:align="margins"/>
    </style:style>
    <style:style style:name="Таблица27.A" style:family="table-column">
      <style:table-column-properties style:column-width="12.85cm" style:rel-column-width="32767*"/>
    </style:style>
    <style:style style:name="Таблица27.B" style:family="table-column">
      <style:table-column-properties style:column-width="12.85cm" style:rel-column-width="32768*"/>
    </style:style>
    <style:style style:name="Таблица27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7.B1" style:family="table-cell">
      <style:table-cell-properties fo:padding="0.097cm" fo:border="0.5pt solid #000000"/>
    </style:style>
    <style:style style:name="Таблица27.A2" style:family="table-cell">
      <style:table-cell-properties fo:padding="0.097cm" fo:border-left="0.5pt solid #000000" fo:border-right="none" fo:border-top="none" fo:border-bottom="0.5pt solid #000000"/>
    </style:style>
    <style:style style:name="Таблица27.B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" style:display-name="Состояние_устройства" style:family="table">
      <style:table-properties style:width="25.7cm" style:rel-width="100%" table:align="left"/>
    </style:style>
    <style:style style:name="Состояние_5f_устройства.A" style:display-name="Состояние_устройства.A" style:family="table-column">
      <style:table-column-properties style:column-width="5.156cm" style:rel-column-width="3037*"/>
    </style:style>
    <style:style style:name="Состояние_5f_устройства.B" style:display-name="Состояние_устройства.B" style:family="table-column">
      <style:table-column-properties style:column-width="4.849cm" style:rel-column-width="2856*"/>
    </style:style>
    <style:style style:name="Состояние_5f_устройства.C" style:display-name="Состояние_устройства.C" style:family="table-column">
      <style:table-column-properties style:column-width="2.845cm" style:rel-column-width="1676*"/>
    </style:style>
    <style:style style:name="Состояние_5f_устройства.D" style:display-name="Состояние_устройства.D" style:family="table-column">
      <style:table-column-properties style:column-width="1.423cm" style:rel-column-width="838*"/>
    </style:style>
    <style:style style:name="Состояние_5f_устройства.E" style:display-name="Состояние_устройства.E" style:family="table-column">
      <style:table-column-properties style:column-width="5.158cm" style:rel-column-width="3038*"/>
    </style:style>
    <style:style style:name="Состояние_5f_устройства.F" style:display-name="Состояние_устройства.F" style:family="table-column">
      <style:table-column-properties style:column-width="6.269cm" style:rel-column-width="3693*"/>
    </style:style>
    <style:style style:name="Состояние_5f_устройства.A1" style:display-name="Состояние_устройства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Состояние_5f_устройства.F1" style:display-name="Состояние_устройства.F1" style:family="table-cell">
      <style:table-cell-properties style:vertical-align="middle" fo:padding="0.097cm" fo:border="0.5pt solid #000000"/>
    </style:style>
    <style:style style:name="Состояние_5f_устройства.A2" style:display-name="Состояние_устройства.A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B2" style:display-name="Состояние_устройства.B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C2" style:display-name="Состояние_устройства.C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E2" style:display-name="Состояние_устройства.E2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F2" style:display-name="Состояние_устройства.F2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3" style:display-name="Состояние_устройства.A3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3" style:display-name="Состояние_устройства.D3" style:family="table-cell">
      <style:table-cell-properties fo:padding="0.097cm" fo:border-left="0.5pt solid #000000" fo:border-right="0.5pt solid #000000" fo:border-top="none" fo:border-bottom="0.5pt solid #000000"/>
    </style:style>
    <style:style style:name="Состояние_5f_устройства.A4" style:display-name="Состояние_устройства.A4" style:family="table-cell">
      <style:table-cell-properties fo:padding="0.097cm" fo:border-left="0.5pt solid #000000" fo:border-right="none" fo:border-top="none" fo:border-bottom="0.5pt solid #000000"/>
    </style:style>
    <style:style style:name="Состояние_5f_устройства.D4" style:display-name="Состояние_устройства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2" style:family="table">
      <style:table-properties style:width="25.7cm" table:align="margins"/>
    </style:style>
    <style:style style:name="Таблица32.A" style:family="table-column">
      <style:table-column-properties style:column-width="12.85cm" style:rel-column-width="32767*"/>
    </style:style>
    <style:style style:name="Таблица32.B" style:family="table-column">
      <style:table-column-properties style:column-width="12.85cm" style:rel-column-width="32768*"/>
    </style:style>
    <style:style style:name="Таблица32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2.B1" style:family="table-cell">
      <style:table-cell-properties fo:padding="0.097cm" fo:border="0.5pt solid #000000"/>
    </style:style>
    <style:style style:name="Таблица32.A2" style:family="table-cell">
      <style:table-cell-properties fo:padding="0.097cm" fo:border-left="0.5pt solid #000000" fo:border-right="none" fo:border-top="none" fo:border-bottom="0.5pt solid #000000"/>
    </style:style>
    <style:style style:name="Таблица32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3" style:family="table">
      <style:table-properties style:width="25.7cm" table:align="margins"/>
    </style:style>
    <style:style style:name="Таблица33.A" style:family="table-column">
      <style:table-column-properties style:column-width="12.85cm" style:rel-column-width="32767*"/>
    </style:style>
    <style:style style:name="Таблица33.B" style:family="table-column">
      <style:table-column-properties style:column-width="12.85cm" style:rel-column-width="32768*"/>
    </style:style>
    <style:style style:name="Таблица33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3.B1" style:family="table-cell">
      <style:table-cell-properties fo:padding="0.097cm" fo:border="0.5pt solid #000000"/>
    </style:style>
    <style:style style:name="Таблица33.A2" style:family="table-cell">
      <style:table-cell-properties fo:padding="0.097cm" fo:border-left="0.5pt solid #000000" fo:border-right="none" fo:border-top="none" fo:border-bottom="0.5pt solid #000000"/>
    </style:style>
    <style:style style:name="Таблица33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" style:family="table">
      <style:table-properties style:width="25.7cm" style:rel-width="100%" table:align="left"/>
    </style:style>
    <style:style style:name="Таблица6.A" style:family="table-column">
      <style:table-column-properties style:column-width="5.156cm" style:rel-column-width="3037*"/>
    </style:style>
    <style:style style:name="Таблица6.B" style:family="table-column">
      <style:table-column-properties style:column-width="4.849cm" style:rel-column-width="2856*"/>
    </style:style>
    <style:style style:name="Таблица6.C" style:family="table-column">
      <style:table-column-properties style:column-width="2.845cm" style:rel-column-width="1676*"/>
    </style:style>
    <style:style style:name="Таблица6.D" style:family="table-column">
      <style:table-column-properties style:column-width="1.423cm" style:rel-column-width="838*"/>
    </style:style>
    <style:style style:name="Таблица6.E" style:family="table-column">
      <style:table-column-properties style:column-width="5.158cm" style:rel-column-width="3038*"/>
    </style:style>
    <style:style style:name="Таблица6.F" style:family="table-column">
      <style:table-column-properties style:column-width="6.269cm" style:rel-column-width="3693*"/>
    </style:style>
    <style:style style:name="Таблица6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6.F1" style:family="table-cell">
      <style:table-cell-properties style:vertical-align="middle" fo:padding="0.097cm" fo:border="0.5pt solid #000000"/>
    </style:style>
    <style:style style:name="Таблица6.A2" style:family="table-cell">
      <style:table-cell-properties fo:padding="0.097cm" fo:border-left="0.5pt solid #000000" fo:border-right="none" fo:border-top="none" fo:border-bottom="0.5pt solid #000000"/>
    </style:style>
    <style:style style:name="Таблица6.B2" style:family="table-cell">
      <style:table-cell-properties fo:padding="0.097cm" fo:border-left="0.5pt solid #000000" fo:border-right="none" fo:border-top="none" fo:border-bottom="0.5pt solid #000000"/>
    </style:style>
    <style:style style:name="Таблица6.C2" style:family="table-cell">
      <style:table-cell-properties fo:padding="0.097cm" fo:border-left="0.5pt solid #000000" fo:border-right="none" fo:border-top="none" fo:border-bottom="0.5pt solid #000000"/>
    </style:style>
    <style:style style:name="Таблица6.E2" style:family="table-cell">
      <style:table-cell-properties fo:padding="0.097cm" fo:border-left="0.5pt solid #000000" fo:border-right="none" fo:border-top="none" fo:border-bottom="0.5pt solid #000000"/>
    </style:style>
    <style:style style:name="Таблица6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3" style:family="table-cell">
      <style:table-cell-properties fo:padding="0.097cm" fo:border-left="0.5pt solid #000000" fo:border-right="none" fo:border-top="none" fo:border-bottom="0.5pt solid #000000"/>
    </style:style>
    <style:style style:name="Таблица6.D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6.A4" style:family="table-cell">
      <style:table-cell-properties fo:padding="0.097cm" fo:border-left="0.5pt solid #000000" fo:border-right="none" fo:border-top="none" fo:border-bottom="0.5pt solid #000000"/>
    </style:style>
    <style:style style:name="Таблица6.D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25" style:family="table">
      <style:table-properties style:width="25.7cm" table:align="margins"/>
    </style:style>
    <style:style style:name="Таблица25.A" style:family="table-column">
      <style:table-column-properties style:column-width="12.85cm" style:rel-column-width="32767*"/>
    </style:style>
    <style:style style:name="Таблица25.B" style:family="table-column">
      <style:table-column-properties style:column-width="12.85cm" style:rel-column-width="32768*"/>
    </style:style>
    <style:style style:name="Таблица2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25.B1" style:family="table-cell">
      <style:table-cell-properties fo:padding="0.097cm" fo:border="0.5pt solid #000000"/>
    </style:style>
    <style:style style:name="Таблица25.A2" style:family="table-cell">
      <style:table-cell-properties fo:padding="0.097cm" fo:border-left="0.5pt solid #000000" fo:border-right="none" fo:border-top="none" fo:border-bottom="0.5pt solid #000000"/>
    </style:style>
    <style:style style:name="Таблица2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" style:family="table">
      <style:table-properties style:width="25.7cm" table:align="margins"/>
    </style:style>
    <style:style style:name="Таблица1.A" style:family="table-column">
      <style:table-column-properties style:column-width="12.85cm" style:rel-column-width="32767*"/>
    </style:style>
    <style:style style:name="Таблица1.B" style:family="table-column">
      <style:table-column-properties style:column-width="12.85cm" style:rel-column-width="32768*"/>
    </style:style>
    <style:style style:name="Таблица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.B1" style:family="table-cell">
      <style:table-cell-properties fo:padding="0.097cm" fo:border="0.5pt solid #000000"/>
    </style:style>
    <style:style style:name="Таблица1.A2" style:family="table-cell">
      <style:table-cell-properties fo:padding="0.097cm" fo:border-left="0.5pt solid #000000" fo:border-right="none" fo:border-top="none" fo:border-bottom="0.5pt solid #000000"/>
    </style:style>
    <style:style style:name="Таблица1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25.7cm" style:rel-width="100%" table:align="left"/>
    </style:style>
    <style:style style:name="Таблица3.A" style:family="table-column">
      <style:table-column-properties style:column-width="5.156cm" style:rel-column-width="3037*"/>
    </style:style>
    <style:style style:name="Таблица3.B" style:family="table-column">
      <style:table-column-properties style:column-width="4.849cm" style:rel-column-width="2856*"/>
    </style:style>
    <style:style style:name="Таблица3.C" style:family="table-column">
      <style:table-column-properties style:column-width="4.269cm" style:rel-column-width="2514*"/>
    </style:style>
    <style:style style:name="Таблица3.D" style:family="table-column">
      <style:table-column-properties style:column-width="5.158cm" style:rel-column-width="3038*"/>
    </style:style>
    <style:style style:name="Таблица3.E" style:family="table-column">
      <style:table-column-properties style:column-width="6.269cm" style:rel-column-width="3693*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D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3.E1" style:family="table-cell">
      <style:table-cell-properties fo:padding="0.097cm" fo:border="0.5pt solid #000000"/>
    </style:style>
    <style:style style:name="Таблица3.A2" style:family="table-cell">
      <style:table-cell-properties fo:padding="0.097cm" fo:border-left="0.5pt solid #000000" fo:border-right="none" fo:border-top="none" fo:border-bottom="0.5pt solid #000000"/>
    </style:style>
    <style:style style:name="Таблица3.B2" style:family="table-cell">
      <style:table-cell-properties fo:padding="0.097cm" fo:border-left="0.5pt solid #000000" fo:border-right="none" fo:border-top="none" fo:border-bottom="0.5pt solid #000000"/>
    </style:style>
    <style:style style:name="Таблица3.C2" style:family="table-cell">
      <style:table-cell-properties fo:padding="0.097cm" fo:border-left="0.5pt solid #000000" fo:border-right="none" fo:border-top="none" fo:border-bottom="0.5pt solid #000000"/>
    </style:style>
    <style:style style:name="Таблица3.D2" style:family="table-cell">
      <style:table-cell-properties fo:padding="0.097cm" fo:border-left="0.5pt solid #000000" fo:border-right="none" fo:border-top="none" fo:border-bottom="0.5pt solid #000000"/>
    </style:style>
    <style:style style:name="Таблица3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3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25.7cm" table:align="margins"/>
    </style:style>
    <style:style style:name="Таблица4.A" style:family="table-column">
      <style:table-column-properties style:column-width="12.85cm" style:rel-column-width="32767*"/>
    </style:style>
    <style:style style:name="Таблица4.B" style:family="table-column">
      <style:table-column-properties style:column-width="12.85cm" style:rel-column-width="32768*"/>
    </style:style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B1" style:family="table-cell">
      <style:table-cell-properties fo:padding="0.097cm" fo:border="0.5pt solid #000000"/>
    </style:style>
    <style:style style:name="Таблица4.A2" style:family="table-cell">
      <style:table-cell-properties fo:padding="0.097cm" fo:border-left="0.5pt solid #000000" fo:border-right="none" fo:border-top="none" fo:border-bottom="0.5pt solid #000000"/>
    </style:style>
    <style:style style:name="Таблица4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25.7cm" table:align="margins"/>
    </style:style>
    <style:style style:name="Таблица5.A" style:family="table-column">
      <style:table-column-properties style:column-width="12.85cm" style:rel-column-width="32767*"/>
    </style:style>
    <style:style style:name="Таблица5.B" style:family="table-column">
      <style:table-column-properties style:column-width="12.85cm" style:rel-column-width="32768*"/>
    </style:style>
    <style:style style:name="Таблица5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5.B1" style:family="table-cell">
      <style:table-cell-properties fo:padding="0.097cm" fo:border="0.5pt solid #000000"/>
    </style:style>
    <style:style style:name="Таблица5.A2" style:family="table-cell">
      <style:table-cell-properties fo:padding="0.097cm" fo:border-left="0.5pt solid #000000" fo:border-right="none" fo:border-top="none" fo:border-bottom="0.5pt solid #000000"/>
    </style:style>
    <style:style style:name="Таблица5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" style:family="table">
      <style:table-properties style:width="25.7cm" style:rel-width="100%" table:align="left"/>
    </style:style>
    <style:style style:name="Таблица7.A" style:family="table-column">
      <style:table-column-properties style:column-width="5.156cm" style:rel-column-width="3037*"/>
    </style:style>
    <style:style style:name="Таблица7.B" style:family="table-column">
      <style:table-column-properties style:column-width="4.849cm" style:rel-column-width="2856*"/>
    </style:style>
    <style:style style:name="Таблица7.C" style:family="table-column">
      <style:table-column-properties style:column-width="4.269cm" style:rel-column-width="2514*"/>
    </style:style>
    <style:style style:name="Таблица7.D" style:family="table-column">
      <style:table-column-properties style:column-width="5.158cm" style:rel-column-width="3038*"/>
    </style:style>
    <style:style style:name="Таблица7.E" style:family="table-column">
      <style:table-column-properties style:column-width="6.269cm" style:rel-column-width="3693*"/>
    </style:style>
    <style:style style:name="Таблица7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7.E1" style:family="table-cell">
      <style:table-cell-properties style:vertical-align="middle" fo:padding="0.097cm" fo:border="0.5pt solid #000000"/>
    </style:style>
    <style:style style:name="Таблица7.A2" style:family="table-cell">
      <style:table-cell-properties fo:padding="0.097cm" fo:border-left="0.5pt solid #000000" fo:border-right="none" fo:border-top="none" fo:border-bottom="0.5pt solid #000000"/>
    </style:style>
    <style:style style:name="Таблица7.B2" style:family="table-cell">
      <style:table-cell-properties fo:padding="0.097cm" fo:border-left="0.5pt solid #000000" fo:border-right="none" fo:border-top="none" fo:border-bottom="0.5pt solid #000000"/>
    </style:style>
    <style:style style:name="Таблица7.C2" style:family="table-cell">
      <style:table-cell-properties fo:padding="0.097cm" fo:border-left="0.5pt solid #000000" fo:border-right="none" fo:border-top="none" fo:border-bottom="0.5pt solid #000000"/>
    </style:style>
    <style:style style:name="Таблица7.D2" style:family="table-cell">
      <style:table-cell-properties fo:padding="0.097cm" fo:border-left="0.5pt solid #000000" fo:border-right="none" fo:border-top="none" fo:border-bottom="0.5pt solid #000000"/>
    </style:style>
    <style:style style:name="Таблица7.E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7.A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9" style:family="table">
      <style:table-properties style:width="25.7cm" table:align="margins"/>
    </style:style>
    <style:style style:name="Таблица9.A" style:family="table-column">
      <style:table-column-properties style:column-width="12.85cm" style:rel-column-width="32767*"/>
    </style:style>
    <style:style style:name="Таблица9.B" style:family="table-column">
      <style:table-column-properties style:column-width="12.85cm" style:rel-column-width="32768*"/>
    </style:style>
    <style:style style:name="Таблица9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9.B1" style:family="table-cell">
      <style:table-cell-properties fo:padding="0.097cm" fo:border="0.5pt solid #000000"/>
    </style:style>
    <style:style style:name="Таблица9.A2" style:family="table-cell">
      <style:table-cell-properties fo:padding="0.097cm" fo:border-left="0.5pt solid #000000" fo:border-right="none" fo:border-top="none" fo:border-bottom="0.5pt solid #000000"/>
    </style:style>
    <style:style style:name="Таблица9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" style:family="table">
      <style:table-properties style:width="25.7cm" style:rel-width="100%" table:align="left"/>
    </style:style>
    <style:style style:name="Таблица8.A" style:family="table-column">
      <style:table-column-properties style:column-width="3.089cm" style:rel-column-width="1751*"/>
    </style:style>
    <style:style style:name="Таблица8.B" style:family="table-column">
      <style:table-column-properties style:column-width="4.99cm" style:rel-column-width="2829*"/>
    </style:style>
    <style:style style:name="Таблица8.C" style:family="table-column">
      <style:table-column-properties style:column-width="4.406cm" style:rel-column-width="2498*"/>
    </style:style>
    <style:style style:name="Таблица8.E" style:family="table-column">
      <style:table-column-properties style:column-width="2.612cm" style:rel-column-width="1481*"/>
    </style:style>
    <style:style style:name="Таблица8.F" style:family="table-column">
      <style:table-column-properties style:column-width="2.593cm" style:rel-column-width="1470*"/>
    </style:style>
    <style:style style:name="Таблица8.G" style:family="table-column">
      <style:table-column-properties style:column-width="3.604cm" style:rel-column-width="2043*"/>
    </style:style>
    <style:style style:name="Таблица8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8.G1" style:family="table-cell">
      <style:table-cell-properties style:vertical-align="middle" fo:padding="0.097cm" fo:border="0.5pt solid #000000"/>
    </style:style>
    <style:style style:name="Таблица8.A2" style:family="table-cell">
      <style:table-cell-properties fo:padding="0.097cm" fo:border-left="0.5pt solid #000000" fo:border-right="none" fo:border-top="none" fo:border-bottom="0.5pt solid #000000"/>
    </style:style>
    <style:style style:name="Таблица8.B2" style:family="table-cell">
      <style:table-cell-properties fo:padding="0.097cm" fo:border-left="0.5pt solid #000000" fo:border-right="none" fo:border-top="none" fo:border-bottom="0.5pt solid #000000"/>
    </style:style>
    <style:style style:name="Таблица8.C2" style:family="table-cell">
      <style:table-cell-properties fo:padding="0.097cm" fo:border-left="0.5pt solid #000000" fo:border-right="none" fo:border-top="none" fo:border-bottom="0.5pt solid #000000"/>
    </style:style>
    <style:style style:name="Таблица8.D2" style:family="table-cell">
      <style:table-cell-properties fo:padding="0.097cm" fo:border-left="0.5pt solid #000000" fo:border-right="none" fo:border-top="none" fo:border-bottom="0.5pt solid #000000"/>
    </style:style>
    <style:style style:name="Таблица8.E2" style:family="table-cell">
      <style:table-cell-properties fo:padding="0.097cm" fo:border-left="0.5pt solid #000000" fo:border-right="none" fo:border-top="none" fo:border-bottom="0.5pt solid #000000"/>
    </style:style>
    <style:style style:name="Таблица8.F2" style:family="table-cell">
      <style:table-cell-properties fo:padding="0.097cm" fo:border-left="0.5pt solid #000000" fo:border-right="none" fo:border-top="none" fo:border-bottom="0.5pt solid #000000"/>
    </style:style>
    <style:style style:name="Таблица8.G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3" style:family="table-cell">
      <style:table-cell-properties fo:padding="0.097cm" fo:border-left="0.5pt solid #000000" fo:border-right="none" fo:border-top="none" fo:border-bottom="0.5pt solid #000000"/>
    </style:style>
    <style:style style:name="Таблица8.C3" style:family="table-cell">
      <style:table-cell-properties fo:padding="0.097cm" fo:border-left="0.5pt solid #000000" fo:border-right="none" fo:border-top="none" fo:border-bottom="0.5pt solid #000000"/>
    </style:style>
    <style:style style:name="Таблица8.E3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8.A4" style:family="table-cell">
      <style:table-cell-properties fo:padding="0.097cm" fo:border-left="0.5pt solid #000000" fo:border-right="none" fo:border-top="none" fo:border-bottom="0.5pt solid #000000"/>
    </style:style>
    <style:style style:name="Таблица8.C4" style:family="table-cell">
      <style:table-cell-properties fo:padding="0.097cm" fo:border-left="0.5pt solid #000000" fo:border-right="none" fo:border-top="none" fo:border-bottom="0.5pt solid #000000"/>
    </style:style>
    <style:style style:name="Таблица8.E4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0" style:family="table">
      <style:table-properties style:width="25.7cm" table:align="margins"/>
    </style:style>
    <style:style style:name="Таблица10.A" style:family="table-column">
      <style:table-column-properties style:column-width="12.85cm" style:rel-column-width="32767*"/>
    </style:style>
    <style:style style:name="Таблица10.B" style:family="table-column">
      <style:table-column-properties style:column-width="12.85cm" style:rel-column-width="32768*"/>
    </style:style>
    <style:style style:name="Таблица10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0.B1" style:family="table-cell">
      <style:table-cell-properties fo:padding="0.097cm" fo:border="0.5pt solid #000000"/>
    </style:style>
    <style:style style:name="Таблица10.A2" style:family="table-cell">
      <style:table-cell-properties fo:padding="0.097cm" fo:border-left="0.5pt solid #000000" fo:border-right="none" fo:border-top="none" fo:border-bottom="0.5pt solid #000000"/>
    </style:style>
    <style:style style:name="Таблица10.B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11" style:family="table">
      <style:table-properties style:width="25.7cm" table:align="margins"/>
    </style:style>
    <style:style style:name="Таблица11.A" style:family="table-column">
      <style:table-column-properties style:column-width="8.186cm" style:rel-column-width="20874*"/>
    </style:style>
    <style:style style:name="Таблица11.B" style:family="table-column">
      <style:table-column-properties style:column-width="8.756cm" style:rel-column-width="22327*"/>
    </style:style>
    <style:style style:name="Таблица11.C" style:family="table-column">
      <style:table-column-properties style:column-width="8.758cm" style:rel-column-width="22334*"/>
    </style:style>
    <style:style style:name="Таблица11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11.C1" style:family="table-cell">
      <style:table-cell-properties fo:padding="0.097cm" fo:border="0.5pt solid #000000"/>
    </style:style>
    <style:style style:name="Таблица11.A2" style:family="table-cell">
      <style:table-cell-properties fo:padding="0.097cm" fo:border-left="0.5pt solid #000000" fo:border-right="none" fo:border-top="none" fo:border-bottom="0.5pt solid #000000"/>
    </style:style>
    <style:style style:name="Таблица11.C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line-height="150%"/>
      <style:text-properties style:font-name="Liberation Sans" officeooo:paragraph-rsid="0016010c"/>
    </style:style>
    <style:style style:name="P2" style:family="paragraph" style:parent-style-name="Standard">
      <style:paragraph-properties fo:line-height="150%"/>
      <style:text-properties style:font-name="Liberation Sans" officeooo:rsid="00d200ca" officeooo:paragraph-rsid="0016010c"/>
    </style:style>
    <style:style style:name="P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16010c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77bdf2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983786" style:font-size-asian="12pt" style:font-weight-asian="bold" style:font-size-complex="12pt" style:font-weight-complex="bold"/>
    </style:style>
    <style:style style:name="P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a518f8" style:font-size-asian="12pt" style:font-weight-asian="bold" style:font-size-complex="12pt" style:font-weight-complex="bold"/>
    </style:style>
    <style:style style:name="P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22964" officeooo:paragraph-rsid="00c7feca" style:font-size-asian="12pt" style:font-weight-asian="bold" style:font-size-complex="12pt" style:font-weight-complex="bold"/>
    </style:style>
    <style:style style:name="P8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16010c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77bdf2" style:font-size-asian="12pt" style:font-weight-asian="bold" style:font-size-complex="12pt" style:font-weight-complex="bold"/>
    </style:style>
    <style:style style:name="P10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983786" style:font-size-asian="12pt" style:font-weight-asian="bold" style:font-size-complex="12pt" style:font-weight-complex="bold"/>
    </style:style>
    <style:style style:name="P11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font-name="Liberation Sans" fo:font-size="12pt" fo:language="ru" fo:country="RU" fo:font-weight="bold" officeooo:rsid="009265da" officeooo:paragraph-rsid="00a518f8" style:font-size-asian="12pt" style:font-weight-asian="bold" style:font-size-complex="12pt" style:font-weight-complex="bold"/>
    </style:style>
    <style:style style:name="P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16010c" style:font-size-asian="12pt" style:font-weight-asian="bold" style:font-size-complex="12pt" style:font-weight-complex="bold"/>
    </style:style>
    <style:style style:name="P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201306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4c109a" style:font-size-asian="12pt" style:font-weight-asian="bold" style:font-size-complex="12pt" style:font-weight-complex="bold"/>
    </style:style>
    <style:style style:name="P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77bdf2" style:font-size-asian="12pt" style:font-weight-asian="bold" style:font-size-complex="12pt" style:font-weight-complex="bold"/>
    </style:style>
    <style:style style:name="P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a518f8" style:font-size-asian="12pt" style:font-weight-asian="bold" style:font-size-complex="12pt" style:font-weight-complex="bold"/>
    </style:style>
    <style:style style:name="P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7feca" style:font-size-asian="12pt" style:font-weight-asian="bold" style:font-size-complex="12pt" style:font-weight-complex="bold"/>
    </style:style>
    <style:style style:name="P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94f83d" officeooo:paragraph-rsid="00cf557d" style:font-size-asian="12pt" style:font-weight-asian="bold" style:font-size-complex="12pt" style:font-weight-complex="bold"/>
    </style:style>
    <style:style style:name="P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83a96" officeooo:paragraph-rsid="0016010c" style:font-size-asian="12pt" style:font-weight-asian="bold" style:font-size-complex="12pt" style:font-weight-complex="bold"/>
    </style:style>
    <style:style style:name="P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16010c" style:font-size-asian="12pt" style:font-weight-asian="bold" style:font-size-complex="12pt" style:font-weight-complex="bold"/>
    </style:style>
    <style:style style:name="P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77bdf2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983786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a518f8" style:font-size-asian="12pt" style:font-weight-asian="bold" style:font-size-complex="12pt" style:font-weight-complex="bold"/>
    </style:style>
    <style:style style:name="P2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1adeb" officeooo:paragraph-rsid="00c7feca" style:font-size-asian="12pt" style:font-weight-asian="bold" style:font-size-complex="12pt" style:font-weight-complex="bold"/>
    </style:style>
    <style:style style:name="P2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e942d" officeooo:paragraph-rsid="0016010c" style:font-size-asian="12pt" style:font-weight-asian="bold" style:font-size-complex="12pt" style:font-weight-complex="bold"/>
    </style:style>
    <style:style style:name="P2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03853" officeooo:paragraph-rsid="0016010c" style:font-size-asian="12pt" style:font-weight-asian="bold" style:font-size-complex="12pt" style:font-weight-complex="bold"/>
    </style:style>
    <style:style style:name="P2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16010c" style:font-size-asian="12pt" style:font-weight-asian="bold" style:font-size-complex="12pt" style:font-weight-complex="bold"/>
    </style:style>
    <style:style style:name="P2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77bdf2" style:font-size-asian="12pt" style:font-weight-asian="bold" style:font-size-complex="12pt" style:font-weight-complex="bold"/>
    </style:style>
    <style:style style:name="P2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983786" style:font-size-asian="12pt" style:font-weight-asian="bold" style:font-size-complex="12pt" style:font-weight-complex="bold"/>
    </style:style>
    <style:style style:name="P3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a518f8" style:font-size-asian="12pt" style:font-weight-asian="bold" style:font-size-complex="12pt" style:font-weight-complex="bold"/>
    </style:style>
    <style:style style:name="P3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67e6f" officeooo:paragraph-rsid="00c7feca" style:font-size-asian="12pt" style:font-weight-asian="bold" style:font-size-complex="12pt" style:font-weight-complex="bold"/>
    </style:style>
    <style:style style:name="P3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3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983786" style:font-size-asian="12pt" style:font-weight-asian="bold" style:font-size-complex="12pt" style:font-weight-complex="bold"/>
    </style:style>
    <style:style style:name="P3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a518f8" style:font-size-asian="12pt" style:font-weight-asian="bold" style:font-size-complex="12pt" style:font-weight-complex="bold"/>
    </style:style>
    <style:style style:name="P3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2e396" officeooo:paragraph-rsid="00c7feca" style:font-size-asian="12pt" style:font-weight-asian="bold" style:font-size-complex="12pt" style:font-weight-complex="bold"/>
    </style:style>
    <style:style style:name="P3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16010c" style:font-size-asian="12pt" style:font-weight-asian="bold" style:font-size-complex="12pt" style:font-weight-complex="bold"/>
    </style:style>
    <style:style style:name="P3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64202" officeooo:paragraph-rsid="0077bdf2" style:font-size-asian="12pt" style:font-weight-asian="bold" style:font-size-complex="12pt" style:font-weight-complex="bold"/>
    </style:style>
    <style:style style:name="P3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46ebde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46ebde" officeooo:paragraph-rsid="006ddf3c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5bfd81" officeooo:paragraph-rsid="005bfd81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7a5358" officeooo:paragraph-rsid="007a5358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a518f8" officeooo:paragraph-rsid="00a518f8" style:font-size-asian="12pt" style:font-weight-asian="bold" style:font-size-complex="12pt" style:font-weight-complex="bold"/>
    </style:style>
    <style:style style:name="P4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238" officeooo:paragraph-rsid="00c7feca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2e682" officeooo:paragraph-rsid="00c7feca" style:font-size-asian="12pt" style:font-weight-asian="bold" style:font-size-complex="12pt" style:font-weight-complex="bold"/>
    </style:style>
    <style:style style:name="P4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c7feca" style:font-size-asian="12pt" style:font-weight-asian="bold" style:font-size-complex="12pt" style:font-weight-complex="bold"/>
    </style:style>
    <style:style style:name="P4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b56af6" officeooo:paragraph-rsid="00df6214" style:font-size-asian="12pt" style:font-weight-asian="bold" style:font-size-complex="12pt" style:font-weight-complex="bold"/>
    </style:style>
    <style:style style:name="P4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88518" officeooo:paragraph-rsid="00c88518" style:font-size-asian="12pt" style:font-weight-asian="bold" style:font-size-complex="12pt" style:font-weight-complex="bold"/>
    </style:style>
    <style:style style:name="P4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bold" officeooo:rsid="00cf557d" officeooo:paragraph-rsid="00cf557d" style:font-size-asian="12pt" style:font-weight-asian="bold" style:font-size-complex="12pt" style:font-weight-complex="bold"/>
    </style:style>
    <style:style style:name="P4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16010c" style:font-size-asian="12pt" style:font-size-complex="12pt"/>
    </style:style>
    <style:style style:name="P5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77bdf2" style:font-size-asian="12pt" style:font-size-complex="12pt"/>
    </style:style>
    <style:style style:name="P5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983786" style:font-size-asian="12pt" style:font-size-complex="12pt"/>
    </style:style>
    <style:style style:name="P5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a518f8" style:font-size-asian="12pt" style:font-size-complex="12pt"/>
    </style:style>
    <style:style style:name="P5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2964" officeooo:paragraph-rsid="00c7feca" style:font-size-asian="12pt" style:font-size-complex="12pt"/>
    </style:style>
    <style:style style:name="P5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16010c" style:font-size-asian="12pt" style:font-size-complex="12pt"/>
    </style:style>
    <style:style style:name="P5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77bdf2" style:font-size-asian="12pt" style:font-size-complex="12pt"/>
    </style:style>
    <style:style style:name="P5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983786" style:font-size-asian="12pt" style:font-size-complex="12pt"/>
    </style:style>
    <style:style style:name="P5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265da" officeooo:paragraph-rsid="00a518f8" style:font-size-asian="12pt" style:font-size-complex="12pt"/>
    </style:style>
    <style:style style:name="P5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16010c" style:font-size-asian="12pt" style:font-size-complex="12pt"/>
    </style:style>
    <style:style style:name="P5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77bdf2" style:font-size-asian="12pt" style:font-size-complex="12pt"/>
    </style:style>
    <style:style style:name="P6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983786" style:font-size-asian="12pt" style:font-size-complex="12pt"/>
    </style:style>
    <style:style style:name="P6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a518f8" style:font-size-asian="12pt" style:font-size-complex="12pt"/>
    </style:style>
    <style:style style:name="P6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30ba7" officeooo:paragraph-rsid="00c7feca" style:font-size-asian="12pt" style:font-size-complex="12pt"/>
    </style:style>
    <style:style style:name="P6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16010c" style:font-size-asian="12pt" style:font-size-complex="12pt"/>
    </style:style>
    <style:style style:name="P6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201306" style:font-size-asian="12pt" style:font-size-complex="12pt"/>
    </style:style>
    <style:style style:name="P6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77bdf2" style:font-size-asian="12pt" style:font-size-complex="12pt"/>
    </style:style>
    <style:style style:name="P6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a518f8" style:font-size-asian="12pt" style:font-size-complex="12pt"/>
    </style:style>
    <style:style style:name="P6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7feca" style:font-size-asian="12pt" style:font-size-complex="12pt"/>
    </style:style>
    <style:style style:name="P6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4f83d" officeooo:paragraph-rsid="00cf557d" style:font-size-asian="12pt" style:font-size-complex="12pt"/>
    </style:style>
    <style:style style:name="P6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6d3f1" officeooo:paragraph-rsid="0016010c" style:font-size-asian="12pt" style:font-size-complex="12pt"/>
    </style:style>
    <style:style style:name="P7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83a96" officeooo:paragraph-rsid="0016010c" style:font-size-asian="12pt" style:font-size-complex="12pt"/>
    </style:style>
    <style:style style:name="P7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eeba1" officeooo:paragraph-rsid="0016010c" style:font-size-asian="12pt" style:font-size-complex="12pt"/>
    </style:style>
    <style:style style:name="P7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03853" officeooo:paragraph-rsid="0016010c" style:font-size-asian="12pt" style:font-size-complex="12pt"/>
    </style:style>
    <style:style style:name="P7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16010c" style:font-size-asian="12pt" style:font-size-complex="12pt"/>
    </style:style>
    <style:style style:name="P7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77bdf2" style:font-size-asian="12pt" style:font-size-complex="12pt"/>
    </style:style>
    <style:style style:name="P7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983786" style:font-size-asian="12pt" style:font-size-complex="12pt"/>
    </style:style>
    <style:style style:name="P7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a518f8" style:font-size-asian="12pt" style:font-size-complex="12pt"/>
    </style:style>
    <style:style style:name="P7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1adeb" officeooo:paragraph-rsid="00c7feca" style:font-size-asian="12pt" style:font-size-complex="12pt"/>
    </style:style>
    <style:style style:name="P7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401a" officeooo:paragraph-rsid="0016010c" style:font-size-asian="12pt" style:font-size-complex="12pt"/>
    </style:style>
    <style:style style:name="P7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5ea9" officeooo:paragraph-rsid="0016010c" style:font-size-asian="12pt" style:font-size-complex="12pt"/>
    </style:style>
    <style:style style:name="P8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c109a" officeooo:paragraph-rsid="004c109a" style:font-size-asian="12pt" style:font-size-complex="12pt"/>
    </style:style>
    <style:style style:name="P8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4d6559" officeooo:paragraph-rsid="004d6559" style:font-size-asian="12pt" style:font-size-complex="12pt"/>
    </style:style>
    <style:style style:name="P8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54863d" style:font-size-asian="12pt" style:font-size-complex="12pt"/>
    </style:style>
    <style:style style:name="P8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4863d" officeooo:paragraph-rsid="00a518f8" style:font-size-asian="12pt" style:font-size-complex="12pt"/>
    </style:style>
    <style:style style:name="P8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95451" officeooo:paragraph-rsid="00595451" style:font-size-asian="12pt" style:font-size-complex="12pt"/>
    </style:style>
    <style:style style:name="P8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519d41" officeooo:paragraph-rsid="004c109a" style:font-size-asian="12pt" style:font-size-complex="12pt"/>
    </style:style>
    <style:style style:name="P8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62639c" style:font-size-asian="12pt" style:font-size-complex="12pt"/>
    </style:style>
    <style:style style:name="P8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62639c" officeooo:paragraph-rsid="00c88518" style:font-size-asian="12pt" style:font-size-complex="12pt"/>
    </style:style>
    <style:style style:name="P8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59c62" officeooo:paragraph-rsid="00759c62" style:font-size-asian="12pt" style:font-size-complex="12pt"/>
    </style:style>
    <style:style style:name="P8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616b6" officeooo:paragraph-rsid="007616b6" style:font-size-asian="12pt" style:font-size-complex="12pt"/>
    </style:style>
    <style:style style:name="P9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baf49" officeooo:paragraph-rsid="007baf49" style:font-size-asian="12pt" style:font-size-complex="12pt"/>
    </style:style>
    <style:style style:name="P9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dbbc3" officeooo:paragraph-rsid="007dbbc3" style:font-size-asian="12pt" style:font-size-complex="12pt"/>
    </style:style>
    <style:style style:name="P9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8cf25f" officeooo:paragraph-rsid="0077bdf2" style:font-size-asian="12pt" style:font-size-complex="12pt"/>
    </style:style>
    <style:style style:name="P9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7e33e3" officeooo:paragraph-rsid="009f81e8" style:font-size-asian="12pt" style:font-size-complex="12pt"/>
    </style:style>
    <style:style style:name="P9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e59ce" style:font-size-asian="12pt" style:font-size-complex="12pt"/>
    </style:style>
    <style:style style:name="P9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9e59ce" officeooo:paragraph-rsid="009f81e8" style:font-size-asian="12pt" style:font-size-complex="12pt"/>
    </style:style>
    <style:style style:name="P9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a518f8" officeooo:paragraph-rsid="00a518f8" style:font-size-asian="12pt" style:font-size-complex="12pt"/>
    </style:style>
    <style:style style:name="P9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43861" officeooo:paragraph-rsid="00c7feca" style:font-size-asian="12pt" style:font-size-complex="12pt"/>
    </style:style>
    <style:style style:name="P9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7feca" style:font-size-asian="12pt" style:font-size-complex="12pt"/>
    </style:style>
    <style:style style:name="P9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b7b682" officeooo:paragraph-rsid="00cf557d" style:font-size-asian="12pt" style:font-size-complex="12pt"/>
    </style:style>
    <style:style style:name="P10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6f8e7" officeooo:paragraph-rsid="00c6f8e7" style:font-size-asian="12pt" style:font-size-complex="12pt"/>
    </style:style>
    <style:style style:name="P10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d9962" officeooo:paragraph-rsid="00cd9962" style:font-size-asian="12pt" style:font-size-complex="12pt"/>
    </style:style>
    <style:style style:name="P10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officeooo:rsid="00cf557d" officeooo:paragraph-rsid="00cf557d" style:font-size-asian="12pt" style:font-size-complex="12pt"/>
    </style:style>
    <style:style style:name="P10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b470" officeooo:paragraph-rsid="0016010c" style:font-size-asian="12pt" style:font-weight-asian="normal" style:font-size-complex="12pt" style:font-weight-complex="normal"/>
    </style:style>
    <style:style style:name="P10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e942d" officeooo:paragraph-rsid="0016010c" style:font-size-asian="12pt" style:font-weight-asian="normal" style:font-size-complex="12pt" style:font-weight-complex="normal"/>
    </style:style>
    <style:style style:name="P10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16010c" style:font-size-asian="12pt" style:font-weight-asian="normal" style:font-size-complex="12pt" style:font-weight-complex="normal"/>
    </style:style>
    <style:style style:name="P10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46ebde" style:font-size-asian="12pt" style:font-weight-asian="normal" style:font-size-complex="12pt" style:font-weight-complex="normal"/>
    </style:style>
    <style:style style:name="P10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22964" officeooo:paragraph-rsid="00983786" style:font-size-asian="12pt" style:font-weight-asian="normal" style:font-size-complex="12pt" style:font-weight-complex="normal"/>
    </style:style>
    <style:style style:name="P10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16010c" style:font-size-asian="12pt" style:font-weight-asian="normal" style:font-size-complex="12pt" style:font-weight-complex="normal"/>
    </style:style>
    <style:style style:name="P10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983786" style:font-size-asian="12pt" style:font-weight-asian="normal" style:font-size-complex="12pt" style:font-weight-complex="normal"/>
    </style:style>
    <style:style style:name="P11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a518f8" style:font-size-asian="12pt" style:font-weight-asian="normal" style:font-size-complex="12pt" style:font-weight-complex="normal"/>
    </style:style>
    <style:style style:name="P11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1adeb" officeooo:paragraph-rsid="00c7feca" style:font-size-asian="12pt" style:font-weight-asian="normal" style:font-size-complex="12pt" style:font-weight-complex="normal"/>
    </style:style>
    <style:style style:name="P112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640f5f" style:font-size-asian="12pt" style:font-weight-asian="normal" style:font-size-complex="12pt" style:font-weight-complex="normal"/>
    </style:style>
    <style:style style:name="P11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77bdf2" style:font-size-asian="12pt" style:font-weight-asian="normal" style:font-size-complex="12pt" style:font-weight-complex="normal"/>
    </style:style>
    <style:style style:name="P114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8a7bc7" style:font-size-asian="12pt" style:font-weight-asian="normal" style:font-size-complex="12pt" style:font-weight-complex="normal"/>
    </style:style>
    <style:style style:name="P115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640f5f" officeooo:paragraph-rsid="00a518f8" style:font-size-asian="12pt" style:font-weight-asian="normal" style:font-size-complex="12pt" style:font-weight-complex="normal"/>
    </style:style>
    <style:style style:name="P116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721649" officeooo:paragraph-rsid="00721649" style:font-size-asian="12pt" style:font-weight-asian="normal" style:font-size-complex="12pt" style:font-weight-complex="normal"/>
    </style:style>
    <style:style style:name="P117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dcdcc" officeooo:paragraph-rsid="008dcdcc" style:font-size-asian="12pt" style:font-weight-asian="normal" style:font-size-complex="12pt" style:font-weight-complex="normal"/>
    </style:style>
    <style:style style:name="P118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8faa7c" officeooo:paragraph-rsid="008faa7c" style:font-size-asian="12pt" style:font-weight-asian="normal" style:font-size-complex="12pt" style:font-weight-complex="normal"/>
    </style:style>
    <style:style style:name="P119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9f81e8" officeooo:paragraph-rsid="009f81e8" style:font-size-asian="12pt" style:font-weight-asian="normal" style:font-size-complex="12pt" style:font-weight-complex="normal"/>
    </style:style>
    <style:style style:name="P120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af505a" officeooo:paragraph-rsid="00af505a" style:font-size-asian="12pt" style:font-weight-asian="normal" style:font-size-complex="12pt" style:font-weight-complex="normal"/>
    </style:style>
    <style:style style:name="P121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b0626e" officeooo:paragraph-rsid="00b0626e" style:font-size-asian="12pt" style:font-weight-asian="normal" style:font-size-complex="12pt" style:font-weight-complex="normal"/>
    </style:style>
    <style:style style:name="P122" style:family="paragraph" style:parent-style-name="Text_20_body">
      <style:text-properties style:font-name="Liberation Sans" fo:font-size="12pt" fo:language="ru" fo:country="RU" fo:font-weight="normal" officeooo:rsid="00e01b42" officeooo:paragraph-rsid="00d06474" style:font-size-asian="12pt" style:font-weight-asian="normal" style:font-size-complex="12pt" style:font-weight-complex="normal"/>
    </style:style>
    <style:style style:name="P123" style:family="paragraph" style:parent-style-name="Table_20_Contents">
      <style:paragraph-properties fo:line-height="150%" fo:text-align="center" style:justify-single-word="false"/>
      <style:text-properties style:font-name="Liberation Sans" fo:font-size="12pt" fo:language="ru" fo:country="RU" fo:font-weight="normal" officeooo:rsid="00e58c6a" officeooo:paragraph-rsid="00e58c6a" style:font-size-asian="12pt" style:font-weight-asian="normal" style:font-size-complex="12pt" style:font-weight-complex="normal"/>
    </style:style>
    <style:style style:name="P124" style:family="paragraph" style:parent-style-name="Standard">
      <style:paragraph-properties fo:line-height="150%"/>
      <style:text-properties style:font-name="Liberation Sans" officeooo:rsid="00c9dcbb" officeooo:paragraph-rsid="0016010c"/>
    </style:style>
    <style:style style:name="P125" style:family="paragraph" style:parent-style-name="Standard">
      <style:paragraph-properties fo:line-height="150%"/>
      <style:text-properties style:font-name="Liberation Sans" officeooo:rsid="00c9dcbb" officeooo:paragraph-rsid="0039ec88"/>
    </style:style>
    <style:style style:name="P126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4af083" officeooo:paragraph-rsid="0016010c" style:font-size-asian="10pt" style:font-weight-asian="normal" style:font-size-complex="10pt" style:font-weight-complex="normal"/>
    </style:style>
    <style:style style:name="P127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16010c" style:font-size-asian="10pt" style:font-weight-asian="normal" style:font-size-complex="10pt" style:font-weight-complex="normal"/>
    </style:style>
    <style:style style:name="P128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normal" officeooo:rsid="0094f83d" officeooo:paragraph-rsid="00c7feca" style:font-size-asian="10pt" style:font-weight-asian="normal" style:font-size-complex="10pt" style:font-weight-complex="normal"/>
    </style:style>
    <style:style style:name="P129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16010c" style:font-size-asian="10pt" style:font-weight-asian="bold" style:font-size-complex="10pt" style:font-weight-complex="bold"/>
    </style:style>
    <style:style style:name="P130" style:family="paragraph" style:parent-style-name="Table_20_Contents">
      <style:paragraph-properties fo:line-height="150%" fo:text-align="start" style:justify-single-word="false"/>
      <style:text-properties style:font-name="Liberation Sans" fo:font-size="10pt" fo:language="ru" fo:country="RU" fo:font-weight="bold" officeooo:rsid="0094f83d" officeooo:paragraph-rsid="0077bdf2" style:font-size-asian="10pt" style:font-weight-asian="bold" style:font-size-complex="10pt" style:font-weight-complex="bold"/>
    </style:style>
    <style:style style:name="P131" style:family="paragraph" style:parent-style-name="Standard">
      <style:paragraph-properties fo:line-height="150%"/>
      <style:text-properties style:font-name="Liberation Sans" fo:font-weight="normal" officeooo:rsid="00b1adeb" officeooo:paragraph-rsid="0016010c" style:font-weight-asian="normal" style:font-weight-complex="normal"/>
    </style:style>
    <style:style style:name="P132" style:family="paragraph" style:parent-style-name="Standard">
      <style:paragraph-properties fo:line-height="150%"/>
      <style:text-properties style:font-name="Liberation Sans" fo:font-weight="normal" officeooo:rsid="00b1adeb" officeooo:paragraph-rsid="00c7feca" style:font-weight-asian="normal" style:font-weight-complex="normal"/>
    </style:style>
    <style:style style:name="P133" style:family="paragraph" style:parent-style-name="Standard">
      <style:text-properties style:font-name="Liberation Sans" officeooo:paragraph-rsid="0077bdf2"/>
    </style:style>
    <style:style style:name="P134" style:family="paragraph" style:parent-style-name="Standard">
      <style:text-properties style:font-name="Liberation Sans" officeooo:paragraph-rsid="00983786"/>
    </style:style>
    <style:style style:name="P135" style:family="paragraph" style:parent-style-name="Text_20_body">
      <style:text-properties style:font-name="Liberation Sans" fo:font-weight="bold" officeooo:rsid="009f81e8" officeooo:paragraph-rsid="009f81e8" style:font-weight-asian="bold" style:font-weight-complex="bold"/>
    </style:style>
    <style:style style:name="P136" style:family="paragraph" style:parent-style-name="Standard">
      <style:text-properties style:font-name="Liberation Sans" officeooo:paragraph-rsid="00a518f8"/>
    </style:style>
    <style:style style:name="P137" style:family="paragraph" style:parent-style-name="Standard">
      <style:text-properties officeooo:rsid="00c9dcbb" officeooo:paragraph-rsid="0016010c"/>
    </style:style>
    <style:style style:name="P138" style:family="paragraph" style:parent-style-name="Standard">
      <style:text-properties officeooo:paragraph-rsid="0016010c"/>
    </style:style>
    <style:style style:name="P139" style:family="paragraph" style:parent-style-name="Preformatted_20_Text">
      <style:paragraph-properties fo:margin-left="0cm" fo:margin-right="0cm" fo:margin-top="0cm" fo:margin-bottom="0cm" style:contextual-spacing="false" fo:text-indent="0cm" style:auto-text-indent="false"/>
      <style:text-properties fo:language="ru" fo:country="RU" officeooo:paragraph-rsid="0022b838"/>
    </style:style>
    <style:style style:name="P140" style:family="paragraph" style:parent-style-name="Preformatted_20_Text">
      <style:paragraph-properties fo:margin-left="0cm" fo:margin-right="0cm" fo:margin-top="0cm" fo:margin-bottom="0.499cm" style:contextual-spacing="false" fo:text-indent="0cm" style:auto-text-indent="false"/>
      <style:text-properties fo:language="ru" fo:country="RU" officeooo:paragraph-rsid="0022b838"/>
    </style:style>
    <style:style style:name="P141" style:family="paragraph" style:parent-style-name="Preformatted_20_Text">
      <style:paragraph-properties fo:margin-left="0cm" fo:margin-right="0cm" fo:margin-top="0cm" fo:margin-bottom="0cm" style:contextual-spacing="false" fo:text-align="start" style:justify-single-word="false" fo:text-indent="0cm" style:auto-text-indent="false"/>
      <style:text-properties fo:language="ru" fo:country="RU" officeooo:paragraph-rsid="0022b838"/>
    </style:style>
    <style:style style:name="P142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a2e396" officeooo:paragraph-rsid="0016010c" style:font-size-asian="12pt" style:font-weight-asian="bold" style:font-size-complex="12pt" style:font-weight-complex="bold"/>
    </style:style>
    <style:style style:name="P143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c64160" officeooo:paragraph-rsid="0016010c" style:font-size-asian="12pt" style:font-weight-asian="bold" style:font-size-complex="12pt" style:font-weight-complex="bold"/>
    </style:style>
    <style:style style:name="P144" style:family="paragraph" style:parent-style-name="Table_20_Contents">
      <style:paragraph-properties fo:line-height="115%" fo:text-align="center" style:justify-single-word="false"/>
      <style:text-properties style:use-window-font-color="true" loext:opacity="0%" style:font-name="Liberation Sans" fo:font-size="12pt" fo:language="ru" fo:country="RU" fo:font-weight="bold" officeooo:rsid="001a39f4" officeooo:paragraph-rsid="0016010c" style:font-size-asian="12pt" style:font-weight-asian="bold" style:font-size-complex="12pt" style:font-weight-complex="bold"/>
    </style:style>
    <style:style style:name="P145" style:family="paragraph" style:parent-style-name="Table_20_Contents">
      <style:paragraph-properties fo:margin-top="0.101cm" fo:margin-bottom="0.101cm" style:contextual-spacing="false" fo:line-height="150%" fo:text-align="center" style:justify-single-word="false"/>
      <style:text-properties style:use-window-font-color="true" loext:opacity="0%" style:font-name="Liberation Sans" fo:font-size="12pt" fo:language="ru" fo:country="RU" fo:font-weight="bold" officeooo:rsid="0092baf4" officeooo:paragraph-rsid="0092baf4" style:font-size-asian="12pt" style:font-weight-asian="bold" style:font-size-complex="12pt" style:font-weight-complex="bold"/>
    </style:style>
    <style:style style:name="P146" style:family="paragraph" style:parent-style-name="Table_20_Contents">
      <style:paragraph-properties fo:line-height="150%" fo:text-align="center" style:justify-single-word="false"/>
      <style:text-properties style:use-window-font-color="true" loext:opacity="0%" style:font-name="Liberation Sans" fo:font-size="12pt" fo:language="ru" fo:country="RU" officeooo:rsid="0092baf4" officeooo:paragraph-rsid="0092baf4" style:font-size-asian="12pt" style:font-size-complex="12pt"/>
    </style:style>
    <style:style style:name="P147" style:family="paragraph" style:parent-style-name="Table_20_Contents">
      <style:paragraph-properties fo:line-height="150%" fo:text-align="center" style:justify-single-word="false"/>
      <style:text-properties fo:color="#c9211e" loext:opacity="100%" style:font-name="Liberation Sans" fo:font-size="12pt" fo:language="ru" fo:country="RU" fo:font-weight="bold" officeooo:rsid="007baf49" officeooo:paragraph-rsid="007baf49" style:font-size-asian="12pt" style:font-weight-asian="bold" style:font-size-complex="12pt" style:font-weight-complex="bold"/>
    </style:style>
    <style:style style:name="P148" style:family="paragraph" style:parent-style-name="Standard">
      <style:paragraph-properties fo:line-height="150%"/>
      <style:text-properties officeooo:paragraph-rsid="0016010c"/>
    </style:style>
    <style:style style:name="P149" style:family="paragraph" style:parent-style-name="Standard">
      <style:paragraph-properties fo:line-height="150%"/>
      <style:text-properties officeooo:paragraph-rsid="00997817"/>
    </style:style>
    <style:style style:name="P150" style:family="paragraph" style:parent-style-name="Text_20_body">
      <style:text-properties officeooo:rsid="00a11082" officeooo:paragraph-rsid="00a11082"/>
    </style:style>
    <style:style style:name="P151" style:family="paragraph" style:parent-style-name="Text_20_body">
      <style:text-properties fo:font-weight="bold" officeooo:paragraph-rsid="009f81e8" style:font-weight-asian="bold" style:font-weight-complex="bold"/>
    </style:style>
    <style:style style:name="P15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54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55" style:family="paragraph" style:parent-style-name="Text_20_body">
      <style:text-properties officeooo:rsid="00c660cb" officeooo:paragraph-rsid="00c7feca"/>
    </style:style>
    <style:style style:name="P156" style:family="paragraph" style:parent-style-name="Standard">
      <style:text-properties officeooo:paragraph-rsid="00cf557d"/>
    </style:style>
    <style:style style:name="P157" style:family="paragraph" style:parent-style-name="Text_20_body">
      <style:text-properties officeooo:rsid="00cf557d" officeooo:paragraph-rsid="00cf557d"/>
    </style:style>
    <style:style style:name="P158" style:family="paragraph" style:parent-style-name="Text_20_body">
      <style:text-properties officeooo:rsid="00cf557d" officeooo:paragraph-rsid="00d06474"/>
    </style:style>
    <style:style style:name="P159" style:family="paragraph" style:parent-style-name="Standard" style:list-style-name="">
      <style:paragraph-properties fo:line-height="150%"/>
      <style:text-properties style:font-name="Liberation Sans" officeooo:rsid="00c9dcbb" officeooo:paragraph-rsid="003cc569"/>
    </style:style>
    <style:style style:name="P160" style:family="paragraph" style:parent-style-name="Standard" style:list-style-name="">
      <style:paragraph-properties fo:line-height="150%"/>
      <style:text-properties style:font-name="Liberation Sans" officeooo:rsid="00c9dcbb" officeooo:paragraph-rsid="0077bdf2"/>
    </style:style>
    <style:style style:name="P161" style:family="paragraph" style:parent-style-name="Standard" style:list-style-name="">
      <style:paragraph-properties fo:line-height="150%"/>
      <style:text-properties style:font-name="Liberation Sans" officeooo:rsid="00c9dcbb" officeooo:paragraph-rsid="00c7feca"/>
    </style:style>
    <style:style style:name="P162" style:family="paragraph" style:parent-style-name="Standard" style:list-style-name="">
      <style:paragraph-properties fo:line-height="150%"/>
      <style:text-properties style:font-name="Liberation Sans" fo:font-size="12pt" fo:language="ru" fo:country="RU" fo:font-weight="normal" officeooo:rsid="00ad70a9" officeooo:paragraph-rsid="0077bdf2" style:font-size-asian="12pt" style:font-weight-asian="normal" style:font-size-complex="12pt" style:font-weight-complex="normal"/>
    </style:style>
    <style:style style:name="P163" style:family="paragraph" style:parent-style-name="Standard" style:list-style-name="">
      <style:paragraph-properties fo:line-height="150%"/>
      <style:text-properties officeooo:paragraph-rsid="0095582d"/>
    </style:style>
    <style:style style:name="P164" style:family="paragraph" style:parent-style-name="Standard" style:list-style-name="">
      <style:paragraph-properties fo:line-height="150%"/>
      <style:text-properties officeooo:paragraph-rsid="00a518f8"/>
    </style:style>
    <style:style style:name="P165" style:family="paragraph" style:parent-style-name="Title" style:master-page-name="First_20_Page">
      <style:paragraph-properties style:page-number="auto" fo:break-before="page"/>
      <style:text-properties officeooo:paragraph-rsid="0016010c"/>
    </style:style>
    <style:style style:name="P166" style:family="paragraph" style:parent-style-name="Heading_20_1" style:list-style-name="">
      <style:text-properties officeooo:paragraph-rsid="004a1300"/>
    </style:style>
    <style:style style:name="P167" style:family="paragraph" style:parent-style-name="Heading_20_1" style:list-style-name="">
      <style:text-properties officeooo:paragraph-rsid="0021476d"/>
    </style:style>
    <style:style style:name="P168" style:family="paragraph" style:parent-style-name="Heading_20_1" style:master-page-name="Standard">
      <style:paragraph-properties style:page-number="auto" fo:break-before="page"/>
      <style:text-properties officeooo:paragraph-rsid="004a1300"/>
    </style:style>
    <style:style style:name="P169" style:family="paragraph" style:parent-style-name="Heading_20_1">
      <style:paragraph-properties fo:break-before="page"/>
      <style:text-properties officeooo:paragraph-rsid="0021476d"/>
    </style:style>
    <style:style style:name="P170" style:family="paragraph" style:parent-style-name="Heading_20_1">
      <style:paragraph-properties fo:break-before="page"/>
      <style:text-properties style:font-name="Liberation Sans" officeooo:paragraph-rsid="00d73fe3"/>
    </style:style>
    <style:style style:name="P171" style:family="paragraph" style:parent-style-name="Heading_20_1">
      <style:paragraph-properties fo:break-before="page"/>
      <style:text-properties style:font-name="Liberation Sans" officeooo:paragraph-rsid="009f81e8"/>
    </style:style>
    <style:style style:name="P172" style:family="paragraph" style:parent-style-name="Heading_20_1">
      <style:paragraph-properties fo:break-before="page"/>
      <style:text-properties style:font-name="Liberation Sans" officeooo:paragraph-rsid="00cf557d"/>
    </style:style>
    <style:style style:name="P173" style:family="paragraph" style:parent-style-name="Heading_20_1">
      <style:text-properties officeooo:paragraph-rsid="0022b838"/>
    </style:style>
    <style:style style:name="P174" style:family="paragraph" style:parent-style-name="Heading_20_2">
      <style:text-properties officeooo:paragraph-rsid="00acfee4"/>
    </style:style>
    <style:style style:name="P175" style:family="paragraph" style:parent-style-name="Heading_20_2">
      <style:paragraph-properties fo:break-before="page"/>
      <style:text-properties officeooo:paragraph-rsid="00baf9d0"/>
    </style:style>
    <style:style style:name="P176" style:family="paragraph" style:parent-style-name="Heading_20_2">
      <style:paragraph-properties fo:break-before="page"/>
      <style:text-properties officeooo:paragraph-rsid="00baf378"/>
    </style:style>
    <style:style style:name="P177" style:family="paragraph" style:parent-style-name="Heading_20_2">
      <style:paragraph-properties fo:break-before="page"/>
      <style:text-properties officeooo:paragraph-rsid="0077bdf2"/>
    </style:style>
    <style:style style:name="P178" style:family="paragraph" style:parent-style-name="Heading_20_2">
      <style:paragraph-properties fo:break-before="page"/>
      <style:text-properties officeooo:paragraph-rsid="00a518f8"/>
    </style:style>
    <style:style style:name="P179" style:family="paragraph" style:parent-style-name="Heading_20_2">
      <style:paragraph-properties fo:break-before="page"/>
      <style:text-properties officeooo:paragraph-rsid="00c7feca"/>
    </style:style>
    <style:style style:name="P180" style:family="paragraph" style:parent-style-name="Heading_20_3">
      <style:text-properties officeooo:paragraph-rsid="004c109a"/>
    </style:style>
    <style:style style:name="P181" style:family="paragraph" style:parent-style-name="Heading_20_3">
      <style:text-properties officeooo:paragraph-rsid="0016010c"/>
    </style:style>
    <style:style style:name="P182" style:family="paragraph" style:parent-style-name="Heading_20_3">
      <style:text-properties officeooo:paragraph-rsid="0021476d"/>
    </style:style>
    <style:style style:name="P183" style:family="paragraph" style:parent-style-name="Heading_20_3">
      <style:text-properties officeooo:paragraph-rsid="00201306"/>
    </style:style>
    <style:style style:name="P184" style:family="paragraph" style:parent-style-name="Heading_20_3">
      <style:text-properties fo:language="ru" fo:country="RU" officeooo:rsid="00930ba7" officeooo:paragraph-rsid="0021476d"/>
    </style:style>
    <style:style style:name="P185" style:family="paragraph" style:parent-style-name="Heading_20_3">
      <style:text-properties fo:language="ru" fo:country="RU" officeooo:rsid="00930ba7" officeooo:paragraph-rsid="0077bdf2"/>
    </style:style>
    <style:style style:name="P186" style:family="paragraph" style:parent-style-name="Heading_20_3">
      <style:text-properties fo:language="ru" fo:country="RU" officeooo:rsid="00930ba7" officeooo:paragraph-rsid="00a518f8"/>
    </style:style>
    <style:style style:name="P187" style:family="paragraph" style:parent-style-name="Heading_20_3">
      <style:text-properties officeooo:rsid="007a5358" officeooo:paragraph-rsid="007a5358"/>
    </style:style>
    <style:style style:name="P188" style:family="paragraph" style:parent-style-name="Heading_20_3">
      <style:text-properties officeooo:paragraph-rsid="0077bdf2"/>
    </style:style>
    <style:style style:name="P189" style:family="paragraph" style:parent-style-name="Heading_20_3">
      <style:text-properties officeooo:paragraph-rsid="00a518f8"/>
    </style:style>
    <style:style style:name="P190" style:family="paragraph" style:parent-style-name="Heading_20_3">
      <style:text-properties officeooo:paragraph-rsid="00c7feca"/>
    </style:style>
    <style:style style:name="P191" style:family="paragraph" style:parent-style-name="Heading_20_3">
      <style:paragraph-properties fo:text-align="start" style:justify-single-word="false"/>
      <style:text-properties officeooo:rsid="00c9dcbb" officeooo:paragraph-rsid="0016010c"/>
    </style:style>
    <style:style style:name="T1" style:family="text">
      <style:text-properties officeooo:rsid="002c3563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91b689" style:font-weight-asian="normal" style:font-weight-complex="normal"/>
    </style:style>
    <style:style style:name="T4" style:family="text">
      <style:text-properties fo:font-weight="normal" officeooo:rsid="0036f6d6" style:font-weight-asian="normal" style:font-weight-complex="normal"/>
    </style:style>
    <style:style style:name="T5" style:family="text">
      <style:text-properties fo:font-weight="normal" officeooo:rsid="00ad70a9" style:font-weight-asian="normal" style:font-weight-complex="normal"/>
    </style:style>
    <style:style style:name="T6" style:family="text">
      <style:text-properties fo:font-weight="normal" officeooo:rsid="00b1adeb" style:font-weight-asian="normal" style:font-weight-complex="normal"/>
    </style:style>
    <style:style style:name="T7" style:family="text">
      <style:text-properties fo:font-weight="normal" officeooo:rsid="0039ec88" style:font-weight-asian="normal" style:font-weight-complex="normal"/>
    </style:style>
    <style:style style:name="T8" style:family="text">
      <style:text-properties fo:font-weight="normal" officeooo:rsid="003cc569" style:font-weight-asian="normal" style:font-weight-complex="normal"/>
    </style:style>
    <style:style style:name="T9" style:family="text">
      <style:text-properties fo:font-weight="normal" officeooo:rsid="003eaeff" style:font-weight-asian="normal" style:font-weight-complex="normal"/>
    </style:style>
    <style:style style:name="T10" style:family="text">
      <style:text-properties fo:font-weight="normal" officeooo:rsid="009f81e8" style:font-weight-asian="normal" style:font-weight-complex="normal"/>
    </style:style>
    <style:style style:name="T11" style:family="text">
      <style:text-properties fo:font-weight="normal" officeooo:rsid="00a518f8" style:font-weight-asian="normal" style:font-weight-complex="normal"/>
    </style:style>
    <style:style style:name="T12" style:family="text">
      <style:text-properties officeooo:rsid="0024fe81"/>
    </style:style>
    <style:style style:name="T13" style:family="text">
      <style:text-properties officeooo:rsid="00d4725a"/>
    </style:style>
    <style:style style:name="T14" style:family="text">
      <style:text-properties officeooo:rsid="0094f83d"/>
    </style:style>
    <style:style style:name="T15" style:family="text">
      <style:text-properties officeooo:rsid="00930ba7"/>
    </style:style>
    <style:style style:name="T16" style:family="text">
      <style:text-properties officeooo:rsid="009aeb74"/>
    </style:style>
    <style:style style:name="T17" style:family="text">
      <style:text-properties officeooo:rsid="00922964"/>
    </style:style>
    <style:style style:name="T18" style:family="text">
      <style:text-properties officeooo:rsid="00d4d079"/>
    </style:style>
    <style:style style:name="T19" style:family="text">
      <style:text-properties style:font-name="Liberation Sans"/>
    </style:style>
    <style:style style:name="T20" style:family="text">
      <style:text-properties style:font-name="Liberation Sans" fo:font-size="12pt" style:font-size-asian="12pt" style:font-size-complex="12pt"/>
    </style:style>
    <style:style style:name="T21" style:family="text">
      <style:text-properties style:font-name="Liberation Sans" fo:font-size="12pt" officeooo:rsid="00cb4c24" style:font-size-asian="12pt" style:font-size-complex="12pt"/>
    </style:style>
    <style:style style:name="T22" style:family="text">
      <style:text-properties style:font-name="Liberation Sans"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23" style:family="text">
      <style:text-properties style:font-name="Liberation Sans"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24" style:family="text">
      <style:text-properties style:font-name="Liberation Sans" fo:font-size="12pt" fo:language="ru" fo:country="RU" fo:font-weight="normal" officeooo:rsid="003f6164" style:font-size-asian="12pt" style:font-weight-asian="normal" style:font-size-complex="12pt" style:font-weight-complex="normal"/>
    </style:style>
    <style:style style:name="T25" style:family="text">
      <style:text-properties style:font-name="Liberation Sans" fo:font-size="12pt" fo:language="ru" fo:country="RU" fo:font-weight="normal" officeooo:rsid="00a518f8" style:font-size-asian="12pt" style:font-weight-asian="normal" style:font-size-complex="12pt" style:font-weight-complex="normal"/>
    </style:style>
    <style:style style:name="T26" style:family="text">
      <style:text-properties style:font-name="Liberation Sans" fo:font-size="12pt" fo:language="ru" fo:country="RU" fo:font-weight="normal" officeooo:rsid="00e01b42" style:font-size-asian="12pt" style:font-weight-asian="normal" style:font-size-complex="12pt" style:font-weight-complex="normal"/>
    </style:style>
    <style:style style:name="T27" style:family="text">
      <style:text-properties style:font-name="Liberation Sans" fo:font-size="12pt" fo:language="ru" fo:country="RU" fo:font-weight="bold" officeooo:rsid="00b1adeb" style:font-size-asian="12pt" style:font-weight-asian="bold" style:font-size-complex="12pt" style:font-weight-complex="bold"/>
    </style:style>
    <style:style style:name="T28" style:family="text">
      <style:text-properties style:font-name="Liberation Sans" fo:font-size="12pt" fo:font-weight="normal" officeooo:rsid="00ad70a9" style:font-size-asian="12pt" style:font-weight-asian="normal" style:font-size-complex="12pt" style:font-weight-complex="normal"/>
    </style:style>
    <style:style style:name="T29" style:family="text">
      <style:text-properties style:font-name="Liberation Sans" officeooo:rsid="00d5ec29"/>
    </style:style>
    <style:style style:name="T30" style:family="text">
      <style:text-properties style:font-name="Liberation Sans" officeooo:rsid="00bf095a"/>
    </style:style>
    <style:style style:name="T31" style:family="text">
      <style:text-properties style:font-name="Liberation Sans" officeooo:rsid="00882ad0"/>
    </style:style>
    <style:style style:name="T32" style:family="text">
      <style:text-properties style:font-name="Liberation Sans" officeooo:rsid="009f81e8"/>
    </style:style>
    <style:style style:name="T33" style:family="text">
      <style:text-properties style:font-name="Liberation Sans" officeooo:rsid="00a1f4d8"/>
    </style:style>
    <style:style style:name="T34" style:family="text">
      <style:text-properties style:font-name="Liberation Sans" fo:font-weight="bold" style:font-weight-asian="bold" style:font-weight-complex="bold"/>
    </style:style>
    <style:style style:name="T35" style:family="text">
      <style:text-properties style:font-name="Liberation Sans" fo:font-weight="bold" officeooo:rsid="00b2e238" style:font-weight-asian="bold" style:font-weight-complex="bold"/>
    </style:style>
    <style:style style:name="T36" style:family="text">
      <style:text-properties style:font-name="Liberation Sans" fo:font-weight="bold" officeooo:rsid="00b43861" style:font-weight-asian="bold" style:font-weight-complex="bold"/>
    </style:style>
    <style:style style:name="T37" style:family="text">
      <style:text-properties style:font-name="Liberation Sans" officeooo:rsid="00d06474"/>
    </style:style>
    <style:style style:name="T38" style:family="text">
      <style:text-properties officeooo:rsid="00bb2adb"/>
    </style:style>
    <style:style style:name="T39" style:family="text">
      <style:text-properties fo:font-weight="bold" style:font-weight-asian="bold" style:font-weight-complex="bold"/>
    </style:style>
    <style:style style:name="T40" style:family="text">
      <style:text-properties fo:font-weight="bold" officeooo:rsid="00b1adeb" style:font-weight-asian="bold" style:font-weight-complex="bold"/>
    </style:style>
    <style:style style:name="T41" style:family="text">
      <style:text-properties fo:font-weight="bold" officeooo:rsid="00beeba1" style:font-weight-asian="bold" style:font-weight-complex="bold"/>
    </style:style>
    <style:style style:name="T42" style:family="text">
      <style:text-properties fo:font-weight="bold" officeooo:rsid="00a67e6f" style:font-weight-asian="bold" style:font-weight-complex="bold"/>
    </style:style>
    <style:style style:name="T43" style:family="text">
      <style:text-properties officeooo:rsid="00bd0501"/>
    </style:style>
    <style:style style:name="T44" style:family="text">
      <style:text-properties style:use-window-font-color="true" loext:opacity="0%"/>
    </style:style>
    <style:style style:name="T45" style:family="text">
      <style:text-properties style:use-window-font-color="true" loext:opacity="0%" officeooo:rsid="00b1adeb"/>
    </style:style>
    <style:style style:name="T46" style:family="text">
      <style:text-properties style:use-window-font-color="true" loext:opacity="0%" officeooo:rsid="00c87a95"/>
    </style:style>
    <style:style style:name="T47" style:family="text">
      <style:text-properties style:use-window-font-color="true" loext:opacity="0%" officeooo:rsid="00c64160"/>
    </style:style>
    <style:style style:name="T48" style:family="text">
      <style:text-properties style:use-window-font-color="true" loext:opacity="0%" officeooo:rsid="00beeba1"/>
    </style:style>
    <style:style style:name="T49" style:family="text">
      <style:text-properties style:use-window-font-color="true" loext:opacity="0%" officeooo:rsid="001a39f4"/>
    </style:style>
    <style:style style:name="T50" style:family="text">
      <style:text-properties style:use-window-font-color="true" loext:opacity="0%" officeooo:rsid="007f3072"/>
    </style:style>
    <style:style style:name="T51" style:family="text">
      <style:text-properties style:use-window-font-color="true" loext:opacity="0%" style:text-position="super 58%" officeooo:rsid="009af829"/>
    </style:style>
    <style:style style:name="T52" style:family="text">
      <style:text-properties style:use-window-font-color="true" loext:opacity="0%" style:text-position="super 58%" officeooo:rsid="00acfee4"/>
    </style:style>
    <style:style style:name="T53" style:family="text">
      <style:text-properties style:use-window-font-color="true" loext:opacity="0%" style:text-position="super 58%" officeooo:rsid="00bada2f"/>
    </style:style>
    <style:style style:name="T54" style:family="text">
      <style:text-properties style:use-window-font-color="true" loext:opacity="0%" style:text-position="super 58%" officeooo:rsid="00a31b42"/>
    </style:style>
    <style:style style:name="T55" style:family="text">
      <style:text-properties style:use-window-font-color="true" loext:opacity="0%" style:text-position="super 58%" officeooo:rsid="00c05805"/>
    </style:style>
    <style:style style:name="T56" style:family="text">
      <style:text-properties style:use-window-font-color="true" loext:opacity="0%" style:text-position="0% 100%" officeooo:rsid="0043757f"/>
    </style:style>
    <style:style style:name="T57" style:family="text">
      <style:text-properties style:use-window-font-color="true" loext:opacity="0%" style:text-position="0% 100%" officeooo:rsid="00acfee4"/>
    </style:style>
    <style:style style:name="T58" style:family="text">
      <style:text-properties style:use-window-font-color="true" loext:opacity="0%" style:text-position="0% 100%" officeooo:rsid="00baf9d0"/>
    </style:style>
    <style:style style:name="T59" style:family="text">
      <style:text-properties style:use-window-font-color="true" loext:opacity="0%" style:text-position="0% 100%" officeooo:rsid="009af829"/>
    </style:style>
    <style:style style:name="T60" style:family="text">
      <style:text-properties style:use-window-font-color="true" loext:opacity="0%" style:text-position="0% 100%" officeooo:rsid="00bbcbab"/>
    </style:style>
    <style:style style:name="T61" style:family="text">
      <style:text-properties style:use-window-font-color="true" loext:opacity="0%" style:text-position="0% 100%" officeooo:rsid="00c05805"/>
    </style:style>
    <style:style style:name="T62" style:family="text">
      <style:text-properties style:use-window-font-color="true" loext:opacity="0%" style:text-position="0% 100%" officeooo:rsid="00c660cb"/>
    </style:style>
    <style:style style:name="T63" style:family="text">
      <style:text-properties style:use-window-font-color="true" loext:opacity="0%" officeooo:rsid="00416efc"/>
    </style:style>
    <style:style style:name="T64" style:family="text">
      <style:text-properties style:use-window-font-color="true" loext:opacity="0%" officeooo:rsid="00983786"/>
    </style:style>
    <style:style style:name="T65" style:family="text">
      <style:text-properties style:use-window-font-color="true" loext:opacity="0%" officeooo:rsid="00bada2f"/>
    </style:style>
    <style:style style:name="T66" style:family="text">
      <style:text-properties style:use-window-font-color="true" loext:opacity="0%" officeooo:rsid="00bb2adb"/>
    </style:style>
    <style:style style:name="T67" style:family="text">
      <style:text-properties style:use-window-font-color="true" loext:opacity="0%" officeooo:rsid="0046a331"/>
    </style:style>
    <style:style style:name="T68" style:family="text">
      <style:text-properties style:use-window-font-color="true" loext:opacity="0%" officeooo:rsid="0043757f"/>
    </style:style>
    <style:style style:name="T69" style:family="text">
      <style:text-properties style:use-window-font-color="true" loext:opacity="0%" officeooo:rsid="00baf378"/>
    </style:style>
    <style:style style:name="T70" style:family="text">
      <style:text-properties style:use-window-font-color="true" loext:opacity="0%" officeooo:rsid="00a98e53"/>
    </style:style>
    <style:style style:name="T71" style:family="text">
      <style:text-properties style:use-window-font-color="true" loext:opacity="0%" officeooo:rsid="00baf9d0"/>
    </style:style>
    <style:style style:name="T72" style:family="text">
      <style:text-properties style:use-window-font-color="true" loext:opacity="0%" fo:font-size="12pt" fo:language="ru" fo:country="RU" fo:font-weight="normal" officeooo:rsid="00beef55" style:font-size-asian="12pt" style:font-weight-asian="normal" style:font-size-complex="12pt" style:font-weight-complex="normal"/>
    </style:style>
    <style:style style:name="T73" style:family="text">
      <style:text-properties style:use-window-font-color="true" loext:opacity="0%" fo:font-size="12pt" fo:language="ru" fo:country="RU" fo:font-weight="normal" officeooo:rsid="00922964" style:font-size-asian="12pt" style:font-weight-asian="normal" style:font-size-complex="12pt" style:font-weight-complex="normal"/>
    </style:style>
    <style:style style:name="T74" style:family="text">
      <style:text-properties style:use-window-font-color="true" loext:opacity="0%" fo:font-size="12pt" fo:language="ru" fo:country="RU" fo:font-weight="normal" officeooo:rsid="00a67e6f" style:font-size-asian="12pt" style:font-weight-asian="normal" style:font-size-complex="12pt" style:font-weight-complex="normal"/>
    </style:style>
    <style:style style:name="T75" style:family="text">
      <style:text-properties style:use-window-font-color="true" loext:opacity="0%" officeooo:rsid="00c05805"/>
    </style:style>
    <style:style style:name="T76" style:family="text">
      <style:text-properties style:use-window-font-color="true" loext:opacity="0%" officeooo:rsid="00c38f45"/>
    </style:style>
    <style:style style:name="T77" style:family="text">
      <style:text-properties officeooo:rsid="00c45f68"/>
    </style:style>
    <style:style style:name="T78" style:family="text">
      <style:text-properties officeooo:rsid="00c5a6ab"/>
    </style:style>
    <style:style style:name="T79" style:family="text">
      <style:text-properties officeooo:rsid="00c87a95"/>
    </style:style>
    <style:style style:name="T80" style:family="text">
      <style:text-properties fo:language="ru" fo:country="RU"/>
    </style:style>
    <style:style style:name="T81" style:family="text">
      <style:text-properties fo:language="ru" fo:country="RU" officeooo:rsid="00930ba7"/>
    </style:style>
    <style:style style:name="T82" style:family="text">
      <style:text-properties fo:language="ru" fo:country="RU" officeooo:rsid="00922964"/>
    </style:style>
    <style:style style:name="T83" style:family="text">
      <style:text-properties fo:language="ru" fo:country="RU" officeooo:rsid="00a67e6f"/>
    </style:style>
    <style:style style:name="T84" style:family="text">
      <style:text-properties officeooo:rsid="00aeb470"/>
    </style:style>
    <style:style style:name="T85" style:family="text">
      <style:text-properties officeooo:rsid="00b1adeb"/>
    </style:style>
    <style:style style:name="T86" style:family="text">
      <style:text-properties officeooo:rsid="00a67e6f"/>
    </style:style>
    <style:style style:name="T87" style:family="text">
      <style:text-properties officeooo:rsid="00b45ea9"/>
    </style:style>
    <style:style style:name="T88" style:family="text">
      <style:text-properties fo:color="#808000" loext:opacity="100%" fo:language="ru" fo:country="RU"/>
    </style:style>
    <style:style style:name="T89" style:family="text">
      <style:text-properties fo:color="#c0c0c0" loext:opacity="100%"/>
    </style:style>
    <style:style style:name="T90" style:family="text">
      <style:text-properties fo:color="#c0c0c0" loext:opacity="100%" fo:language="ru" fo:country="RU"/>
    </style:style>
    <style:style style:name="T91" style:family="text">
      <style:text-properties fo:color="#800080" loext:opacity="100%"/>
    </style:style>
    <style:style style:name="T92" style:family="text">
      <style:text-properties fo:color="#800080" loext:opacity="100%" fo:language="ru" fo:country="RU" fo:font-weight="bold"/>
    </style:style>
    <style:style style:name="T93" style:family="text">
      <style:text-properties fo:color="#008000" loext:opacity="100%"/>
    </style:style>
    <style:style style:name="T94" style:family="text">
      <style:text-properties fo:font-size="12pt" fo:language="ru" fo:country="RU" fo:font-weight="normal" officeooo:rsid="00ad70a9" style:font-size-asian="12pt" style:font-weight-asian="normal" style:font-size-complex="12pt" style:font-weight-complex="normal"/>
    </style:style>
    <style:style style:name="T95" style:family="text">
      <style:text-properties fo:font-size="12pt" fo:language="ru" fo:country="RU" fo:font-weight="normal" officeooo:rsid="003cc569" style:font-size-asian="12pt" style:font-weight-asian="normal" style:font-size-complex="12pt" style:font-weight-complex="normal"/>
    </style:style>
    <style:style style:name="T96" style:family="text">
      <style:text-properties fo:font-size="12pt" fo:language="ru" fo:country="RU" fo:font-weight="normal" officeooo:rsid="003eaeff" style:font-size-asian="12pt" style:font-weight-asian="normal" style:font-size-complex="12pt" style:font-weight-complex="normal"/>
    </style:style>
    <style:style style:name="T97" style:family="text">
      <style:text-properties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98" style:family="text">
      <style:text-properties fo:font-size="12pt" fo:language="ru" fo:country="RU" fo:font-weight="normal" officeooo:rsid="00b2e238" style:font-size-asian="12pt" style:font-weight-asian="normal" style:font-size-complex="12pt" style:font-weight-complex="normal"/>
    </style:style>
    <style:style style:name="T99" style:family="text">
      <style:text-properties fo:font-size="12pt" fo:language="ru" fo:country="RU" fo:font-weight="normal" officeooo:rsid="00b56af6" style:font-size-asian="12pt" style:font-weight-asian="normal" style:font-size-complex="12pt" style:font-weight-complex="normal"/>
    </style:style>
    <style:style style:name="T100" style:family="text">
      <style:text-properties fo:font-size="12pt" fo:language="ru" fo:country="RU" fo:font-weight="normal" officeooo:rsid="00b9cf6c" style:font-size-asian="12pt" style:font-weight-asian="normal" style:font-size-complex="12pt" style:font-weight-complex="normal"/>
    </style:style>
    <style:style style:name="T101" style:family="text">
      <style:text-properties fo:font-size="12pt" fo:language="ru" fo:country="RU" fo:font-weight="normal" officeooo:rsid="00b2e682" style:font-size-asian="12pt" style:font-weight-asian="normal" style:font-size-complex="12pt" style:font-weight-complex="normal"/>
    </style:style>
    <style:style style:name="T102" style:family="text">
      <style:text-properties officeooo:rsid="0043757f"/>
    </style:style>
    <style:style style:name="T103" style:family="text">
      <style:text-properties style:text-position="super 58%" officeooo:rsid="00a31b42"/>
    </style:style>
    <style:style style:name="T104" style:family="text">
      <style:text-properties style:text-position="super 58%" officeooo:rsid="00a7720e"/>
    </style:style>
    <style:style style:name="T105" style:family="text">
      <style:text-properties officeooo:rsid="0046a331"/>
    </style:style>
    <style:style style:name="T106" style:family="text">
      <style:text-properties officeooo:rsid="0046ebde"/>
    </style:style>
    <style:style style:name="T107" style:family="text">
      <style:text-properties officeooo:rsid="00474534"/>
    </style:style>
    <style:style style:name="T108" style:family="text">
      <style:text-properties officeooo:rsid="00493f0d"/>
    </style:style>
    <style:style style:name="T109" style:family="text">
      <style:text-properties officeooo:rsid="004a1300"/>
    </style:style>
    <style:style style:name="T110" style:family="text">
      <style:text-properties officeooo:rsid="004ff8bc"/>
    </style:style>
    <style:style style:name="T111" style:family="text">
      <style:text-properties officeooo:rsid="00519d41"/>
    </style:style>
    <style:style style:name="T112" style:family="text">
      <style:text-properties officeooo:rsid="0056ad57"/>
    </style:style>
    <style:style style:name="T113" style:family="text">
      <style:text-properties officeooo:rsid="00595451"/>
    </style:style>
    <style:style style:name="T114" style:family="text">
      <style:text-properties officeooo:rsid="005bfd81"/>
    </style:style>
    <style:style style:name="T115" style:family="text">
      <style:text-properties officeooo:rsid="005e8a37"/>
    </style:style>
    <style:style style:name="T116" style:family="text">
      <style:text-properties officeooo:rsid="0060f96c"/>
    </style:style>
    <style:style style:name="T117" style:family="text">
      <style:text-properties officeooo:rsid="0062639c"/>
    </style:style>
    <style:style style:name="T118" style:family="text">
      <style:text-properties officeooo:rsid="006bfd09"/>
    </style:style>
    <style:style style:name="T119" style:family="text">
      <style:text-properties officeooo:rsid="006ddf3c"/>
    </style:style>
    <style:style style:name="T120" style:family="text">
      <style:text-properties officeooo:rsid="00735536"/>
    </style:style>
    <style:style style:name="T121" style:family="text">
      <style:text-properties officeooo:rsid="0077b35a"/>
    </style:style>
    <style:style style:name="T122" style:family="text">
      <style:text-properties officeooo:rsid="0077bdf2"/>
    </style:style>
    <style:style style:name="T123" style:family="text">
      <style:text-properties fo:color="#c9211e" loext:opacity="100%" style:text-line-through-style="solid" style:text-line-through-type="single" fo:font-size="12pt" fo:language="ru" fo:country="RU" fo:font-weight="normal" officeooo:rsid="007ff1cc" style:font-size-asian="12pt" style:font-weight-asian="normal" style:font-size-complex="12pt" style:font-weight-complex="normal"/>
    </style:style>
    <style:style style:name="T124" style:family="text">
      <style:text-properties fo:color="#c9211e" loext:opacity="100%" officeooo:rsid="0043757f"/>
    </style:style>
    <style:style style:name="T125" style:family="text">
      <style:text-properties officeooo:rsid="008ba925"/>
    </style:style>
    <style:style style:name="T126" style:family="text">
      <style:text-properties officeooo:rsid="00983786"/>
    </style:style>
    <style:style style:name="T127" style:family="text">
      <style:text-properties officeooo:rsid="009af829"/>
    </style:style>
    <style:style style:name="T128" style:family="text">
      <style:text-properties officeooo:rsid="009f81e8"/>
    </style:style>
    <style:style style:name="T129" style:family="text">
      <style:text-properties officeooo:rsid="00a518f8"/>
    </style:style>
    <style:style style:name="T130" style:family="text">
      <style:text-properties officeooo:rsid="003cc569"/>
    </style:style>
    <style:style style:name="T131" style:family="text">
      <style:text-properties officeooo:rsid="00a5bace"/>
    </style:style>
    <style:style style:name="T132" style:family="text">
      <style:text-properties officeooo:rsid="00a91a2a"/>
    </style:style>
    <style:style style:name="T133" style:family="text">
      <style:text-properties officeooo:rsid="00a98e53"/>
    </style:style>
    <style:style style:name="T134" style:family="text">
      <style:text-properties officeooo:rsid="00b2e238"/>
    </style:style>
    <style:style style:name="T135" style:family="text">
      <style:text-properties officeooo:rsid="00b2e682"/>
    </style:style>
    <style:style style:name="T136" style:family="text">
      <style:text-properties officeooo:rsid="00b43861"/>
    </style:style>
    <style:style style:name="T137" style:family="text">
      <style:text-properties officeooo:rsid="00b56af6"/>
    </style:style>
    <style:style style:name="T138" style:family="text">
      <style:text-properties officeooo:rsid="00b7b682"/>
    </style:style>
    <style:style style:name="T139" style:family="text">
      <style:text-properties officeooo:rsid="00baa7a9"/>
    </style:style>
    <style:style style:name="T140" style:family="text">
      <style:text-properties officeooo:rsid="00c28950"/>
    </style:style>
    <style:style style:name="T141" style:family="text">
      <style:text-properties officeooo:rsid="00c88518"/>
    </style:style>
    <style:style style:name="T142" style:family="text">
      <style:text-properties officeooo:rsid="00cf557d"/>
    </style:style>
    <style:style style:name="T143" style:family="text">
      <style:text-properties officeooo:rsid="00dbb60e"/>
    </style:style>
    <style:style style:name="T144" style:family="text">
      <style:text-properties officeooo:rsid="00ee7e42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5"><text:tab/>IOT<text:span text:style-name="T1">V</text:span> <text:span text:style-name="T2">протокол, </text:span><text:span text:style-name="T3">версия 2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52"><text:a xlink:type="simple" xlink:href="#__RefHeading___Toc2592_2518304145" text:style-name="Index_20_Link" text:visited-style-name="Index_20_Link">Заголовок протокола (24 байта + N байт, N максимум 264 - 1)<text:tab/>3</text:a></text:p>
          <text:p text:style-name="P154"><text:a xlink:type="simple" xlink:href="#__RefHeading___Toc2594_2518304145" text:style-name="Index_20_Link" text:visited-style-name="Index_20_Link">Версия протокола<text:tab/>3</text:a></text:p>
          <text:p text:style-name="P154"><text:a xlink:type="simple" xlink:href="#__RefHeading___Toc2596_2518304145" text:style-name="Index_20_Link" text:visited-style-name="Index_20_Link">Тип пакета<text:tab/>3</text:a></text:p>
          <text:p text:style-name="P154"><text:a xlink:type="simple" xlink:href="#__RefHeading___Toc2598_2518304145" text:style-name="Index_20_Link" text:visited-style-name="Index_20_Link">Назначение пакета<text:tab/>4</text:a></text:p>
          <text:p text:style-name="P154"><text:a xlink:type="simple" xlink:href="#__RefHeading___Toc2600_2518304145" text:style-name="Index_20_Link" text:visited-style-name="Index_20_Link">Флаги<text:tab/>4</text:a></text:p>
          <text:p text:style-name="P154"><text:a xlink:type="simple" xlink:href="#__RefHeading___Toc2602_2518304145" text:style-name="Index_20_Link" text:visited-style-name="Index_20_Link">Размер тела пакета<text:tab/>5</text:a></text:p>
          <text:p text:style-name="P154"><text:a xlink:type="simple" xlink:href="#__RefHeading___Toc2604_2518304145" text:style-name="Index_20_Link" text:visited-style-name="Index_20_Link">Контрольная сумма заголовка<text:tab/>5</text:a></text:p>
          <text:p text:style-name="P152"><text:a xlink:type="simple" xlink:href="#__RefHeading___Toc2606_2518304145" text:style-name="Index_20_Link" text:visited-style-name="Index_20_Link">Тело протокола:<text:tab/>6</text:a></text:p>
          <text:p text:style-name="P153"><text:a xlink:type="simple" xlink:href="#__RefHeading___Toc2608_2518304145" text:style-name="Index_20_Link" text:visited-style-name="Index_20_Link">Идентификация устройства (16 + N байт, N максимум 28 - 1 + 216 - 1 + 28 - 1 + 28 - 1)<text:tab/>6</text:a></text:p>
          <text:p text:style-name="P154"><text:a xlink:type="simple" xlink:href="#__RefHeading___Toc2610_2518304145" text:style-name="Index_20_Link" text:visited-style-name="Index_20_Link">ID устройства<text:tab/>6</text:a></text:p>
          <text:p text:style-name="P154"><text:a xlink:type="simple" xlink:href="#__RefHeading___Toc2612_2518304145" text:style-name="Index_20_Link" text:visited-style-name="Index_20_Link">Количество каналов<text:tab/>6</text:a></text:p>
          <text:p text:style-name="P154"><text:a xlink:type="simple" xlink:href="#__RefHeading___Toc2614_2518304145" text:style-name="Index_20_Link" text:visited-style-name="Index_20_Link">Флаги<text:tab/>7</text:a></text:p>
          <text:p text:style-name="P154"><text:a xlink:type="simple" xlink:href="#__RefHeading___Toc2616_2518304145" text:style-name="Index_20_Link" text:visited-style-name="Index_20_Link">Контрольная сумма тела пакета<text:tab/>7</text:a></text:p>
          <text:p text:style-name="P154"><text:a xlink:type="simple" xlink:href="#__RefHeading___Toc2618_2518304145" text:style-name="Index_20_Link" text:visited-style-name="Index_20_Link">Тип данных канала<text:tab/>7</text:a></text:p>
          <text:p text:style-name="P153"><text:a xlink:type="simple" xlink:href="#__RefHeading___Toc2620_2518304145" text:style-name="Index_20_Link" text:visited-style-name="Index_20_Link">Состояние устройства (15 + N байт, N максимум 28 - 1 + 232 - 1)<text:tab/>8</text:a></text:p>
          <text:p text:style-name="P154"><text:a xlink:type="simple" xlink:href="#__RefHeading___Toc2628_2518304145" text:style-name="Index_20_Link" text:visited-style-name="Index_20_Link">Состояние устройства<text:tab/>8</text:a></text:p>
          <text:p text:style-name="P154"><text:a xlink:type="simple" xlink:href="#__RefHeading___Toc2630_2518304145" text:style-name="Index_20_Link" text:visited-style-name="Index_20_Link">Флаги<text:tab/>8</text:a></text:p>
          <text:p text:style-name="P154"><text:a xlink:type="simple" xlink:href="#__RefHeading___Toc2616_25183041451" text:style-name="Index_20_Link" text:visited-style-name="Index_20_Link">Контрольная сумма тела пакета<text:tab/>8</text:a></text:p>
          <text:p text:style-name="P154"><text:a xlink:type="simple" xlink:href="#__RefHeading___Toc1834_2934939982" text:style-name="Index_20_Link" text:visited-style-name="Index_20_Link">Формула расчёта = Длина имени устройства + Состояние устройства + Флаги + Размер пакета данных<text:tab/>8</text:a></text:p>
          <text:p text:style-name="P153"><text:a xlink:type="simple" xlink:href="#__RefHeading___Toc2622_2518304145" text:style-name="Index_20_Link" text:visited-style-name="Index_20_Link">Чтение / Запись данных (15 + N байт, N максимум 28 - 1 + 232 - 1)<text:tab/>9</text:a></text:p>
          <text:p text:style-name="P154"><text:a xlink:type="simple" xlink:href="#__RefHeading___Toc2632_2518304145" text:style-name="Index_20_Link" text:visited-style-name="Index_20_Link">Номер канала<text:tab/>9</text:a></text:p>
          <text:p text:style-name="P154"><text:a xlink:type="simple" xlink:href="#__RefHeading___Toc2614_25183041451" text:style-name="Index_20_Link" text:visited-style-name="Index_20_Link">Флаги<text:tab/>9</text:a></text:p>
          <text:p text:style-name="P154"><text:a xlink:type="simple" xlink:href="#__RefHeading___Toc2616_25183041452" text:style-name="Index_20_Link" text:visited-style-name="Index_20_Link">Контрольная сумма тела пакета<text:tab/>10</text:a></text:p>
          <text:p text:style-name="P154"><text:a xlink:type="simple" xlink:href="#__RefHeading___Toc1836_2934939982" text:style-name="Index_20_Link" text:visited-style-name="Index_20_Link">Формула расчёта = Длина имени устройства + Номер канала + Флаги + Размер пакета данных<text:tab/>10</text:a></text:p>
          <text:p text:style-name="P153"><text:a xlink:type="simple" xlink:href="#__RefHeading___Toc2622_2518304145%20%D0%9A%D0%BE%D0%BF%D0%B8%D1%8F%201" text:style-name="Index_20_Link" text:visited-style-name="Index_20_Link">Технические данные (15 + N байт, N максимум 232 - 1)<text:tab/>11</text:a></text:p>
          <text:p text:style-name="P154"><text:a xlink:type="simple" xlink:href="#__RefHeading___Toc2632_2518304145%20%D0%9A%D0%BE%D0%BF%D0%B8%D1%8F%201" text:style-name="Index_20_Link" text:visited-style-name="Index_20_Link">Тип<text:tab/>11</text:a></text:p>
          <text:p text:style-name="P154"><text:a xlink:type="simple" xlink:href="#__RefHeading___Toc2614_25183041451%20%D0%9A%D0%BE%D0%BF%D0%B8%D1%8F%201" text:style-name="Index_20_Link" text:visited-style-name="Index_20_Link">Флаги<text:tab/>11</text:a></text:p>
          <text:p text:style-name="P154"><text:a xlink:type="simple" xlink:href="#__RefHeading___Toc2616_25183041452%20%D0%9A%D0%BE%D0%BF%D0%B8%D1%8F%201" text:style-name="Index_20_Link" text:visited-style-name="Index_20_Link">Контрольная сумма тела пакета<text:tab/>12</text:a></text:p>
          <text:p text:style-name="P154"><text:a xlink:type="simple" xlink:href="#__RefHeading___Toc1836_2934939982%20%D0%9A%D0%BE%D0%BF%D0%B8%D1%8F%201" text:style-name="Index_20_Link" text:visited-style-name="Index_20_Link">Формула расчёта = Тип + Резерв + Флаги + Размер пакета данных<text:tab/>12</text:a></text:p>
          <text:p text:style-name="P153"><text:a xlink:type="simple" xlink:href="#__RefHeading___Toc2622_2518304145%20%D0%9A%D0%BE%D0%BF%D0%B8%D1%8F%202" text:style-name="Index_20_Link" text:visited-style-name="Index_20_Link">Хост - широковещательное оповещение (16 + N байт, N максимум 28 - 1)<text:tab/>13</text:a></text:p>
          <text:p text:style-name="P154"><text:a xlink:type="simple" xlink:href="#__RefHeading___Toc2614_25183041451%20%D0%9A%D0%BE%D0%BF%D0%B8%D1%8F%202" text:style-name="Index_20_Link" text:visited-style-name="Index_20_Link">Флаги<text:tab/>13</text:a></text:p>
          <text:p text:style-name="P154"><text:a xlink:type="simple" xlink:href="#__RefHeading___Toc2616_25183041452%20%D0%9A%D0%BE%D0%BF%D0%B8%D1%8F%202" text:style-name="Index_20_Link" text:visited-style-name="Index_20_Link">Контрольная сумма тела пакета<text:tab/>13</text:a></text:p>
          <text:p text:style-name="P154"><text:a xlink:type="simple" xlink:href="#__RefHeading___Toc1836_2934939982%20%D0%9A%D0%BE%D0%BF%D0%B8%D1%8F%202" text:style-name="Index_20_Link" text:visited-style-name="Index_20_Link">Формула расчёта = Длина имени устройства + ip4 адрес + Флаги + Порт<text:tab/>13</text:a></text:p>
          <text:p text:style-name="P153"><text:a xlink:type="simple" xlink:href="#__RefHeading___Toc2620_2518304145%20%D0%9A%D0%BE%D0%BF%D0%B8%D1%8F%201" text:style-name="Index_20_Link" text:visited-style-name="Index_20_Link">Данные лог файла хоста (35 + N байт, N максимум 28 - 1 + 232 - 1)<text:tab/>14</text:a></text:p>
          <text:p text:style-name="P154"><text:a xlink:type="simple" xlink:href="#__RefHeading___Toc2628_2518304145%20%D0%9A%D0%BE%D0%BF%D0%B8%D1%8F%201" text:style-name="Index_20_Link" text:visited-style-name="Index_20_Link">Флаги<text:tab/>14</text:a></text:p>
          <text:p text:style-name="P154"><text:a xlink:type="simple" xlink:href="#__RefHeading___Toc2616_25183041451%20%D0%9A%D0%BE%D0%BF%D0%B8%D1%8F%201" text:style-name="Index_20_Link" text:visited-style-name="Index_20_Link">Контрольная сумма тела пакета<text:tab/>14</text:a></text:p>
          <text:p text:style-name="P154"><text:a xlink:type="simple" xlink:href="#__RefHeading___Toc2594_3977278965" text:style-name="Index_20_Link" text:visited-style-name="Index_20_Link">Формула расчёта = Длина имени устройства + Дата/время начала интервала + Дата/время конца интервала + Флаги + Номер канала + Размер пакета данных.<text:tab/>14</text:a></text:p>
          <text:p text:style-name="P152"><text:a xlink:type="simple" xlink:href="#__RefHeading___Toc1731_2518304145" text:style-name="Index_20_Link" text:visited-style-name="Index_20_Link">Приложение 1<text:tab/>16</text:a></text:p>
          <text:p text:style-name="P154"><text:a xlink:type="simple" xlink:href="#__RefHeading___Toc2626_2518304145" text:style-name="Index_20_Link" text:visited-style-name="Index_20_Link">Типы данных каналов<text:tab/>16</text:a></text:p>
          <text:p text:style-name="P152"><text:a xlink:type="simple" xlink:href="#__RefHeading___Toc2014_1011300270" text:style-name="Index_20_Link" text:visited-style-name="Index_20_Link">enum DATA_TYPE<text:tab/>16</text:a></text:p>
          <text:p text:style-name="P152"><text:a xlink:type="simple" xlink:href="#__RefHeading___Toc1731_2518304145%20%D0%9A%D0%BE%D0%BF%D0%B8%D1%8F%201" text:style-name="Index_20_Link" text:visited-style-name="Index_20_Link">Приложение 2<text:tab/>17</text:a></text:p>
          <text:p text:style-name="P152"><text:a xlink:type="simple" xlink:href="#__RefHeading___Toc1731_2518304145%20%D0%9A%D0%BE%D0%BF%D0%B8%D1%8F%202" text:style-name="Index_20_Link" text:visited-style-name="Index_20_Link"><text:soft-page-break/>Приложение 3<text:tab/>18</text:a></text:p>
          <text:p text:style-name="P152"><text:a xlink:type="simple" xlink:href="#__RefHeading___Toc1731_2518304145%20%D0%9A%D0%BE%D0%BF%D0%B8%D1%8F%202%20%D0%9A%D0%BE%D0%BF%D0%B8%D1%8F%201" text:style-name="Index_20_Link" text:visited-style-name="Index_20_Link">Приложение 4<text:tab/>19</text:a></text:p>
        </text:index-body>
      </text:table-of-content>
      <text:h text:style-name="P166" text:outline-level="1"/>
      <text:h text:style-name="P168" text:outline-level="1"><text:bookmark-start text:name="__RefHeading___Toc2592_2518304145"/><text:span text:style-name="T12">З</text:span>аголовок <text:span text:style-name="T13">протокола</text:span> <text:span text:style-name="T14">(</text:span><text:span text:style-name="T63">2</text:span><text:span text:style-name="T64">4</text:span><text:span text:style-name="T14"> байт</text:span><text:span text:style-name="T127">а</text:span><text:span text:style-name="T14"> </text:span><text:span text:style-name="T109">+ </text:span><text:span text:style-name="T38">N байт, </text:span><text:span text:style-name="T105">N </text:span><text:span text:style-name="T102">максимум 2</text:span><text:span text:style-name="T51">64 </text:span><text:span text:style-name="T59">- </text:span><text:span text:style-name="T60">1</text:span><text:span text:style-name="T14">)</text:span><text:bookmark-end text:name="__RefHeading___Toc2592_2518304145"/></text:h>
      <table:table table:name="Заголовок_пакета" table:style-name="Заголовок_5f_пакета">
        <table:table-column table:style-name="Заголовок_5f_пакета.A"/>
        <table:table-column table:style-name="Заголовок_5f_пакета.B"/>
        <table:table-column table:style-name="Заголовок_5f_пакета.C"/>
        <table:table-column table:style-name="Заголовок_5f_пакета.D"/>
        <table:table-column table:style-name="Заголовок_5f_пакета.E"/>
        <table:table-column table:style-name="Заголовок_5f_пакета.F"/>
        <table:table-column table:style-name="Заголовок_5f_пакета.G"/>
        <table:table-column table:style-name="Заголовок_5f_пакета.H"/>
        <table:table-row>
          <table:table-cell table:style-name="Заголовок_5f_пакета.A1" office:value-type="string">
            <text:p text:style-name="P3">Версия </text:p>
            <text:p text:style-name="P3">протокола</text:p>
          </table:table-cell>
          <table:table-cell table:style-name="Заголовок_5f_пакета.A1" office:value-type="string">
            <text:p text:style-name="P3">Тип</text:p>
            <text:p text:style-name="P3">пакета</text:p>
          </table:table-cell>
          <table:table-cell table:style-name="Заголовок_5f_пакета.A1" office:value-type="string">
            <text:p text:style-name="P40">Назначение</text:p>
            <text:p text:style-name="P3">пакета</text:p>
          </table:table-cell>
          <table:table-cell table:style-name="Заголовок_5f_пакета.A1" office:value-type="string">
            <text:p text:style-name="P8">Флаги</text:p>
          </table:table-cell>
          <table:table-cell table:style-name="Заголовок_5f_пакета.A1" office:value-type="string">
            <text:p text:style-name="P145">Номер фрагмента</text:p>
          </table:table-cell>
          <table:table-cell table:style-name="Заголовок_5f_пакета.A1" office:value-type="string">
            <text:p text:style-name="P145">Количество фрагментов</text:p>
          </table:table-cell>
          <table:table-cell table:style-name="Заголовок_5f_пакета.A1" office:value-type="string">
            <text:p text:style-name="P3">Размер </text:p>
            <text:p text:style-name="P3">тела пакета</text:p>
          </table:table-cell>
          <table:table-cell table:style-name="Заголовок_5f_пакета.H1" office:value-type="string">
            <text:p text:style-name="P3"><text:span text:style-name="T15">Контрольная сумма</text:span> </text:p>
            <text:p text:style-name="P3">заголовка</text:p>
          </table:table-cell>
        </table:table-row>
        <table:table-row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49">1 байт</text:p>
          </table:table-cell>
          <table:table-cell table:style-name="Заголовок_5f_пакета.A2" office:value-type="string">
            <text:p text:style-name="P54"><text:span text:style-name="T16">1</text:span> байт<text:span text:style-name="T15">а</text:span></text:p>
          </table:table-cell>
          <table:table-cell table:style-name="Заголовок_5f_пакета.A2" office:value-type="string">
            <text:p text:style-name="P146">2 байта</text:p>
          </table:table-cell>
          <table:table-cell table:style-name="Заголовок_5f_пакета.A2" office:value-type="string">
            <text:p text:style-name="P146">2 байта</text:p>
          </table:table-cell>
          <table:table-cell table:style-name="Заголовок_5f_пакета.A2" office:value-type="string">
            <text:p text:style-name="P49"><text:span text:style-name="T115">8</text:span> байт</text:p>
          </table:table-cell>
          <table:table-cell table:style-name="Заголовок_5f_пакета.H2" office:value-type="string">
            <text:p text:style-name="P58"><text:span text:style-name="T116">8</text:span> байт</text:p>
          </table:table-cell>
        </table:table-row>
        <table:table-row>
          <table:table-cell table:style-name="Заголовок_5f_пакета.H2" table:number-columns-spanned="8" office:value-type="string">
            <text:p text:style-name="P38">Тело протокола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Заголовок_5f_пакета.4">
          <table:table-cell table:style-name="Заголовок_5f_пакета.H2" table:number-columns-spanned="8" office:value-type="string">
            <text:p text:style-name="P106"><text:span text:style-name="T107">(</text:span>Размер тела пакета<text:span text:style-name="T108">)</text:span> <text:span text:style-name="T106">байт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26"/>
      <text:h text:style-name="Heading_20_3" text:outline-level="3"><text:bookmark-start text:name="__RefHeading___Toc2594_2518304145"/>Версия <text:span text:style-name="T17">протокола</text:span><text:bookmark-end text:name="__RefHeading___Toc2594_2518304145"/></text:h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4">Название</text:p>
          </table:table-cell>
          <table:table-cell table:style-name="Таблица2.B1" office:value-type="string">
            <text:p text:style-name="P14">Значение</text:p>
          </table:table-cell>
        </table:table-row>
        <table:table-row>
          <table:table-cell table:style-name="Таблица2.A2" office:value-type="string">
            <text:p text:style-name="P80">Версия <text:span text:style-name="T111">N</text:span></text:p>
          </table:table-cell>
          <table:table-cell table:style-name="Таблица2.B2" office:value-type="string">
            <text:p text:style-name="P85">N</text:p>
          </table:table-cell>
        </table:table-row>
      </table:table>
      <text:h text:style-name="P180" text:outline-level="3"/>
      <text:h text:style-name="P180" text:outline-level="3"><text:bookmark-start text:name="__RefHeading___Toc2596_2518304145"/>Тип пакета<text:bookmark-end text:name="__RefHeading___Toc2596_2518304145"/></text:h>
      <table:table table:name="Тип_пакета" table:style-name="Тип_5f_пакета">
        <table:table-column table:style-name="Тип_5f_пакета.A"/>
        <table:table-column table:style-name="Тип_5f_пакета.B"/>
        <table:table-row>
          <table:table-cell table:style-name="Тип_5f_пакета.A1" office:value-type="string">
            <text:p text:style-name="P12">Название</text:p>
          </table:table-cell>
          <table:table-cell table:style-name="Тип_5f_пакета.B1" office:value-type="string">
            <text:p text:style-name="P12">Значение</text:p>
          </table:table-cell>
        </table:table-row>
        <table:table-row>
          <table:table-cell table:style-name="Тип_5f_пакета.A2" office:value-type="string">
            <text:p text:style-name="P84">Отсутствует</text:p>
          </table:table-cell>
          <table:table-cell table:style-name="Тип_5f_пакета.B2" office:value-type="string">
            <text:p text:style-name="P63">0x0<text:span text:style-name="T110">0</text:span></text:p>
          </table:table-cell>
        </table:table-row>
        <table:table-row>
          <table:table-cell table:style-name="Тип_5f_пакета.A2" office:value-type="string">
            <text:p text:style-name="P63">Запрос</text:p>
          </table:table-cell>
          <table:table-cell table:style-name="Тип_5f_пакета.B2" office:value-type="string">
            <text:p text:style-name="P63">0x0<text:span text:style-name="T113">1</text:span></text:p>
          </table:table-cell>
        </table:table-row>
        <table:table-row>
          <table:table-cell table:style-name="Тип_5f_пакета.A2" office:value-type="string">
            <text:p text:style-name="P63">Ответ</text:p>
          </table:table-cell>
          <table:table-cell table:style-name="Тип_5f_пакета.B2" office:value-type="string">
            <text:p text:style-name="P63">0x0<text:span text:style-name="T113">2</text:span></text:p>
          </table:table-cell>
        </table:table-row>
      </table:table>
      <text:p text:style-name="P129"/>
      <text:h text:style-name="Heading_20_3" text:outline-level="3"><text:bookmark-start text:name="__RefHeading___Toc2598_2518304145"/><text:soft-page-break/><text:span text:style-name="T114">Назначение</text:span> пакета<text:bookmark-end text:name="__RefHeading___Toc2598_2518304145"/></text:h>
      <table:table table:name="Вид_пакета" table:style-name="Вид_5f_пакета">
        <table:table-column table:style-name="Вид_5f_пакета.A"/>
        <table:table-column table:style-name="Вид_5f_пакета.B"/>
        <table:table-column table:style-name="Вид_5f_пакета.C"/>
        <table:table-column table:style-name="Вид_5f_пакета.D"/>
        <table:table-row table:style-name="Вид_5f_пакета.1">
          <table:table-cell table:style-name="Вид_5f_пакета.A1" table:number-rows-spanned="2" office:value-type="string">
            <text:p text:style-name="P12">Название</text:p>
          </table:table-cell>
          <table:table-cell table:style-name="Вид_5f_пакета.A1" table:number-rows-spanned="2" office:value-type="string">
            <text:p text:style-name="P12">Значение</text:p>
          </table:table-cell>
          <table:table-cell table:style-name="Вид_5f_пакета.C1" table:number-columns-spanned="2" office:value-type="string">
            <text:p text:style-name="P39"><text:span text:style-name="T119">Д</text:span><text:span text:style-name="T117">олжно </text:span><text:span text:style-name="T119">быть т</text:span>ело протокола</text:p>
          </table:table-cell>
          <table:covered-table-cell/>
        </table:table-row>
        <table:table-row table:style-name="Вид_5f_пакета.2">
          <table:covered-table-cell table:style-name="Вид_5f_пакета.A1"/>
          <table:covered-table-cell table:style-name="Вид_5f_пакета.A1"/>
          <table:table-cell table:style-name="Вид_5f_пакета.C2" office:value-type="string">
            <text:p text:style-name="P47">Запрос</text:p>
          </table:table-cell>
          <table:table-cell table:style-name="Вид_5f_пакета.D2" office:value-type="string">
            <text:p text:style-name="P47">Ответ</text:p>
          </table:table-cell>
        </table:table-row>
        <table:table-row>
          <table:table-cell table:style-name="Вид_5f_пакета.A3" office:value-type="string">
            <text:p text:style-name="P84">Отсутствует</text:p>
          </table:table-cell>
          <table:table-cell table:style-name="Вид_5f_пакета.B3" office:value-type="string">
            <text:p text:style-name="P63">0x0<text:span text:style-name="T110">0</text:span></text:p>
          </table:table-cell>
          <table:table-cell table:style-name="Вид_5f_пакета.C3" office:value-type="string">
            <text:p text:style-name="P86">Нет</text:p>
          </table:table-cell>
          <table:table-cell table:style-name="Вид_5f_пакета.D3" office:value-type="string">
            <text:p text:style-name="P86">Нет</text:p>
          </table:table-cell>
        </table:table-row>
        <table:table-row>
          <table:table-cell table:style-name="Вид_5f_пакета.A3" office:value-type="string">
            <text:p text:style-name="P63"><text:span text:style-name="T2">И</text:span><text:span text:style-name="T4">дентификация</text:span> устройства</text:p>
          </table:table-cell>
          <table:table-cell table:style-name="Вид_5f_пакета.B3" office:value-type="string">
            <text:p text:style-name="P63">0x0<text:span text:style-name="T110">1</text:span></text:p>
          </table:table-cell>
          <table:table-cell table:style-name="Вид_5f_пакета.C4" office:value-type="string">
            <text:p text:style-name="P86">Да</text:p>
          </table:table-cell>
          <table:table-cell table:style-name="Вид_5f_пакета.D4" office:value-type="string">
            <text:p text:style-name="P86">Да/<text:span text:style-name="T141">Нет</text:span></text:p>
          </table:table-cell>
        </table:table-row>
        <table:table-row>
          <table:table-cell table:style-name="Вид_5f_пакета.A3" office:value-type="string">
            <text:p text:style-name="P63">Состояние устройства</text:p>
          </table:table-cell>
          <table:table-cell table:style-name="Вид_5f_пакета.B3" office:value-type="string">
            <text:p text:style-name="P63">0x0<text:span text:style-name="T110">2</text:span></text:p>
          </table:table-cell>
          <table:table-cell table:style-name="Вид_5f_пакета.C5" office:value-type="string">
            <text:p text:style-name="P86">Да</text:p>
          </table:table-cell>
          <table:table-cell table:style-name="Вид_5f_пакета.D5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Чтение данных</text:p>
          </table:table-cell>
          <table:table-cell table:style-name="Вид_5f_пакета.B3" office:value-type="string">
            <text:p text:style-name="P63">0x0<text:span text:style-name="T110">3</text:span></text:p>
          </table:table-cell>
          <table:table-cell table:style-name="Вид_5f_пакета.C6" office:value-type="string">
            <text:p text:style-name="P86">Да</text:p>
          </table:table-cell>
          <table:table-cell table:style-name="Вид_5f_пакета.D6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Запись данных</text:p>
          </table:table-cell>
          <table:table-cell table:style-name="Вид_5f_пакета.B3" office:value-type="string">
            <text:p text:style-name="P63">0x0<text:span text:style-name="T110">4</text:span></text:p>
          </table:table-cell>
          <table:table-cell table:style-name="Вид_5f_пакета.C7" office:value-type="string">
            <text:p text:style-name="P86">Да</text:p>
          </table:table-cell>
          <table:table-cell table:style-name="Вид_5f_пакета.D7" office:value-type="string">
            <text:p text:style-name="P86">Да</text:p>
          </table:table-cell>
        </table:table-row>
        <table:table-row>
          <table:table-cell table:style-name="Вид_5f_пакета.A3" office:value-type="string">
            <text:p text:style-name="P69">Ping/Pong</text:p>
          </table:table-cell>
          <table:table-cell table:style-name="Вид_5f_пакета.B3" office:value-type="string">
            <text:p text:style-name="P63">0x0<text:span text:style-name="T110">5</text:span></text:p>
          </table:table-cell>
          <table:table-cell table:style-name="Вид_5f_пакета.C8" office:value-type="string">
            <text:p text:style-name="P86">Нет</text:p>
          </table:table-cell>
          <table:table-cell table:style-name="Вид_5f_пакета.D8" office:value-type="string">
            <text:p text:style-name="P86">Нет</text:p>
          </table:table-cell>
        </table:table-row>
        <table:table-row>
          <table:table-cell table:style-name="Вид_5f_пакета.A3" office:value-type="string">
            <text:p text:style-name="P88">Технические данные</text:p>
          </table:table-cell>
          <table:table-cell table:style-name="Вид_5f_пакета.B3" office:value-type="string">
            <text:p text:style-name="P88">0x0<text:span text:style-name="T121">6</text:span></text:p>
          </table:table-cell>
          <table:table-cell table:style-name="Вид_5f_пакета.C9" office:value-type="string">
            <text:p text:style-name="P89">Да</text:p>
          </table:table-cell>
          <table:table-cell table:style-name="Вид_5f_пакета.D9" office:value-type="string">
            <text:p text:style-name="P89">Да</text:p>
          </table:table-cell>
        </table:table-row>
        <table:table-row>
          <table:table-cell table:style-name="Вид_5f_пакета.A3" office:value-type="string">
            <text:p text:style-name="P96">Широковещательное оповещение</text:p>
          </table:table-cell>
          <table:table-cell table:style-name="Вид_5f_пакета.B3" office:value-type="string">
            <text:p text:style-name="P96">0x07</text:p>
          </table:table-cell>
          <table:table-cell table:style-name="Вид_5f_пакета.C10" office:value-type="string">
            <text:p text:style-name="P96">Да</text:p>
          </table:table-cell>
          <table:table-cell table:style-name="Вид_5f_пакета.D10" office:value-type="string">
            <text:p text:style-name="P96">Да</text:p>
          </table:table-cell>
        </table:table-row>
        <table:table-row>
          <table:table-cell table:style-name="Вид_5f_пакета.A11" office:value-type="string">
            <text:p text:style-name="P100">Данне лог файла</text:p>
          </table:table-cell>
          <table:table-cell table:style-name="Вид_5f_пакета.B11" office:value-type="string">
            <text:p text:style-name="P100">0x08</text:p>
          </table:table-cell>
          <table:table-cell table:style-name="Вид_5f_пакета.C11" office:value-type="string">
            <text:p text:style-name="P101">Да</text:p>
          </table:table-cell>
          <table:table-cell table:style-name="Вид_5f_пакета.D11" office:value-type="string">
            <text:p text:style-name="P87">Да</text:p>
          </table:table-cell>
        </table:table-row>
      </table:table>
      <text:h text:style-name="Heading_20_3" text:outline-level="3"><text:bookmark-start text:name="__RefHeading___Toc2600_2518304145"/>Флаги<text:bookmark-end text:name="__RefHeading___Toc2600_2518304145"/></text:h>
      <table:table table:name="Флаги" table:style-name="Флаги">
        <table:table-column table:style-name="Флаги.A"/>
        <table:table-column table:style-name="Флаги.B"/>
        <table:table-row>
          <table:table-cell table:style-name="Флаги.A1" office:value-type="string">
            <text:p text:style-name="P12">Название</text:p>
          </table:table-cell>
          <table:table-cell table:style-name="Флаги.B1" office:value-type="string">
            <text:p text:style-name="P12">Значение</text:p>
          </table:table-cell>
        </table:table-row>
        <table:table-row>
          <table:table-cell table:style-name="Флаги.A2" office:value-type="string">
            <text:p text:style-name="P112">Отсутствуют</text:p>
          </table:table-cell>
          <table:table-cell table:style-name="Флаги.B2" office:value-type="string">
            <text:p text:style-name="P112">0x00</text:p>
          </table:table-cell>
        </table:table-row>
        <table:table-row>
          <table:table-cell table:style-name="Флаги.A2" office:value-type="string">
            <text:p text:style-name="P81">Ошибка</text:p>
          </table:table-cell>
          <table:table-cell table:style-name="Флаги.B2" office:value-type="string">
            <text:p text:style-name="P81">0x<text:span text:style-name="T110">FF</text:span></text:p>
          </table:table-cell>
        </table:table-row>
      </table:table>
      <text:p text:style-name="P1"/>
      <text:h text:style-name="Heading_20_3" text:outline-level="3"><text:bookmark-start text:name="__RefHeading___Toc2602_2518304145"/><text:soft-page-break/>Размер тела пакета<text:bookmark-end text:name="__RefHeading___Toc2602_2518304145"/></text:h>
      <text:p text:style-name="P2">Количество байт, которое <text:span text:style-name="T18">ожидается</text:span> после <text:span text:style-name="T18">заголовка протокола.</text:span></text:p>
      <text:h text:style-name="Heading_20_3" text:outline-level="3"><text:bookmark-start text:name="__RefHeading___Toc2604_2518304145"/>Контрольная сумма заголовка <text:bookmark-end text:name="__RefHeading___Toc2604_2518304145"/></text:h>
      <text:p text:style-name="P138"><text:span text:style-name="T21">Н</text:span><text:span text:style-name="T20">еобходима для таких способов передачи как UART и пр.</text:span></text:p>
      <text:p text:style-name="P149"><text:span text:style-name="T28">Формула расчёта = </text:span><text:span text:style-name="T20">Версия протокола + Тип пакета + Назначение пакета + Флаги + </text:span><text:span text:style-name="T80">Номер фрагмента +</text:span> <text:span text:style-name="T80">Количество фрагментов + </text:span><text:span text:style-name="T20">Размер тела пакета.</text:span></text:p>
      <text:h text:style-name="P167" text:outline-level="1"/>
      <text:h text:style-name="P169" text:outline-level="1"><text:bookmark-start text:name="__RefHeading___Toc2606_2518304145"/>Тело протокола:<text:bookmark-end text:name="__RefHeading___Toc2606_2518304145"/></text:h>
      <text:h text:style-name="P174" text:outline-level="2"><text:bookmark-start text:name="__RefHeading___Toc2608_2518304145"/>Идентификация устройства <text:span text:style-name="T38">(</text:span><text:span text:style-name="T116">16</text:span><text:span text:style-name="T38"> + N байт, </text:span><text:span text:style-name="T105">N </text:span><text:span text:style-name="T102">максимум 2</text:span><text:span text:style-name="T52">8</text:span><text:span text:style-name="T56"> - </text:span><text:span text:style-name="T58">1 </text:span><text:span text:style-name="T57">+ 2</text:span><text:span text:style-name="T52">16</text:span><text:span text:style-name="T56"> - </text:span><text:span text:style-name="T58">1 </text:span><text:span text:style-name="T57">+ 2</text:span><text:span text:style-name="T52">8 </text:span><text:span text:style-name="T57">-</text:span><text:span text:style-name="T58"> 1 </text:span><text:span text:style-name="T57">+ 2</text:span><text:span text:style-name="T52">8 </text:span><text:span text:style-name="T57">- </text:span><text:span text:style-name="T58">1</text:span><text:span text:style-name="T38">)</text:span><text:bookmark-end text:name="__RefHeading___Toc2608_2518304145"/></text:h>
      <table:table table:name="Идентификация_устройства" table:style-name="Идентификация_5f_устройства">
        <table:table-column table:style-name="Идентификация_5f_устройства.A"/>
        <table:table-column table:style-name="Идентификация_5f_устройства.B"/>
        <table:table-column table:style-name="Идентификация_5f_устройства.C"/>
        <table:table-column table:style-name="Идентификация_5f_устройства.D"/>
        <table:table-column table:style-name="Идентификация_5f_устройства.E"/>
        <table:table-column table:style-name="Идентификация_5f_устройства.F"/>
        <table:table-column table:style-name="Идентификация_5f_устройства.G"/>
        <table:table-column table:style-name="Идентификация_5f_устройства.H"/>
        <table:table-row>
          <table:table-cell table:style-name="Идентификация_5f_устройства.A1" office:value-type="string">
            <text:p text:style-name="P19">ID </text:p>
            <text:p text:style-name="P19">устройства</text:p>
          </table:table-cell>
          <table:table-cell table:style-name="Идентификация_5f_устройства.A1" office:value-type="string">
            <text:p text:style-name="P20">Длина имени </text:p>
            <text:p text:style-name="P20">устройства</text:p>
          </table:table-cell>
          <table:table-cell table:style-name="Идентификация_5f_устройства.A1" office:value-type="string">
            <text:p text:style-name="P49"><text:span text:style-name="T40">Длина </text:span><text:span text:style-name="T41">описания</text:span></text:p>
            <text:p text:style-name="P20">устройства</text:p>
          </table:table-cell>
          <table:table-cell table:style-name="Идентификация_5f_устройства.A1" table:number-columns-spanned="2" office:value-type="string">
            <text:p text:style-name="P25">Количество </text:p>
            <text:p text:style-name="P25">каналов записи</text:p>
          </table:table-cell>
          <table:covered-table-cell/>
          <table:table-cell table:style-name="Идентификация_5f_устройства.A1" office:value-type="string">
            <text:p text:style-name="P25">Количество </text:p>
            <text:p text:style-name="P25">каналов <text:span text:style-name="T43">чтения</text:span></text:p>
          </table:table-cell>
          <table:table-cell table:style-name="Идентификация_5f_устройства.A1" office:value-type="string">
            <text:p text:style-name="P26">Флаги</text:p>
          </table:table-cell>
          <table:table-cell table:style-name="Идентификация_5f_устройства.H1" office:value-type="string">
            <text:p text:style-name="P27"/>
            <text:p text:style-name="P3"><text:span text:style-name="T15">Контрольная сумма</text:span> </text:p>
            <text:p text:style-name="P27">тела пакета</text:p>
          </table:table-cell>
        </table:table-row>
        <table:table-row table:style-name="Идентификация_5f_устройства.2">
          <table:table-cell table:style-name="Идентификация_5f_устройства.A2" office:value-type="string">
            <text:p text:style-name="P70">2 байта</text:p>
          </table:table-cell>
          <table:table-cell table:style-name="Идентификация_5f_устройства.B2" office:value-type="string">
            <text:p text:style-name="P49"><text:span text:style-name="T43">1</text:span> байт</text:p>
          </table:table-cell>
          <table:table-cell table:style-name="Идентификация_5f_устройства.C2" office:value-type="string">
            <text:p text:style-name="P71">2 байта</text:p>
          </table:table-cell>
          <table:table-cell table:style-name="Идентификация_5f_устройства.D2" table:number-columns-spanned="2" office:value-type="string">
            <text:p text:style-name="P49">1 байт</text:p>
          </table:table-cell>
          <table:covered-table-cell/>
          <table:table-cell table:style-name="Идентификация_5f_устройства.F2" office:value-type="string">
            <text:p text:style-name="P54"><text:span text:style-name="T16">1</text:span> байт<text:span text:style-name="T15">а</text:span></text:p>
          </table:table-cell>
          <table:table-cell table:style-name="Идентификация_5f_устройства.G2" office:value-type="string">
            <text:p text:style-name="P72">1 байт</text:p>
          </table:table-cell>
          <table:table-cell table:style-name="Идентификация_5f_устройства.H2" office:value-type="string">
            <text:p text:style-name="P58"><text:span text:style-name="T116">8</text:span> байт</text:p>
          </table:table-cell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42">Имя устройства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43">Описание устройства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03"><text:span text:style-name="T47">(</text:span><text:span text:style-name="T45">Длина имени устройства) б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03"><text:span text:style-name="T47">(</text:span><text:span text:style-name="T45">Длина </text:span><text:span text:style-name="T48">описания </text:span><text:span text:style-name="T45">устройства) байт</text:span>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44">Тип данных <text:span text:style-name="T77">к</text:span>анал<text:span text:style-name="T78">а</text:span> <text:span text:style-name="T77">записи</text:span> № N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44">Тип данных <text:span text:style-name="T77">к</text:span>анал<text:span text:style-name="T78">а</text:span> чтения № N</text:p>
          </table:table-cell>
          <table:covered-table-cell/>
          <table:covered-table-cell/>
          <table:covered-table-cell/>
        </table:table-row>
        <table:table-row table:style-name="Идентификация_5f_устройства.2">
          <table:table-cell table:style-name="Идентификация_5f_устройства.A3" table:number-columns-spanned="4" office:value-type="string">
            <text:p text:style-name="P104"><text:span text:style-name="T79">(</text:span>Количество <text:span text:style-name="T44">каналов записи</text:span><text:span text:style-name="T46">)</text:span><text:span text:style-name="T49"> б</text:span><text:span text:style-name="T50">айт</text:span></text:p>
          </table:table-cell>
          <table:covered-table-cell/>
          <table:covered-table-cell/>
          <table:covered-table-cell/>
          <table:table-cell table:style-name="Идентификация_5f_устройства.E3" table:number-columns-spanned="4" office:value-type="string">
            <text:p text:style-name="P104"><text:span text:style-name="T79">(</text:span>Количество <text:span text:style-name="T44">каналов </text:span><text:span text:style-name="T46">чтения)</text:span><text:span text:style-name="T49"> б</text:span><text:span text:style-name="T50">айт</text:span></text:p>
          </table:table-cell>
          <table:covered-table-cell/>
          <table:covered-table-cell/>
          <table:covered-table-cell/>
        </table:table-row>
      </table:table>
      <text:p text:style-name="P1"/>
      <text:h text:style-name="Heading_20_3" text:outline-level="3"><text:bookmark-start text:name="__RefHeading___Toc2610_2518304145"/>ID устройства<text:bookmark-end text:name="__RefHeading___Toc2610_2518304145"/></text:h>
      <text:p text:style-name="P148"><text:span text:style-name="T29">Список описания устройств по их ID, с</text:span><text:span text:style-name="T30">мотри </text:span><text:span text:style-name="T29">в </text:span><text:span text:style-name="T31">файл </text:span><text:span text:style-name="T39">Список устройств</text:span></text:p>
      <text:h text:style-name="Heading_20_3" text:outline-level="3"/>
      <text:h text:style-name="Heading_20_3" text:outline-level="3"><text:bookmark-start text:name="__RefHeading___Toc2612_2518304145"/>Количество каналов<text:bookmark-end text:name="__RefHeading___Toc2612_2518304145"/></text:h>
      <text:p text:style-name="Standard">Минимальное значение — 0. Максимальное значение — 255.</text:p>
      <text:h text:style-name="Heading_20_3" text:outline-level="3"><text:soft-page-break/></text:h>
      <text:h text:style-name="Heading_20_3" text:outline-level="3"><text:bookmark-start text:name="__RefHeading___Toc2614_2518304145"/>Флаги<text:bookmark-end text:name="__RefHeading___Toc2614_2518304145"/></text:h>
      <table:table table:name="Таблица27" table:style-name="Таблица27">
        <table:table-column table:style-name="Таблица27.A"/>
        <table:table-column table:style-name="Таблица27.B"/>
        <table:table-row>
          <table:table-cell table:style-name="Таблица27.A1" office:value-type="string">
            <text:p text:style-name="P12">Название</text:p>
          </table:table-cell>
          <table:table-cell table:style-name="Таблица27.B1" office:value-type="string">
            <text:p text:style-name="P12">Значение</text:p>
          </table:table-cell>
        </table:table-row>
        <table:table-row>
          <table:table-cell table:style-name="Таблица27.A2" office:value-type="string">
            <text:p text:style-name="P112">Отсутствуют</text:p>
          </table:table-cell>
          <table:table-cell table:style-name="Таблица27.B2" office:value-type="string">
            <text:p text:style-name="P112">0x00</text:p>
          </table:table-cell>
        </table:table-row>
        <table:table-row>
          <table:table-cell table:style-name="Таблица27.A2" office:value-type="string">
            <text:p text:style-name="P120">Удалить устройство</text:p>
          </table:table-cell>
          <table:table-cell table:style-name="Таблица27.B2" office:value-type="string">
            <text:p text:style-name="P120">0x01</text:p>
          </table:table-cell>
        </table:table-row>
        <table:table-row>
          <table:table-cell table:style-name="Таблица27.A2" office:value-type="string">
            <text:p text:style-name="P123">Автономное устройство</text:p>
          </table:table-cell>
          <table:table-cell table:style-name="Таблица27.B2" office:value-type="string">
            <text:p text:style-name="P123">0x02</text:p>
          </table:table-cell>
        </table:table-row>
        <table:table-row>
          <table:table-cell table:style-name="Таблица27.A2" office:value-type="string">
            <text:p text:style-name="P82">Ошибка</text:p>
          </table:table-cell>
          <table:table-cell table:style-name="Таблица27.B2" office:value-type="string">
            <text:p text:style-name="P81">0x<text:span text:style-name="T110">FF</text:span></text:p>
          </table:table-cell>
        </table:table-row>
      </table:table>
      <text:h text:style-name="P181" text:outline-level="3"/>
      <text:h text:style-name="Heading_20_3" text:outline-level="3"><text:bookmark-start text:name="__RefHeading___Toc2616_2518304145"/><text:span text:style-name="T81">Контрольная сумма</text:span><text:span text:style-name="T82"> </text:span><text:span text:style-name="T83">тела пакета</text:span><text:bookmark-end text:name="__RefHeading___Toc2616_2518304145"/></text:h>
      <text:p text:style-name="P125"><text:span text:style-name="T5">Формула расчета = ID устройства </text:span><text:span text:style-name="T7">+ </text:span><text:span text:style-name="T5">Длина имени устройства </text:span><text:span text:style-name="T7">+ </text:span><text:span text:style-name="T5">Длина описания устройства </text:span><text:span text:style-name="T7">+ </text:span><text:span text:style-name="T5">Количество каналов записи </text:span><text:span text:style-name="T7">+ </text:span><text:span text:style-name="T5">Количество каналов чтения </text:span><text:span text:style-name="T7">+ </text:span><text:span text:style-name="T5">Флаги</text:span></text:p>
      <text:p text:style-name="P124"/>
      <text:h text:style-name="Heading_20_3" text:outline-level="3"><text:bookmark-start text:name="__RefHeading___Toc2618_2518304145"/>Тип данных <text:span text:style-name="T77">к</text:span>анал<text:span text:style-name="T78">а</text:span><text:bookmark-end text:name="__RefHeading___Toc2618_2518304145"/></text:h>
      <text:p text:style-name="P137">Типы данных канала описываются размером в один байт. Описание типов каналов смотри в <text:bookmark-ref text:reference-format="text" text:ref-name="Приложение 1">Приложение 1</text:bookmark-ref></text:p>
      <text:h text:style-name="P175" text:outline-level="2"><text:bookmark-start text:name="__RefHeading___Toc2620_2518304145"/>Состояние устройства <text:span text:style-name="T38">(</text:span><text:span text:style-name="T116">15</text:span><text:span text:style-name="T38"> + </text:span><text:span text:style-name="T105">N байт</text:span><text:span text:style-name="T38">, </text:span><text:span text:style-name="T105">N </text:span><text:span text:style-name="T102">максимум </text:span><text:span text:style-name="T65">2</text:span><text:span text:style-name="T53">8</text:span><text:span text:style-name="T65"> - 1 </text:span><text:span text:style-name="T71">+ </text:span><text:span text:style-name="T102">2</text:span><text:span text:style-name="T103">32</text:span><text:span text:style-name="T38"> - </text:span><text:span text:style-name="T133">1)</text:span><text:bookmark-end text:name="__RefHeading___Toc2620_2518304145"/></text:h>
      <table:table table:name="Состояние_устройства" table:style-name="Состояние_5f_устройства">
        <table:table-column table:style-name="Состояние_5f_устройства.A"/>
        <table:table-column table:style-name="Состояние_5f_устройства.B"/>
        <table:table-column table:style-name="Состояние_5f_устройства.C"/>
        <table:table-column table:style-name="Состояние_5f_устройства.D"/>
        <table:table-column table:style-name="Состояние_5f_устройства.E"/>
        <table:table-column table:style-name="Состояние_5f_устройства.F"/>
        <table:table-row>
          <table:table-cell table:style-name="Состояние_5f_устройства.A1" office:value-type="string">
            <text:p text:style-name="P20">Длина имени устройства</text:p>
          </table:table-cell>
          <table:table-cell table:style-name="Состояние_5f_устройства.A1" office:value-type="string">
            <text:p text:style-name="P19">Состояние устройства</text:p>
          </table:table-cell>
          <table:table-cell table:style-name="Состояние_5f_устройства.A1" table:number-columns-spanned="2" office:value-type="string">
            <text:p text:style-name="P8">Флаги</text:p>
          </table:table-cell>
          <table:covered-table-cell/>
          <table:table-cell table:style-name="Состояние_5f_устройства.A1" office:value-type="string">
            <text:p text:style-name="P3">Размер </text:p>
            <text:p text:style-name="P27">пакета данных</text:p>
          </table:table-cell>
          <table:table-cell table:style-name="Состояние_5f_устройства.F1" office:value-type="string">
            <text:p text:style-name="P3"><text:span text:style-name="T15">Контрольная сумма</text:span> </text:p>
            <text:p text:style-name="P27">тела пакета</text:p>
          </table:table-cell>
        </table:table-row>
        <table:table-row>
          <table:table-cell table:style-name="Состояние_5f_устройства.A2" office:value-type="string">
            <text:p text:style-name="P73">1 байт</text:p>
          </table:table-cell>
          <table:table-cell table:style-name="Состояние_5f_устройства.B2" office:value-type="string">
            <text:p text:style-name="P49">1 байт</text:p>
          </table:table-cell>
          <table:table-cell table:style-name="Состояние_5f_устройства.C2" table:number-columns-spanned="2" office:value-type="string">
            <text:p text:style-name="P54"><text:span text:style-name="T16">1</text:span> байт<text:span text:style-name="T15">а</text:span></text:p>
          </table:table-cell>
          <table:covered-table-cell/>
          <table:table-cell table:style-name="Состояние_5f_устройства.E2" office:value-type="string">
            <text:p text:style-name="P49"><text:span text:style-name="T84">4</text:span> байта</text:p>
          </table:table-cell>
          <table:table-cell table:style-name="Состояние_5f_устройства.F2" office:value-type="string">
            <text:p text:style-name="P58"><text:span text:style-name="T116">8</text:span> байт</text:p>
          </table:table-cell>
        </table:table-row>
        <table:table-row>
          <table:table-cell table:style-name="Состояние_5f_устройства.A3" table:number-columns-spanned="3" office:value-type="string">
            <text:p text:style-name="P32">Имя устройства</text:p>
          </table:table-cell>
          <table:covered-table-cell/>
          <table:covered-table-cell/>
          <table:table-cell table:style-name="Состояние_5f_устройства.D3" table:number-columns-spanned="3" office:value-type="string">
            <text:p text:style-name="P20">Данные</text:p>
          </table:table-cell>
          <table:covered-table-cell/>
          <table:covered-table-cell/>
        </table:table-row>
        <table:table-row>
          <table:table-cell table:style-name="Состояние_5f_устройства.A4" table:number-columns-spanned="3" office:value-type="string">
            <text:p text:style-name="P108">(Длина имени устройства) байт</text:p>
          </table:table-cell>
          <table:covered-table-cell/>
          <table:covered-table-cell/>
          <table:table-cell table:style-name="Состояние_5f_устройства.D4" table:number-columns-spanned="3" office:value-type="string">
            <text:p text:style-name="P105"><text:span text:style-name="T85">(</text:span>Размер <text:span text:style-name="T86">пакета данных</text:span><text:span text:style-name="T85">)</text:span><text:span text:style-name="T86"> </text:span><text:span text:style-name="T85">байт</text:span></text:p>
          </table:table-cell>
          <table:covered-table-cell/>
          <table:covered-table-cell/>
        </table:table-row>
      </table:table>
      <text:p text:style-name="P131"/>
      <text:h text:style-name="Heading_20_3" text:outline-level="3"><text:bookmark-start text:name="__RefHeading___Toc2628_2518304145"/>Состояние устройства<text:bookmark-end text:name="__RefHeading___Toc2628_2518304145"/></text:h>
      <table:table table:name="Таблица32" table:style-name="Таблица32">
        <table:table-column table:style-name="Таблица32.A"/>
        <table:table-column table:style-name="Таблица32.B"/>
        <table:table-row>
          <table:table-cell table:style-name="Таблица32.A1" office:value-type="string">
            <text:p text:style-name="P12">Название</text:p>
          </table:table-cell>
          <table:table-cell table:style-name="Таблица32.B1" office:value-type="string">
            <text:p text:style-name="P12">Значение</text:p>
          </table:table-cell>
        </table:table-row>
        <table:table-row>
          <table:table-cell table:style-name="Таблица32.A2" office:value-type="string">
            <text:p text:style-name="P78">Не доступно</text:p>
          </table:table-cell>
          <table:table-cell table:style-name="Таблица32.B2" office:value-type="string">
            <text:p text:style-name="P63">0x00</text:p>
          </table:table-cell>
        </table:table-row>
        <table:table-row>
          <table:table-cell table:style-name="Таблица32.A2" office:value-type="string">
            <text:p text:style-name="P78">Доступно</text:p>
          </table:table-cell>
          <table:table-cell table:style-name="Таблица32.B2" office:value-type="string">
            <text:p text:style-name="P63">0x01</text:p>
          </table:table-cell>
        </table:table-row>
      </table:table>
      <text:p text:style-name="P127"/>
      <text:h text:style-name="Heading_20_3" text:outline-level="3"><text:bookmark-start text:name="__RefHeading___Toc2630_2518304145"/>Флаги<text:bookmark-end text:name="__RefHeading___Toc2630_2518304145"/></text:h>
      <table:table table:name="Таблица33" table:style-name="Таблица33">
        <table:table-column table:style-name="Таблица33.A"/>
        <table:table-column table:style-name="Таблица33.B"/>
        <table:table-row>
          <table:table-cell table:style-name="Таблица33.A1" office:value-type="string">
            <text:p text:style-name="P12">Название</text:p>
          </table:table-cell>
          <table:table-cell table:style-name="Таблица33.B1" office:value-type="string">
            <text:p text:style-name="P12">Значение</text:p>
          </table:table-cell>
        </table:table-row>
        <table:table-row>
          <table:table-cell table:style-name="Таблица33.A2" office:value-type="string">
            <text:p text:style-name="P112">Отсутствуют</text:p>
          </table:table-cell>
          <table:table-cell table:style-name="Таблица33.B2" office:value-type="string">
            <text:p text:style-name="P112">0x00</text:p>
          </table:table-cell>
        </table:table-row>
        <table:table-row>
          <table:table-cell table:style-name="Таблица33.A2" office:value-type="string">
            <text:p text:style-name="P82">Ошибка</text:p>
          </table:table-cell>
          <table:table-cell table:style-name="Таблица33.B2" office:value-type="string">
            <text:p text:style-name="P81">0x<text:span text:style-name="T110">FF</text:span></text:p>
          </table:table-cell>
        </table:table-row>
      </table:table>
      <text:h text:style-name="P182" text:outline-level="3"><text:bookmark-start text:name="__RefHeading___Toc2616_25183041451"/><text:span text:style-name="T81">Контрольная сумма</text:span><text:span text:style-name="T82"> </text:span><text:span text:style-name="T83">тела пакета</text:span><text:bookmark-end text:name="__RefHeading___Toc2616_25183041451"/></text:h>
      <text:h text:style-name="P159" text:outline-level="3"><text:bookmark-start text:name="__RefHeading___Toc1834_2934939982"/><text:span text:style-name="T5">Формула расчёта = Длина имени устройства </text:span><text:span text:style-name="T8">+ </text:span><text:span text:style-name="T5">Состояние устройства </text:span><text:span text:style-name="T8">+ </text:span><text:span text:style-name="T5">Флаги </text:span><text:span text:style-name="T9">+ </text:span><text:span text:style-name="T5">Размер пакета данных</text:span><text:bookmark-end text:name="__RefHeading___Toc1834_2934939982"/></text:h>
      <text:h text:style-name="P176" text:outline-level="2"><text:bookmark-start text:name="__RefHeading___Toc2622_2518304145"/>Чтение / Запись данных <text:span text:style-name="T38">(</text:span><text:span text:style-name="T116">1</text:span><text:span text:style-name="T126">5</text:span><text:span text:style-name="T38"> + N байт, </text:span><text:span text:style-name="T105">N </text:span><text:span text:style-name="T102">максимум</text:span><text:span text:style-name="T124"> </text:span><text:span text:style-name="T65">2</text:span><text:span text:style-name="T53">8</text:span><text:span text:style-name="T65"> - 1 </text:span><text:span text:style-name="T69">+ </text:span><text:span text:style-name="T68">2</text:span><text:span text:style-name="T54">32 </text:span><text:span text:style-name="T66">- </text:span><text:span text:style-name="T70">1)</text:span><text:bookmark-end text:name="__RefHeading___Toc2622_2518304145"/></text:h>
      <table:table table:name="Таблица6" table:style-name="Таблица6">
        <table:table-column table:style-name="Таблица6.A"/>
        <table:table-column table:style-name="Таблица6.B"/>
        <table:table-column table:style-name="Таблица6.C"/>
        <table:table-column table:style-name="Таблица6.D"/>
        <table:table-column table:style-name="Таблица6.E"/>
        <table:table-column table:style-name="Таблица6.F"/>
        <table:table-row>
          <table:table-cell table:style-name="Таблица6.A1" office:value-type="string">
            <text:p text:style-name="P22">Длина имени устройства</text:p>
          </table:table-cell>
          <table:table-cell table:style-name="Таблица6.A1" office:value-type="string">
            <text:p text:style-name="P33">Номер </text:p>
            <text:p text:style-name="P33">канала</text:p>
          </table:table-cell>
          <table:table-cell table:style-name="Таблица6.A1" table:number-columns-spanned="2" office:value-type="string">
            <text:p text:style-name="P10">Флаги</text:p>
          </table:table-cell>
          <table:covered-table-cell/>
          <table:table-cell table:style-name="Таблица6.A1" office:value-type="string">
            <text:p text:style-name="P5">Размер </text:p>
            <text:p text:style-name="P29">пакета данных</text:p>
          </table:table-cell>
          <table:table-cell table:style-name="Таблица6.F1" office:value-type="string">
            <text:p text:style-name="P5"><text:span text:style-name="T15">Контрольная сумма</text:span> </text:p>
            <text:p text:style-name="P29">тела пакета</text:p>
          </table:table-cell>
        </table:table-row>
        <table:table-row>
          <table:table-cell table:style-name="Таблица6.A2" office:value-type="string">
            <text:p text:style-name="P75">1 байт</text:p>
          </table:table-cell>
          <table:table-cell table:style-name="Таблица6.B2" office:value-type="string">
            <text:p text:style-name="P51">1 байт</text:p>
          </table:table-cell>
          <table:table-cell table:style-name="Таблица6.C2" table:number-columns-spanned="2" office:value-type="string">
            <text:p text:style-name="P56"><text:span text:style-name="T16">1</text:span> байт<text:span text:style-name="T15">а</text:span></text:p>
          </table:table-cell>
          <table:covered-table-cell/>
          <table:table-cell table:style-name="Таблица6.E2" office:value-type="string">
            <text:p text:style-name="P51"><text:span text:style-name="T84">4</text:span> байта</text:p>
          </table:table-cell>
          <table:table-cell table:style-name="Таблица6.F2" office:value-type="string">
            <text:p text:style-name="P60"><text:span text:style-name="T116">8</text:span> байт</text:p>
          </table:table-cell>
        </table:table-row>
        <table:table-row>
          <table:table-cell table:style-name="Таблица6.A3" table:number-columns-spanned="3" office:value-type="string">
            <text:p text:style-name="P33">Имя устройства</text:p>
          </table:table-cell>
          <table:covered-table-cell/>
          <table:covered-table-cell/>
          <table:table-cell table:style-name="Таблица6.D3" table:number-columns-spanned="3" office:value-type="string">
            <text:p text:style-name="P22">Данные</text:p>
          </table:table-cell>
          <table:covered-table-cell/>
          <table:covered-table-cell/>
        </table:table-row>
        <table:table-row>
          <table:table-cell table:style-name="Таблица6.A4" table:number-columns-spanned="3" office:value-type="string">
            <text:p text:style-name="P109">(Длина имени устройства) байт</text:p>
          </table:table-cell>
          <table:covered-table-cell/>
          <table:covered-table-cell/>
          <table:table-cell table:style-name="Таблица6.D4" table:number-columns-spanned="3" office:value-type="string">
            <text:p text:style-name="P107"><text:span text:style-name="T85">(</text:span>Размер <text:span text:style-name="T86">пакета данных</text:span><text:span text:style-name="T85">)</text:span><text:span text:style-name="T86"> </text:span><text:span text:style-name="T85">байт</text:span></text:p>
          </table:table-cell>
          <table:covered-table-cell/>
          <table:covered-table-cell/>
        </table:table-row>
      </table:table>
      <text:p text:style-name="P134"/>
      <text:h text:style-name="Heading_20_3" text:outline-level="3"><text:bookmark-start text:name="__RefHeading___Toc2632_2518304145"/>Номер канала<text:bookmark-end text:name="__RefHeading___Toc2632_2518304145"/></text:h>
      <table:table table:name="Таблица25" table:style-name="Таблица25">
        <table:table-column table:style-name="Таблица25.A"/>
        <table:table-column table:style-name="Таблица25.B"/>
        <table:table-row>
          <table:table-cell table:style-name="Таблица25.A1" office:value-type="string">
            <text:p text:style-name="P36">Название</text:p>
          </table:table-cell>
          <table:table-cell table:style-name="Таблица25.B1" office:value-type="string">
            <text:p text:style-name="P12">Значение</text:p>
          </table:table-cell>
        </table:table-row>
        <table:table-row>
          <table:table-cell table:style-name="Таблица25.A2" office:value-type="string">
            <text:p text:style-name="P79">0 - 25<text:span text:style-name="T118">5</text:span></text:p>
          </table:table-cell>
          <table:table-cell table:style-name="Таблица25.B2" office:value-type="string">
            <text:p text:style-name="P63">0x00 - <text:span text:style-name="T87">0xF</text:span><text:span text:style-name="T118">F</text:span></text:p>
          </table:table-cell>
        </table:table-row>
      </table:table>
      <text:p text:style-name="P129"/>
      <text:h text:style-name="P183" text:outline-level="3"><text:bookmark-start text:name="__RefHeading___Toc2614_25183041451"/>Флаги<text:bookmark-end text:name="__RefHeading___Toc2614_25183041451"/></text:h>
      <table:table table:name="Таблица1" table:style-name="Таблица1">
        <table:table-column table:style-name="Таблица1.A"/>
        <table:table-column table:style-name="Таблица1.B"/>
        <table:table-row>
          <table:table-cell table:style-name="Таблица1.A1" office:value-type="string">
            <text:p text:style-name="P13">Название</text:p>
          </table:table-cell>
          <table:table-cell table:style-name="Таблица1.B1" office:value-type="string">
            <text:p text:style-name="P13">Значение</text:p>
          </table:table-cell>
        </table:table-row>
        <table:table-row>
          <table:table-cell table:style-name="Таблица1.A2" office:value-type="string">
            <text:p text:style-name="P112">Отсутствуют</text:p>
          </table:table-cell>
          <table:table-cell table:style-name="Таблица1.B2" office:value-type="string">
            <text:p text:style-name="P112">0x00</text:p>
          </table:table-cell>
        </table:table-row>
        <table:table-row>
          <table:table-cell table:style-name="Таблица1.A2" office:value-type="string">
            <text:p text:style-name="P116">Игнорировать номер канала <text:span text:style-name="T120">(все каналы)</text:span></text:p>
          </table:table-cell>
          <table:table-cell table:style-name="Таблица1.B2" office:value-type="string">
            <text:p text:style-name="P116">0x01</text:p>
          </table:table-cell>
        </table:table-row>
        <table:table-row>
          <table:table-cell table:style-name="Таблица1.A2" office:value-type="string">
            <text:p text:style-name="P118">Открыть поток</text:p>
          </table:table-cell>
          <table:table-cell table:style-name="Таблица1.B2" office:value-type="string">
            <text:p text:style-name="P117">0x02</text:p>
          </table:table-cell>
        </table:table-row>
        <table:table-row>
          <table:table-cell table:style-name="Таблица1.A2" office:value-type="string">
            <text:p text:style-name="P118">Закрыть поток</text:p>
          </table:table-cell>
          <table:table-cell table:style-name="Таблица1.B2" office:value-type="string">
            <text:p text:style-name="P118">0x03</text:p>
          </table:table-cell>
        </table:table-row>
        <table:table-row>
          <table:table-cell table:style-name="Таблица1.A2" office:value-type="string">
            <text:p text:style-name="P82">Ошибка</text:p>
          </table:table-cell>
          <table:table-cell table:style-name="Таблица1.B2" office:value-type="string">
            <text:p text:style-name="P64">0x<text:span text:style-name="T112">FF</text:span></text:p>
          </table:table-cell>
        </table:table-row>
      </table:table>
      <text:h text:style-name="P184" text:outline-level="3"><text:soft-page-break/></text:h>
      <text:h text:style-name="P182" text:outline-level="3"><text:bookmark-start text:name="__RefHeading___Toc2616_25183041452"/><text:span text:style-name="T81">Контрольная сумма</text:span><text:span text:style-name="T82"> </text:span><text:span text:style-name="T83">тела пакета</text:span><text:bookmark-end text:name="__RefHeading___Toc2616_25183041452"/></text:h>
      <text:h text:style-name="P163" text:outline-level="3"><text:bookmark-start text:name="__RefHeading___Toc1836_2934939982"/><text:span text:style-name="T22">Формула расчёта = Длина имени устройства </text:span><text:span text:style-name="T23">+ </text:span><text:span text:style-name="T24">Номер канала</text:span><text:span text:style-name="T22"> </text:span><text:span text:style-name="T23">+ </text:span><text:span text:style-name="T22">Флаги </text:span><text:span text:style-name="T80">+ </text:span><text:span text:style-name="T22">Размер пакета данных</text:span><text:bookmark-end text:name="__RefHeading___Toc1836_2934939982"/></text:h>
      <text:h text:style-name="P177" text:outline-level="2"><text:bookmark-start text:name="__RefHeading___Toc2622_2518304145 Копия 1"/><text:span text:style-name="T122">Технические</text:span> данны<text:span text:style-name="T122">е</text:span> <text:span text:style-name="T38">(</text:span><text:span text:style-name="T116">15</text:span><text:span text:style-name="T38"> + N байт, </text:span><text:span text:style-name="T105">N </text:span><text:span text:style-name="T102">максимум 2</text:span><text:span text:style-name="T103">32 </text:span><text:span text:style-name="T38">- </text:span><text:span text:style-name="T133">1)</text:span><text:bookmark-end text:name="__RefHeading___Toc2622_2518304145 Копия 1"/></text:h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>
          <table:table-cell table:style-name="Таблица3.A1" office:value-type="string">
            <text:p text:style-name="P41">Тип</text:p>
          </table:table-cell>
          <table:table-cell table:style-name="Таблица3.A1" office:value-type="string">
            <text:p text:style-name="P147">Резерв</text:p>
          </table:table-cell>
          <table:table-cell table:style-name="Таблица3.A1" office:value-type="string">
            <text:p text:style-name="P9">Флаги</text:p>
          </table:table-cell>
          <table:table-cell table:style-name="Таблица3.D1" office:value-type="string">
            <text:p text:style-name="P4">Размер </text:p>
            <text:p text:style-name="P28">пакета данных</text:p>
          </table:table-cell>
          <table:table-cell table:style-name="Таблица3.E1" office:value-type="string">
            <text:p text:style-name="P4"><text:span text:style-name="T15">Контрольная сумма</text:span> </text:p>
            <text:p text:style-name="P28">тела пакета</text:p>
          </table:table-cell>
        </table:table-row>
        <table:table-row>
          <table:table-cell table:style-name="Таблица3.A2" office:value-type="string">
            <text:p text:style-name="P74">1 байт</text:p>
          </table:table-cell>
          <table:table-cell table:style-name="Таблица3.B2" office:value-type="string">
            <text:p text:style-name="P90">1 байт</text:p>
          </table:table-cell>
          <table:table-cell table:style-name="Таблица3.C2" office:value-type="string">
            <text:p text:style-name="P55"><text:span text:style-name="T16">1</text:span> байт<text:span text:style-name="T15">а</text:span></text:p>
          </table:table-cell>
          <table:table-cell table:style-name="Таблица3.D2" office:value-type="string">
            <text:p text:style-name="P50"><text:span text:style-name="T84">4</text:span> байта</text:p>
          </table:table-cell>
          <table:table-cell table:style-name="Таблица3.E2" office:value-type="string">
            <text:p text:style-name="P59"><text:span text:style-name="T116">8</text:span> байт</text:p>
          </table:table-cell>
        </table:table-row>
        <table:table-row>
          <table:table-cell table:style-name="Таблица3.A3" table:number-columns-spanned="5" office:value-type="string">
            <text:p text:style-name="P21">Данные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3.A4" table:number-columns-spanned="5" office:value-type="string">
            <text:p text:style-name="P50"><text:span text:style-name="T40">(</text:span><text:span text:style-name="T39">Размер </text:span><text:span text:style-name="T42">пакета данных</text:span><text:span text:style-name="T40">)</text:span><text:span text:style-name="T42"> </text:span><text:span text:style-name="T6">байт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33"/>
      <text:h text:style-name="P187" text:outline-level="3"><text:bookmark-start text:name="__RefHeading___Toc2632_2518304145 Копия 1"/>Тип<text:bookmark-end text:name="__RefHeading___Toc2632_2518304145 Копия 1"/></text:h>
      <table:table table:name="Таблица4" table:style-name="Таблица4">
        <table:table-column table:style-name="Таблица4.A"/>
        <table:table-column table:style-name="Таблица4.B"/>
        <table:table-row>
          <table:table-cell table:style-name="Таблица4.A1" office:value-type="string">
            <text:p text:style-name="P37">Название</text:p>
          </table:table-cell>
          <table:table-cell table:style-name="Таблица4.B1" office:value-type="string">
            <text:p text:style-name="P15">Значение</text:p>
          </table:table-cell>
        </table:table-row>
        <table:table-row>
          <table:table-cell table:style-name="Таблица4.A2" office:value-type="string">
            <text:p text:style-name="P114">Отсутств<text:span text:style-name="T125">ует</text:span></text:p>
          </table:table-cell>
          <table:table-cell table:style-name="Таблица4.B2" office:value-type="string">
            <text:p text:style-name="P65">0x00</text:p>
          </table:table-cell>
        </table:table-row>
        <table:table-row>
          <table:table-cell table:style-name="Таблица4.A2" office:value-type="string">
            <text:p text:style-name="P93">Передача структуры <text:span text:style-name="T39">Событие - Действие </text:span><text:span text:style-name="T2">(json) </text:span></text:p>
            <text:p text:style-name="P119">(приложение 2)</text:p>
          </table:table-cell>
          <table:table-cell table:style-name="Таблица4.B2" office:value-type="string">
            <text:p text:style-name="P91">0x01</text:p>
          </table:table-cell>
        </table:table-row>
        <table:table-row>
          <table:table-cell table:style-name="Таблица4.A2" office:value-type="string">
            <text:p text:style-name="P95">Данные для обновления (json) <text:s/><text:span text:style-name="T10">(приложение 3)</text:span></text:p>
          </table:table-cell>
          <table:table-cell table:style-name="Таблица4.B2" office:value-type="string">
            <text:p text:style-name="P94">0x02</text:p>
          </table:table-cell>
        </table:table-row>
      </table:table>
      <text:p text:style-name="P130"/>
      <text:h text:style-name="P188" text:outline-level="3"><text:bookmark-start text:name="__RefHeading___Toc2614_25183041451 Копия 1"/>Флаги<text:bookmark-end text:name="__RefHeading___Toc2614_25183041451 Копия 1"/></text:h>
      <table:table table:name="Таблица5" table:style-name="Таблица5">
        <table:table-column table:style-name="Таблица5.A"/>
        <table:table-column table:style-name="Таблица5.B"/>
        <table:table-row>
          <table:table-cell table:style-name="Таблица5.A1" office:value-type="string">
            <text:p text:style-name="P15">Название</text:p>
          </table:table-cell>
          <table:table-cell table:style-name="Таблица5.B1" office:value-type="string">
            <text:p text:style-name="P15">Значение</text:p>
          </table:table-cell>
        </table:table-row>
        <table:table-row>
          <table:table-cell table:style-name="Таблица5.A2" office:value-type="string">
            <text:p text:style-name="P113">Отсутствуют</text:p>
          </table:table-cell>
          <table:table-cell table:style-name="Таблица5.B2" office:value-type="string">
            <text:p text:style-name="P113">0x00</text:p>
          </table:table-cell>
        </table:table-row>
        <table:table-row>
          <table:table-cell table:style-name="Таблица5.A2" office:value-type="string">
            <text:p text:style-name="P92">Ошибка</text:p>
          </table:table-cell>
          <table:table-cell table:style-name="Таблица5.B2" office:value-type="string">
            <text:p text:style-name="P65">0x<text:span text:style-name="T112">FF</text:span></text:p>
          </table:table-cell>
        </table:table-row>
      </table:table>
      <text:h text:style-name="P185" text:outline-level="3"><text:soft-page-break/></text:h>
      <text:h text:style-name="P188" text:outline-level="3"><text:bookmark-start text:name="__RefHeading___Toc2616_25183041452 Копия 1"/><text:span text:style-name="T81">Контрольная сумма</text:span><text:span text:style-name="T82"> </text:span><text:span text:style-name="T83">тела пакета</text:span><text:bookmark-end text:name="__RefHeading___Toc2616_25183041452 Копия 1"/></text:h>
      <text:h text:style-name="P160" text:outline-level="3"><text:bookmark-start text:name="__RefHeading___Toc1836_2934939982 Копия 1"/><text:span text:style-name="T94">Формула расчёта = </text:span><text:span text:style-name="T97">Тип</text:span><text:span text:style-name="T94"> </text:span><text:span text:style-name="T95">+ </text:span><text:span text:style-name="T123">Резерв</text:span><text:span text:style-name="T94"> </text:span><text:span text:style-name="T95">+ </text:span><text:span text:style-name="T94">Флаги </text:span><text:span text:style-name="T96">+ </text:span><text:span text:style-name="T94">Размер пакета данных</text:span><text:bookmark-end text:name="__RefHeading___Toc1836_2934939982 Копия 1"/></text:h>
      <text:h text:style-name="P162" text:outline-level="3"/>
      <text:h text:style-name="P178" text:outline-level="2"><text:bookmark-start text:name="__RefHeading___Toc2622_2518304145 Копия 2"/><text:span text:style-name="T129">Хост - широковещательное оповещение </text:span><text:s/><text:span text:style-name="T38">(</text:span><text:span text:style-name="T116">1</text:span><text:span text:style-name="T131">6</text:span><text:span text:style-name="T38"> + N байт, </text:span><text:span text:style-name="T105">N </text:span><text:span text:style-name="T102">максимум 2</text:span><text:span text:style-name="T104">8 </text:span><text:span text:style-name="T38">- </text:span><text:span text:style-name="T132">1)</text:span><text:span text:style-name="T38"> </text:span><text:bookmark-end text:name="__RefHeading___Toc2622_2518304145 Копия 2"/></text:h>
      <table:table table:name="Таблица7" table:style-name="Таблица7">
        <table:table-column table:style-name="Таблица7.A"/>
        <table:table-column table:style-name="Таблица7.B"/>
        <table:table-column table:style-name="Таблица7.C"/>
        <table:table-column table:style-name="Таблица7.D"/>
        <table:table-column table:style-name="Таблица7.E"/>
        <table:table-row>
          <table:table-cell table:style-name="Таблица7.A1" office:value-type="string">
            <text:p text:style-name="P23">Длина имени устройства</text:p>
          </table:table-cell>
          <table:table-cell table:style-name="Таблица7.A1" office:value-type="string">
            <text:p text:style-name="P42">ip4 адрес</text:p>
          </table:table-cell>
          <table:table-cell table:style-name="Таблица7.A1" office:value-type="string">
            <text:p text:style-name="P11">Флаги</text:p>
          </table:table-cell>
          <table:table-cell table:style-name="Таблица7.A1" office:value-type="string">
            <text:p text:style-name="P42">Порт</text:p>
          </table:table-cell>
          <table:table-cell table:style-name="Таблица7.E1" office:value-type="string">
            <text:p text:style-name="P6"><text:span text:style-name="T15">Контрольная сумма</text:span> </text:p>
            <text:p text:style-name="P30">тела пакета</text:p>
          </table:table-cell>
        </table:table-row>
        <table:table-row>
          <table:table-cell table:style-name="Таблица7.A2" office:value-type="string">
            <text:p text:style-name="P76">1 байт</text:p>
          </table:table-cell>
          <table:table-cell table:style-name="Таблица7.B2" office:value-type="string">
            <text:p text:style-name="P52"><text:span text:style-name="T129">4</text:span> байт</text:p>
          </table:table-cell>
          <table:table-cell table:style-name="Таблица7.C2" office:value-type="string">
            <text:p text:style-name="P57"><text:span text:style-name="T16">1</text:span> байт<text:span text:style-name="T15">а</text:span></text:p>
          </table:table-cell>
          <table:table-cell table:style-name="Таблица7.D2" office:value-type="string">
            <text:p text:style-name="P52"><text:span text:style-name="T129">2</text:span> байта</text:p>
          </table:table-cell>
          <table:table-cell table:style-name="Таблица7.E2" office:value-type="string">
            <text:p text:style-name="P61"><text:span text:style-name="T116">8</text:span> байт</text:p>
          </table:table-cell>
        </table:table-row>
        <table:table-row>
          <table:table-cell table:style-name="Таблица7.A3" table:number-columns-spanned="5" office:value-type="string">
            <text:p text:style-name="P34">Имя устройства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Таблица7.A4" table:number-columns-spanned="5" office:value-type="string">
            <text:p text:style-name="P110">(Длина имени устройства) байт</text:p>
          </table:table-cell>
          <table:covered-table-cell/>
          <table:covered-table-cell/>
          <table:covered-table-cell/>
          <table:covered-table-cell/>
        </table:table-row>
      </table:table>
      <text:p text:style-name="P136"/>
      <text:h text:style-name="P189" text:outline-level="3"><text:bookmark-start text:name="__RefHeading___Toc2614_25183041451 Копия 2"/>Флаги<text:bookmark-end text:name="__RefHeading___Toc2614_25183041451 Копия 2"/></text:h>
      <table:table table:name="Таблица9" table:style-name="Таблица9">
        <table:table-column table:style-name="Таблица9.A"/>
        <table:table-column table:style-name="Таблица9.B"/>
        <table:table-row>
          <table:table-cell table:style-name="Таблица9.A1" office:value-type="string">
            <text:p text:style-name="P16">Название</text:p>
          </table:table-cell>
          <table:table-cell table:style-name="Таблица9.B1" office:value-type="string">
            <text:p text:style-name="P16">Значение</text:p>
          </table:table-cell>
        </table:table-row>
        <table:table-row>
          <table:table-cell table:style-name="Таблица9.A2" office:value-type="string">
            <text:p text:style-name="P115">Отсутствуют</text:p>
          </table:table-cell>
          <table:table-cell table:style-name="Таблица9.B2" office:value-type="string">
            <text:p text:style-name="P115">0x00</text:p>
          </table:table-cell>
        </table:table-row>
        <table:table-row>
          <table:table-cell table:style-name="Таблица9.A2" office:value-type="string">
            <text:p text:style-name="P121">Клиент использует TCP соединение</text:p>
          </table:table-cell>
          <table:table-cell table:style-name="Таблица9.B2" office:value-type="string">
            <text:p text:style-name="P121">0x01</text:p>
          </table:table-cell>
        </table:table-row>
        <table:table-row>
          <table:table-cell table:style-name="Таблица9.A2" office:value-type="string">
            <text:p text:style-name="P121">Клиент использует UDP соединение</text:p>
          </table:table-cell>
          <table:table-cell table:style-name="Таблица9.B2" office:value-type="string">
            <text:p text:style-name="P121">0x02</text:p>
          </table:table-cell>
        </table:table-row>
        <table:table-row>
          <table:table-cell table:style-name="Таблица9.A2" office:value-type="string">
            <text:p text:style-name="P83">Ошибка</text:p>
          </table:table-cell>
          <table:table-cell table:style-name="Таблица9.B2" office:value-type="string">
            <text:p text:style-name="P66">0x<text:span text:style-name="T112">FF</text:span></text:p>
          </table:table-cell>
        </table:table-row>
      </table:table>
      <text:h text:style-name="P186" text:outline-level="3"/>
      <text:h text:style-name="P189" text:outline-level="3"><text:bookmark-start text:name="__RefHeading___Toc2616_25183041452 Копия 2"/><text:span text:style-name="T81">Контрольная сумма</text:span><text:span text:style-name="T82"> </text:span><text:span text:style-name="T83">тела пакета</text:span><text:bookmark-end text:name="__RefHeading___Toc2616_25183041452 Копия 2"/></text:h>
      <text:h text:style-name="P164" text:outline-level="3"><text:bookmark-start text:name="__RefHeading___Toc1836_2934939982 Копия 2"/>Формула расчёта = Длина имени устройства <text:span text:style-name="T130">+ </text:span><text:span text:style-name="T25">ip4 адрес</text:span><text:span text:style-name="T2"> </text:span><text:span text:style-name="T8">+ </text:span><text:span text:style-name="T2">Флаги + </text:span><text:span text:style-name="T11">Порт</text:span><text:bookmark-end text:name="__RefHeading___Toc1836_2934939982 Копия 2"/></text:h>
      <text:h text:style-name="P164" text:outline-level="3"><text:span text:style-name="T11"/></text:h>
      <text:h text:style-name="P179" text:outline-level="2"><text:bookmark-start text:name="__RefHeading___Toc2620_2518304145 Копия 1"/><text:span text:style-name="T134">Данные лог файла</text:span> <text:span text:style-name="T136">хоста </text:span><text:span text:style-name="T38">(</text:span><text:span text:style-name="T76">35</text:span><text:span text:style-name="T66"> + </text:span><text:span text:style-name="T67">N байт</text:span><text:span text:style-name="T66">, </text:span><text:span text:style-name="T67">N </text:span><text:span text:style-name="T68">максимум </text:span><text:span text:style-name="T65">2</text:span><text:span text:style-name="T53">8</text:span><text:span text:style-name="T65"> - 1 </text:span><text:span text:style-name="T75">+ 2</text:span><text:span text:style-name="T55">32</text:span><text:span text:style-name="T61"> </text:span><text:span text:style-name="T62">-</text:span><text:span text:style-name="T61"> 1</text:span><text:span text:style-name="T133">)</text:span><text:bookmark-end text:name="__RefHeading___Toc2620_2518304145 Копия 1"/></text:h>
      <text:p text:style-name="P155">Для запроса от клиента серверу и для передачи от сервера обработанных данных по фильтрам к клиенту.</text:p>
      <table:table table:name="Таблица8" table:style-name="Таблица8">
        <table:table-column table:style-name="Таблица8.A"/>
        <table:table-column table:style-name="Таблица8.B"/>
        <table:table-column table:style-name="Таблица8.C" table:number-columns-repeated="2"/>
        <table:table-column table:style-name="Таблица8.E"/>
        <table:table-column table:style-name="Таблица8.F"/>
        <table:table-column table:style-name="Таблица8.G"/>
        <table:table-row>
          <table:table-cell table:style-name="Таблица8.A1" office:value-type="string">
            <text:p text:style-name="P24">Длина имени устройства</text:p>
          </table:table-cell>
          <table:table-cell table:style-name="Таблица8.A1" office:value-type="string">
            <text:p text:style-name="P43">Дата/время <text:span text:style-name="T137">начала интервала</text:span></text:p>
            <text:p text:style-name="P46">(миллисекунды)</text:p>
          </table:table-cell>
          <table:table-cell table:style-name="Таблица8.A1" office:value-type="string">
            <text:p text:style-name="P43">Дата/время <text:span text:style-name="T137">конца интервала</text:span></text:p>
            <text:p text:style-name="P46">(миллисекунды)</text:p>
          </table:table-cell>
          <table:table-cell table:style-name="Таблица8.A1" office:value-type="string">
            <text:p text:style-name="P44">Интервал <text:span text:style-name="T139">между записями</text:span><text:span text:style-name="T136"> </text:span><text:span text:style-name="T137">(миллисекунды)</text:span></text:p>
          </table:table-cell>
          <table:table-cell table:style-name="Таблица8.A1" office:value-type="string">
            <text:p text:style-name="P44">Флаги</text:p>
          </table:table-cell>
          <table:table-cell table:style-name="Таблица8.A1" office:value-type="string">
            <text:p text:style-name="P45">Номер канала</text:p>
          </table:table-cell>
          <table:table-cell table:style-name="Таблица8.G1" office:value-type="string">
            <text:p text:style-name="P7">Размер </text:p>
            <text:p text:style-name="P31"><text:span text:style-name="T143">фрагмента</text:span> данных</text:p>
          </table:table-cell>
        </table:table-row>
        <table:table-row>
          <table:table-cell table:style-name="Таблица8.A2" office:value-type="string">
            <text:p text:style-name="P77">1 байт</text:p>
          </table:table-cell>
          <table:table-cell table:style-name="Таблица8.B2" office:value-type="string">
            <text:p text:style-name="P53"><text:span text:style-name="T134">8</text:span> байт</text:p>
          </table:table-cell>
          <table:table-cell table:style-name="Таблица8.C2" office:value-type="string">
            <text:p text:style-name="P53"><text:span text:style-name="T134">8</text:span> байт</text:p>
          </table:table-cell>
          <table:table-cell table:style-name="Таблица8.D2" office:value-type="string">
            <text:p text:style-name="P97">4 байта</text:p>
          </table:table-cell>
          <table:table-cell table:style-name="Таблица8.E2" office:value-type="string">
            <text:p text:style-name="P53"><text:span text:style-name="T135">1</text:span> байта</text:p>
          </table:table-cell>
          <table:table-cell table:style-name="Таблица8.F2" office:value-type="string">
            <text:p text:style-name="P53"><text:span text:style-name="T135">1</text:span> байта</text:p>
          </table:table-cell>
          <table:table-cell table:style-name="Таблица8.G2" office:value-type="string">
            <text:p text:style-name="P53"><text:span text:style-name="T84">4</text:span> байта</text:p>
          </table:table-cell>
        </table:table-row>
        <table:table-row>
          <table:table-cell table:style-name="Таблица8.A3" table:number-columns-spanned="2" office:value-type="string">
            <text:p text:style-name="P7"><text:span text:style-name="T15">Контрольная сумма</text:span><text:span text:style-name="T86"> пакета</text:span></text:p>
          </table:table-cell>
          <table:covered-table-cell/>
          <table:table-cell table:style-name="Таблица8.C3" table:number-columns-spanned="2" office:value-type="string">
            <text:p text:style-name="P35">Имя устройства</text:p>
          </table:table-cell>
          <table:covered-table-cell/>
          <table:table-cell table:style-name="Таблица8.E3" table:number-columns-spanned="3" office:value-type="string">
            <text:p text:style-name="P24">Данные</text:p>
          </table:table-cell>
          <table:covered-table-cell/>
          <table:covered-table-cell/>
        </table:table-row>
        <table:table-row>
          <table:table-cell table:style-name="Таблица8.A4" table:number-columns-spanned="2" office:value-type="string">
            <text:p text:style-name="P62"><text:span text:style-name="T140">8</text:span> байт</text:p>
          </table:table-cell>
          <table:covered-table-cell/>
          <table:table-cell table:style-name="Таблица8.C4" table:number-columns-spanned="2" office:value-type="string">
            <text:p text:style-name="P111"><text:span text:style-name="T39">(Длина имени устройства) </text:span>байт</text:p>
          </table:table-cell>
          <table:covered-table-cell/>
          <table:table-cell table:style-name="Таблица8.E4" table:number-columns-spanned="3" office:value-type="string">
            <text:p text:style-name="P53"><text:span text:style-name="T40">(</text:span><text:span text:style-name="T39">Размер </text:span><text:span text:style-name="T42">пакета данных</text:span><text:span text:style-name="T40">)</text:span><text:span text:style-name="T42"> </text:span><text:span text:style-name="T6">байт</text:span></text:p>
          </table:table-cell>
          <table:covered-table-cell/>
          <table:covered-table-cell/>
        </table:table-row>
      </table:table>
      <text:p text:style-name="P132"/>
      <text:h text:style-name="P190" text:outline-level="3"><text:bookmark-start text:name="__RefHeading___Toc2628_2518304145 Копия 1"/>Флаги<text:bookmark-end text:name="__RefHeading___Toc2628_2518304145 Копия 1"/></text:h>
      <table:table table:name="Таблица10" table:style-name="Таблица10">
        <table:table-column table:style-name="Таблица10.A"/>
        <table:table-column table:style-name="Таблица10.B"/>
        <table:table-row>
          <table:table-cell table:style-name="Таблица10.A1" office:value-type="string">
            <text:p text:style-name="P17">Название</text:p>
          </table:table-cell>
          <table:table-cell table:style-name="Таблица10.B1" office:value-type="string">
            <text:p text:style-name="P17">Значение</text:p>
          </table:table-cell>
        </table:table-row>
        <table:table-row>
          <table:table-cell table:style-name="Таблица10.A2" office:value-type="string">
            <text:p text:style-name="P98">Для записей R и W в лог файле</text:p>
          </table:table-cell>
          <table:table-cell table:style-name="Таблица10.B2" office:value-type="string">
            <text:p text:style-name="P67">0x00</text:p>
          </table:table-cell>
        </table:table-row>
        <table:table-row>
          <table:table-cell table:style-name="Таблица10.A2" office:value-type="string">
            <text:p text:style-name="P98">Для записей R в лог файле</text:p>
          </table:table-cell>
          <table:table-cell table:style-name="Таблица10.B2" office:value-type="string">
            <text:p text:style-name="P67">0x0<text:span text:style-name="T138">1</text:span></text:p>
          </table:table-cell>
        </table:table-row>
        <table:table-row>
          <table:table-cell table:style-name="Таблица10.A2" office:value-type="string">
            <text:p text:style-name="P98">Для записей W в лог файле</text:p>
          </table:table-cell>
          <table:table-cell table:style-name="Таблица10.B2" office:value-type="string">
            <text:p text:style-name="P67">0x0<text:span text:style-name="T138">2</text:span></text:p>
          </table:table-cell>
        </table:table-row>
        <table:table-row>
          <table:table-cell table:style-name="Таблица10.A2" office:value-type="string">
            <text:p text:style-name="P98">Ошибка</text:p>
          </table:table-cell>
          <table:table-cell table:style-name="Таблица10.B2" office:value-type="string">
            <text:p text:style-name="P67">0x<text:span text:style-name="T138">FF</text:span></text:p>
          </table:table-cell>
        </table:table-row>
      </table:table>
      <text:p text:style-name="P128"/>
      <text:h text:style-name="P190" text:outline-level="3"><text:bookmark-start text:name="__RefHeading___Toc2616_25183041451 Копия 1"/><text:span text:style-name="T81">Контрольная сумма</text:span><text:span text:style-name="T82"> </text:span><text:span text:style-name="T83">тела пакета</text:span><text:bookmark-end text:name="__RefHeading___Toc2616_25183041451 Копия 1"/></text:h>
      <text:h text:style-name="P161" text:outline-level="3"><text:bookmark-start text:name="__RefHeading___Toc2594_3977278965"/><text:span text:style-name="T5">Формула расчёта = Длина имени устройства </text:span><text:span text:style-name="T8">+ </text:span><text:span text:style-name="T98">Дата/время </text:span><text:span text:style-name="T99">начала интервала </text:span><text:span text:style-name="T100">+ </text:span><text:span text:style-name="T98">Дата/время </text:span><text:span text:style-name="T99">конца интервала </text:span><text:span text:style-name="T100">+ </text:span><text:span text:style-name="T101">Флаги </text:span><text:span text:style-name="T100">+ </text:span><text:span text:style-name="T99">Номер канала </text:span><text:span text:style-name="T72">+ </text:span><text:span text:style-name="T73">Размер </text:span><text:span text:style-name="T74">пакета данных</text:span><text:span text:style-name="T99">.</text:span><text:bookmark-end text:name="__RefHeading___Toc2594_3977278965"/></text:h>
      <text:p text:style-name="P158"><text:soft-page-break/><text:span text:style-name="T19">Структура </text:span><text:span text:style-name="T37">фрагмента </text:span><text:span text:style-name="T27">Данные </text:span><text:span text:style-name="T26">состоит из текстовых строк формата</text:span></text:p>
      <text:p text:style-name="P122">std::to_string(ms) + " " + valueStr + "\n";</text:p>
      <text:h text:style-name="P170" text:outline-level="1"><text:bookmark-start text:name="Приложение 1"/><text:bookmark-start text:name="__RefHeading___Toc1731_2518304145"/>Приложение 1<text:bookmark-end text:name="Приложение 1"/><text:bookmark-end text:name="__RefHeading___Toc1731_2518304145"/></text:h>
      <text:h text:style-name="P191" text:outline-level="3"><text:bookmark-start text:name="__RefHeading___Toc2626_2518304145"/>Типы данных каналов<text:bookmark-end text:name="__RefHeading___Toc2626_2518304145"/></text:h>
      <text:h text:style-name="P173" text:outline-level="1"><text:bookmark-start text:name="__RefHeading___Toc2014_1011300270"/><text:span text:style-name="T88">enum</text:span><text:span text:style-name="T90"> </text:span><text:span text:style-name="T92">DATA_TYPE</text:span><text:bookmark-end text:name="__RefHeading___Toc2014_1011300270"/></text:h>
      <text:p text:style-name="P139">{</text:p>
      <text:p text:style-name="P139"><text:span text:style-name="T89"><text:s text:c="4"/></text:span><text:span text:style-name="T91">INT_8</text:span>,</text:p>
      <text:p text:style-name="P139"><text:span text:style-name="T89"><text:s text:c="4"/></text:span><text:span text:style-name="T91">INT_16</text:span>,</text:p>
      <text:p text:style-name="P139"><text:span text:style-name="T89"><text:s text:c="4"/></text:span><text:span text:style-name="T91">INT_32</text:span>,</text:p>
      <text:p text:style-name="P140"><text:span text:style-name="T89"><text:s text:c="4"/></text:span><text:span text:style-name="T91">INT_64</text:span>,</text:p>
      <text:p text:style-name="P139"><text:span text:style-name="T89"><text:s text:c="4"/></text:span><text:span text:style-name="T91">FLOAT_32</text:span>,</text:p>
      <text:p text:style-name="P140"><text:span text:style-name="T89"><text:s text:c="4"/></text:span><text:span text:style-name="T91">DOUBLE_64</text:span>,<text:span text:style-name="T89"> </text:span><text:span text:style-name="T93">//</text:span><text:span text:style-name="T89"> </text:span><text:span text:style-name="T93">на</text:span><text:span text:style-name="T89"> </text:span><text:span text:style-name="T93">МК</text:span><text:span text:style-name="T89"> </text:span><text:span text:style-name="T93">double</text:span><text:span text:style-name="T89"> </text:span><text:span text:style-name="T93">32-битный</text:span><text:span text:style-name="T89"> </text:span><text:span text:style-name="T93">может</text:span><text:span text:style-name="T89"> </text:span><text:span text:style-name="T93">быть</text:span></text:p>
      <text:p text:style-name="P139"><text:span text:style-name="T89"><text:s text:c="4"/></text:span><text:span text:style-name="T91">BOOL</text:span>,</text:p>
      <text:p text:style-name="P140"><text:span text:style-name="T89"><text:s text:c="4"/></text:span><text:span text:style-name="T91">STRING</text:span>,</text:p>
      <text:p text:style-name="P139"><text:span text:style-name="T89"><text:s text:c="4"/></text:span><text:span text:style-name="T91">RAW</text:span>,</text:p>
      <text:p text:style-name="P139"><text:span text:style-name="T89"><text:s text:c="4"/></text:span><text:span text:style-name="T91">NONE</text:span></text:p>
      <text:p text:style-name="P141">};</text:p>
      <text:h text:style-name="P171" text:outline-level="1"><text:bookmark-start text:name="__RefHeading___Toc1731_2518304145 Копия 1"/><text:bookmark-start text:name="Приложение 1 Копия 1"/>Приложение <text:bookmark-end text:name="Приложение 1 Копия 1"/><text:span text:style-name="T128">2</text:span><text:bookmark-end text:name="__RefHeading___Toc1731_2518304145 Копия 1"/></text:h>
      <text:h text:style-name="P171" text:outline-level="1"><text:bookmark-start text:name="__RefHeading___Toc1731_2518304145 Копия 2"/><text:bookmark-start text:name="Приложение 1 Копия 2"/><text:span text:style-name="T128">Приложение </text:span><text:bookmark-end text:name="Приложение 1 Копия 2"/><text:span text:style-name="T128">3</text:span><text:bookmark-end text:name="__RefHeading___Toc1731_2518304145 Копия 2"/></text:h>
      <text:p text:style-name="P150"/>
      <text:p text:style-name="P150"><text:bookmark-start text:name="__RefHeading___Toc2622_2518304145 Копия 1 Копия 1"/>Технические данные. Пример данных пакета:<text:bookmark-end text:name="__RefHeading___Toc2622_2518304145 Копия 1 Копия 1"/></text:p>
      <text:p text:style-name="P135">{</text:p>
      <text:p text:style-name="P135"><text:tab/>"firmware":<text:tab/>{</text:p>
      <text:p text:style-name="P135"><text:tab/><text:tab/>"version":<text:tab/>"1.0",</text:p>
      <text:p text:style-name="P151"><text:span text:style-name="T32"><text:tab/><text:tab/>"url":<text:tab/>"iotv.verbkinm.ru/ota/firm</text:span><text:span text:style-name="T33">w</text:span><text:span text:style-name="T32">are.bin"</text:span></text:p>
      <text:p text:style-name="P135"><text:tab/>}</text:p>
      <text:p text:style-name="P135">}</text:p>
      <text:h text:style-name="P172" text:outline-level="1"><text:bookmark-start text:name="__RefHeading___Toc1731_2518304145 Копия 2 Копия 1"/><text:bookmark-start text:name="Приложение 1 Копия 2 Копия 1"/><text:span text:style-name="T128">Приложение </text:span><text:bookmark-end text:name="Приложение 1 Копия 2 Копия 1"/><text:span text:style-name="T142">4</text:span><text:bookmark-end text:name="__RefHeading___Toc1731_2518304145 Копия 2 Копия 1"/></text:h>
      <text:p text:style-name="P157"><text:span text:style-name="T19">Структура данных пакета </text:span><text:span text:style-name="T35">Данные лог файла</text:span><text:span text:style-name="T34"> </text:span><text:span text:style-name="T36">хоста</text:span></text:p>
      <text:p text:style-name="P157"><text:span text:style-name="T36"/></text:p>
      <table:table table:name="Таблица11" table:style-name="Таблица11">
        <table:table-column table:style-name="Таблица11.A"/>
        <table:table-column table:style-name="Таблица11.B"/>
        <table:table-column table:style-name="Таблица11.C"/>
        <table:table-row>
          <table:table-cell table:style-name="Таблица11.A1" office:value-type="string">
            <text:p text:style-name="P48">Отметка времени</text:p>
          </table:table-cell>
          <table:table-cell table:style-name="Таблица11.A1" office:value-type="string">
            <text:p text:style-name="P48">Номер канала</text:p>
          </table:table-cell>
          <table:table-cell table:style-name="Таблица11.C1" office:value-type="string">
            <text:p text:style-name="P18"/>
          </table:table-cell>
        </table:table-row>
        <table:table-row>
          <table:table-cell table:style-name="Таблица11.A2" office:value-type="string">
            <text:p text:style-name="P102">8 байт</text:p>
          </table:table-cell>
          <table:table-cell table:style-name="Таблица11.A2" office:value-type="string">
            <text:p text:style-name="P102">1 байт</text:p>
          </table:table-cell>
          <table:table-cell table:style-name="Таблица11.C2" office:value-type="string">
            <text:p text:style-name="P68"/>
          </table:table-cell>
        </table:table-row>
        <table:table-row>
          <table:table-cell table:style-name="Таблица11.A2" office:value-type="string">
            <text:p text:style-name="P99">Для записей R в лог файле</text:p>
          </table:table-cell>
          <table:table-cell table:style-name="Таблица11.A2" office:value-type="string">
            <text:p text:style-name="P68">0x0<text:span text:style-name="T138">1</text:span></text:p>
          </table:table-cell>
          <table:table-cell table:style-name="Таблица11.C2" office:value-type="string">
            <text:p text:style-name="P68"/>
          </table:table-cell>
        </table:table-row>
        <table:table-row>
          <table:table-cell table:style-name="Таблица11.A2" office:value-type="string">
            <text:p text:style-name="P99">Для записей W в лог файле</text:p>
          </table:table-cell>
          <table:table-cell table:style-name="Таблица11.A2" office:value-type="string">
            <text:p text:style-name="P68">0x0<text:span text:style-name="T138">2</text:span></text:p>
          </table:table-cell>
          <table:table-cell table:style-name="Таблица11.C2" office:value-type="string">
            <text:p text:style-name="P68"/>
          </table:table-cell>
        </table:table-row>
      </table:table>
      <text:p text:style-name="P15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SimSun" svg:font-family="NSimSun" style:font-family-generic="modern" style:font-pitch="fixed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Обычный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24.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25.201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9.7cm" fo:page-height="21.001cm" style:num-format="1" style:print-orientation="landscape" fo:margin-top="1.7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page-number text:select-page="current">7</text:page-number></text:p>
      </style:header>
      <style:header-first>
        <text:p text:style-name="Header_20_left"><text:page-number text:select-page="current">3</text:page-number></text:p>
      </style:header-first>
    </style:master-page>
    <style:master-page style:name="First_20_Page" style:display-name="First Page" style:page-layout-name="Mpm2" draw:style-name="Mdp1"/>
    <style:master-page style:name="HTML" style:page-layout-name="Mpm3" draw:style-name="Mdp1"/>
    <style:master-page style:name="Right_20_Page" style:display-name="Right Page" style:page-layout-name="Mpm4" draw:style-name="Mdp1" style:next-style-name="Left_20_Page"/>
    <style:master-page style:name="Left_20_Page" style:display-name="Left Page" style:page-layout-name="Mpm5" draw:style-name="Mdp1" style:next-style-name="Right_20_Page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7T15:10:10.180214388</meta:creation-date>
    <dc:date>2024-05-29T09:01:51.303637348</dc:date>
    <meta:editing-duration>P3DT1H43M12S</meta:editing-duration>
    <meta:editing-cycles>199</meta:editing-cycles>
    <meta:generator>LibreOffice/7.6.6.3$Linux_X86_64 LibreOffice_project/60$Build-3</meta:generator>
    <meta:document-statistic meta:table-count="21" meta:image-count="0" meta:object-count="0" meta:page-count="19" meta:paragraph-count="394" meta:word-count="1216" meta:character-count="6912" meta:non-whitespace-character-count="6019"/>
  </office:meta>
</office:document-meta>
</file>